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709.97pt" svg:height="399.34pt" svg:x="182.35pt" svg:y="2.83pt">
            <draw:object draw:notify-on-update-of-ranges="'MedicionAutomatica1.0'.A2:'MedicionAutomatica1.0'.A451 'MedicionAutomatica1.0'.B1:'MedicionAutomatica1.0'.B1 'MedicionAutomatica1.0'.B2:'MedicionAutomatica1.0'.B45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63.56812" calcext:value-type="float">
            <text:p>1063.56812</text:p>
          </table:table-cell>
          <table:table-cell office:value-type="float" office:value="0.06874" calcext:value-type="float">
            <text:p>0.06874</text:p>
          </table:table-cell>
        </table:table-row>
        <table:table-row table:style-name="ro1">
          <table:table-cell office:value-type="float" office:value="1063.617433" calcext:value-type="float">
            <text:p>1063.617433</text:p>
          </table:table-cell>
          <table:table-cell office:value-type="float" office:value="0.068578" calcext:value-type="float">
            <text:p>0.068578</text:p>
          </table:table-cell>
        </table:table-row>
        <table:table-row table:style-name="ro1">
          <table:table-cell office:value-type="float" office:value="1060.358733" calcext:value-type="float">
            <text:p>1060.358733</text:p>
          </table:table-cell>
          <table:table-cell office:value-type="float" office:value="0.06757" calcext:value-type="float">
            <text:p>0.06757</text:p>
          </table:table-cell>
        </table:table-row>
        <table:table-row table:style-name="ro1">
          <table:table-cell office:value-type="float" office:value="1055.85188" calcext:value-type="float">
            <text:p>1055.85188</text:p>
          </table:table-cell>
          <table:table-cell office:value-type="float" office:value="0.066213" calcext:value-type="float">
            <text:p>0.066213</text:p>
          </table:table-cell>
        </table:table-row>
        <table:table-row table:style-name="ro1">
          <table:table-cell office:value-type="float" office:value="1052.524937" calcext:value-type="float">
            <text:p>1052.524937</text:p>
          </table:table-cell>
          <table:table-cell office:value-type="float" office:value="0.064607" calcext:value-type="float">
            <text:p>0.064607</text:p>
          </table:table-cell>
        </table:table-row>
        <table:table-row table:style-name="ro1">
          <table:table-cell office:value-type="float" office:value="1048.98424" calcext:value-type="float">
            <text:p>1048.98424</text:p>
          </table:table-cell>
          <table:table-cell office:value-type="float" office:value="0.062485" calcext:value-type="float">
            <text:p>0.062485</text:p>
          </table:table-cell>
        </table:table-row>
        <table:table-row table:style-name="ro1">
          <table:table-cell office:value-type="float" office:value="1044.51122" calcext:value-type="float">
            <text:p>1044.51122</text:p>
          </table:table-cell>
          <table:table-cell office:value-type="float" office:value="0.059843" calcext:value-type="float">
            <text:p>0.059843</text:p>
          </table:table-cell>
        </table:table-row>
        <table:table-row table:style-name="ro1">
          <table:table-cell office:value-type="float" office:value="1041.121633" calcext:value-type="float">
            <text:p>1041.121633</text:p>
          </table:table-cell>
          <table:table-cell office:value-type="float" office:value="0.057133" calcext:value-type="float">
            <text:p>0.057133</text:p>
          </table:table-cell>
        </table:table-row>
        <table:table-row table:style-name="ro1">
          <table:table-cell office:value-type="float" office:value="1037.77637" calcext:value-type="float">
            <text:p>1037.77637</text:p>
          </table:table-cell>
          <table:table-cell office:value-type="float" office:value="0.054239" calcext:value-type="float">
            <text:p>0.054239</text:p>
          </table:table-cell>
        </table:table-row>
        <table:table-row table:style-name="ro1">
          <table:table-cell office:value-type="float" office:value="1034.365157" calcext:value-type="float">
            <text:p>1034.365157</text:p>
          </table:table-cell>
          <table:table-cell office:value-type="float" office:value="0.050864" calcext:value-type="float">
            <text:p>0.050864</text:p>
          </table:table-cell>
        </table:table-row>
        <table:table-row table:style-name="ro1">
          <table:table-cell office:value-type="float" office:value="1029.990897" calcext:value-type="float">
            <text:p>1029.990897</text:p>
          </table:table-cell>
          <table:table-cell office:value-type="float" office:value="0.047655" calcext:value-type="float">
            <text:p>0.047655</text:p>
          </table:table-cell>
        </table:table-row>
        <table:table-row table:style-name="ro1">
          <table:table-cell office:value-type="float" office:value="1027.639763" calcext:value-type="float">
            <text:p>1027.639763</text:p>
          </table:table-cell>
          <table:table-cell office:value-type="float" office:value="0.04422" calcext:value-type="float">
            <text:p>0.04422</text:p>
          </table:table-cell>
        </table:table-row>
        <table:table-row table:style-name="ro1">
          <table:table-cell office:value-type="float" office:value="1024.272253" calcext:value-type="float">
            <text:p>1024.272253</text:p>
          </table:table-cell>
          <table:table-cell office:value-type="float" office:value="0.040832" calcext:value-type="float">
            <text:p>0.040832</text:p>
          </table:table-cell>
        </table:table-row>
        <table:table-row table:style-name="ro1">
          <table:table-cell office:value-type="float" office:value="1018.657987" calcext:value-type="float">
            <text:p>1018.657987</text:p>
          </table:table-cell>
          <table:table-cell office:value-type="float" office:value="0.037494" calcext:value-type="float">
            <text:p>0.037494</text:p>
          </table:table-cell>
        </table:table-row>
        <table:table-row table:style-name="ro1">
          <table:table-cell office:value-type="float" office:value="1016.389893" calcext:value-type="float">
            <text:p>1016.389893</text:p>
          </table:table-cell>
          <table:table-cell office:value-type="float" office:value="0.034403" calcext:value-type="float">
            <text:p>0.034403</text:p>
          </table:table-cell>
        </table:table-row>
        <table:table-row table:style-name="ro1">
          <table:table-cell office:value-type="float" office:value="1010.897773" calcext:value-type="float">
            <text:p>1010.897773</text:p>
          </table:table-cell>
          <table:table-cell office:value-type="float" office:value="0.031626" calcext:value-type="float">
            <text:p>0.031626</text:p>
          </table:table-cell>
        </table:table-row>
        <table:table-row table:style-name="ro1">
          <table:table-cell office:value-type="float" office:value="1007.425093" calcext:value-type="float">
            <text:p>1007.425093</text:p>
          </table:table-cell>
          <table:table-cell office:value-type="float" office:value="0.029277" calcext:value-type="float">
            <text:p>0.029277</text:p>
          </table:table-cell>
        </table:table-row>
        <table:table-row table:style-name="ro1">
          <table:table-cell office:value-type="float" office:value="1004.175103" calcext:value-type="float">
            <text:p>1004.175103</text:p>
          </table:table-cell>
          <table:table-cell office:value-type="float" office:value="0.027301" calcext:value-type="float">
            <text:p>0.027301</text:p>
          </table:table-cell>
        </table:table-row>
        <table:table-row table:style-name="ro1">
          <table:table-cell office:value-type="float" office:value="999.58309" calcext:value-type="float">
            <text:p>999.58309</text:p>
          </table:table-cell>
          <table:table-cell office:value-type="float" office:value="0.025979" calcext:value-type="float">
            <text:p>0.025979</text:p>
          </table:table-cell>
        </table:table-row>
        <table:table-row table:style-name="ro1">
          <table:table-cell office:value-type="float" office:value="995.718907" calcext:value-type="float">
            <text:p>995.718907</text:p>
          </table:table-cell>
          <table:table-cell office:value-type="float" office:value="0.025128" calcext:value-type="float">
            <text:p>0.025128</text:p>
          </table:table-cell>
        </table:table-row>
        <table:table-row table:style-name="ro1">
          <table:table-cell office:value-type="float" office:value="991.723383" calcext:value-type="float">
            <text:p>991.723383</text:p>
          </table:table-cell>
          <table:table-cell office:value-type="float" office:value="0.024885" calcext:value-type="float">
            <text:p>0.024885</text:p>
          </table:table-cell>
        </table:table-row>
        <table:table-row table:style-name="ro1">
          <table:table-cell office:value-type="float" office:value="987.429918" calcext:value-type="float">
            <text:p>987.429918</text:p>
          </table:table-cell>
          <table:table-cell office:value-type="float" office:value="0.025195" calcext:value-type="float">
            <text:p>0.025195</text:p>
          </table:table-cell>
        </table:table-row>
        <table:table-row table:style-name="ro1">
          <table:table-cell office:value-type="float" office:value="984.931206" calcext:value-type="float">
            <text:p>984.931206</text:p>
          </table:table-cell>
          <table:table-cell office:value-type="float" office:value="0.026133" calcext:value-type="float">
            <text:p>0.026133</text:p>
          </table:table-cell>
        </table:table-row>
        <table:table-row table:style-name="ro1">
          <table:table-cell office:value-type="float" office:value="981.544039" calcext:value-type="float">
            <text:p>981.544039</text:p>
          </table:table-cell>
          <table:table-cell office:value-type="float" office:value="0.027396" calcext:value-type="float">
            <text:p>0.027396</text:p>
          </table:table-cell>
        </table:table-row>
        <table:table-row table:style-name="ro1">
          <table:table-cell office:value-type="float" office:value="977.110368" calcext:value-type="float">
            <text:p>977.110368</text:p>
          </table:table-cell>
          <table:table-cell office:value-type="float" office:value="0.029343" calcext:value-type="float">
            <text:p>0.029343</text:p>
          </table:table-cell>
        </table:table-row>
        <table:table-row table:style-name="ro1">
          <table:table-cell office:value-type="float" office:value="972.68535" calcext:value-type="float">
            <text:p>972.68535</text:p>
          </table:table-cell>
          <table:table-cell office:value-type="float" office:value="0.031718" calcext:value-type="float">
            <text:p>0.031718</text:p>
          </table:table-cell>
        </table:table-row>
        <table:table-row table:style-name="ro1">
          <table:table-cell office:value-type="float" office:value="970.304823" calcext:value-type="float">
            <text:p>970.304823</text:p>
          </table:table-cell>
          <table:table-cell office:value-type="float" office:value="0.03439" calcext:value-type="float">
            <text:p>0.03439</text:p>
          </table:table-cell>
        </table:table-row>
        <table:table-row table:style-name="ro1">
          <table:table-cell office:value-type="float" office:value="966.953286" calcext:value-type="float">
            <text:p>966.953286</text:p>
          </table:table-cell>
          <table:table-cell office:value-type="float" office:value="0.037284" calcext:value-type="float">
            <text:p>0.037284</text:p>
          </table:table-cell>
        </table:table-row>
        <table:table-row table:style-name="ro1">
          <table:table-cell office:value-type="float" office:value="962.47371" calcext:value-type="float">
            <text:p>962.47371</text:p>
          </table:table-cell>
          <table:table-cell office:value-type="float" office:value="0.040552" calcext:value-type="float">
            <text:p>0.040552</text:p>
          </table:table-cell>
        </table:table-row>
        <table:table-row table:style-name="ro1">
          <table:table-cell office:value-type="float" office:value="959.079284" calcext:value-type="float">
            <text:p>959.079284</text:p>
          </table:table-cell>
          <table:table-cell office:value-type="float" office:value="0.044106" calcext:value-type="float">
            <text:p>0.044106</text:p>
          </table:table-cell>
        </table:table-row>
        <table:table-row table:style-name="ro1">
          <table:table-cell office:value-type="float" office:value="954.615604" calcext:value-type="float">
            <text:p>954.615604</text:p>
          </table:table-cell>
          <table:table-cell office:value-type="float" office:value="0.047569" calcext:value-type="float">
            <text:p>0.047569</text:p>
          </table:table-cell>
        </table:table-row>
        <table:table-row table:style-name="ro1">
          <table:table-cell office:value-type="float" office:value="951.348746" calcext:value-type="float">
            <text:p>951.348746</text:p>
          </table:table-cell>
          <table:table-cell office:value-type="float" office:value="0.050977" calcext:value-type="float">
            <text:p>0.050977</text:p>
          </table:table-cell>
        </table:table-row>
        <table:table-row table:style-name="ro1">
          <table:table-cell office:value-type="float" office:value="947.880194" calcext:value-type="float">
            <text:p>947.880194</text:p>
          </table:table-cell>
          <table:table-cell office:value-type="float" office:value="0.054304" calcext:value-type="float">
            <text:p>0.054304</text:p>
          </table:table-cell>
        </table:table-row>
        <table:table-row table:style-name="ro1">
          <table:table-cell office:value-type="float" office:value="944.520835" calcext:value-type="float">
            <text:p>944.520835</text:p>
          </table:table-cell>
          <table:table-cell office:value-type="float" office:value="0.057431" calcext:value-type="float">
            <text:p>0.057431</text:p>
          </table:table-cell>
        </table:table-row>
        <table:table-row table:style-name="ro1">
          <table:table-cell office:value-type="float" office:value="940.028307" calcext:value-type="float">
            <text:p>940.028307</text:p>
          </table:table-cell>
          <table:table-cell office:value-type="float" office:value="0.060258" calcext:value-type="float">
            <text:p>0.060258</text:p>
          </table:table-cell>
        </table:table-row>
        <table:table-row table:style-name="ro1">
          <table:table-cell office:value-type="float" office:value="936.639144" calcext:value-type="float">
            <text:p>936.639144</text:p>
          </table:table-cell>
          <table:table-cell office:value-type="float" office:value="0.062713" calcext:value-type="float">
            <text:p>0.062713</text:p>
          </table:table-cell>
        </table:table-row>
        <table:table-row table:style-name="ro1">
          <table:table-cell office:value-type="float" office:value="933.262382" calcext:value-type="float">
            <text:p>933.262382</text:p>
          </table:table-cell>
          <table:table-cell office:value-type="float" office:value="0.064936" calcext:value-type="float">
            <text:p>0.064936</text:p>
          </table:table-cell>
        </table:table-row>
        <table:table-row table:style-name="ro1">
          <table:table-cell office:value-type="float" office:value="928.774045" calcext:value-type="float">
            <text:p>928.774045</text:p>
          </table:table-cell>
          <table:table-cell office:value-type="float" office:value="0.066752" calcext:value-type="float">
            <text:p>0.066752</text:p>
          </table:table-cell>
        </table:table-row>
        <table:table-row table:style-name="ro1">
          <table:table-cell office:value-type="float" office:value="924.304768" calcext:value-type="float">
            <text:p>924.304768</text:p>
          </table:table-cell>
          <table:table-cell office:value-type="float" office:value="0.06804" calcext:value-type="float">
            <text:p>0.06804</text:p>
          </table:table-cell>
        </table:table-row>
        <table:table-row table:style-name="ro1">
          <table:table-cell office:value-type="float" office:value="920.943894" calcext:value-type="float">
            <text:p>920.943894</text:p>
          </table:table-cell>
          <table:table-cell office:value-type="float" office:value="0.068957" calcext:value-type="float">
            <text:p>0.068957</text:p>
          </table:table-cell>
        </table:table-row>
        <table:table-row table:style-name="ro1">
          <table:table-cell office:value-type="float" office:value="917.549232" calcext:value-type="float">
            <text:p>917.549232</text:p>
          </table:table-cell>
          <table:table-cell office:value-type="float" office:value="0.069494" calcext:value-type="float">
            <text:p>0.069494</text:p>
          </table:table-cell>
        </table:table-row>
        <table:table-row table:style-name="ro1">
          <table:table-cell office:value-type="float" office:value="914.182097" calcext:value-type="float">
            <text:p>914.182097</text:p>
          </table:table-cell>
          <table:table-cell office:value-type="float" office:value="0.069818" calcext:value-type="float">
            <text:p>0.069818</text:p>
          </table:table-cell>
        </table:table-row>
        <table:table-row table:style-name="ro1">
          <table:table-cell office:value-type="float" office:value="909.708045" calcext:value-type="float">
            <text:p>909.708045</text:p>
          </table:table-cell>
          <table:table-cell office:value-type="float" office:value="0.069377" calcext:value-type="float">
            <text:p>0.069377</text:p>
          </table:table-cell>
        </table:table-row>
        <table:table-row table:style-name="ro1">
          <table:table-cell office:value-type="float" office:value="906.316809" calcext:value-type="float">
            <text:p>906.316809</text:p>
          </table:table-cell>
          <table:table-cell office:value-type="float" office:value="0.068718" calcext:value-type="float">
            <text:p>0.068718</text:p>
          </table:table-cell>
        </table:table-row>
        <table:table-row table:style-name="ro1">
          <table:table-cell office:value-type="float" office:value="902.953086" calcext:value-type="float">
            <text:p>902.953086</text:p>
          </table:table-cell>
          <table:table-cell office:value-type="float" office:value="0.067596" calcext:value-type="float">
            <text:p>0.067596</text:p>
          </table:table-cell>
        </table:table-row>
        <table:table-row table:style-name="ro1">
          <table:table-cell office:value-type="float" office:value="898.539996" calcext:value-type="float">
            <text:p>898.539996</text:p>
          </table:table-cell>
          <table:table-cell office:value-type="float" office:value="0.066009" calcext:value-type="float">
            <text:p>0.066009</text:p>
          </table:table-cell>
        </table:table-row>
        <table:table-row table:style-name="ro1">
          <table:table-cell office:value-type="float" office:value="895.11792" calcext:value-type="float">
            <text:p>895.11792</text:p>
          </table:table-cell>
          <table:table-cell office:value-type="float" office:value="0.064081" calcext:value-type="float">
            <text:p>0.064081</text:p>
          </table:table-cell>
        </table:table-row>
        <table:table-row table:style-name="ro1">
          <table:table-cell office:value-type="float" office:value="890.766063" calcext:value-type="float">
            <text:p>890.766063</text:p>
          </table:table-cell>
          <table:table-cell office:value-type="float" office:value="0.061918" calcext:value-type="float">
            <text:p>0.061918</text:p>
          </table:table-cell>
        </table:table-row>
        <table:table-row table:style-name="ro1">
          <table:table-cell office:value-type="float" office:value="888.428233" calcext:value-type="float">
            <text:p>888.428233</text:p>
          </table:table-cell>
          <table:table-cell office:value-type="float" office:value="0.059374" calcext:value-type="float">
            <text:p>0.059374</text:p>
          </table:table-cell>
        </table:table-row>
        <table:table-row table:style-name="ro1">
          <table:table-cell office:value-type="float" office:value="883.866697" calcext:value-type="float">
            <text:p>883.866697</text:p>
          </table:table-cell>
          <table:table-cell office:value-type="float" office:value="0.056466" calcext:value-type="float">
            <text:p>0.056466</text:p>
          </table:table-cell>
        </table:table-row>
        <table:table-row table:style-name="ro1">
          <table:table-cell office:value-type="float" office:value="879.522175" calcext:value-type="float">
            <text:p>879.522175</text:p>
          </table:table-cell>
          <table:table-cell office:value-type="float" office:value="0.053469" calcext:value-type="float">
            <text:p>0.053469</text:p>
          </table:table-cell>
        </table:table-row>
        <table:table-row table:style-name="ro1">
          <table:table-cell office:value-type="float" office:value="877.33372" calcext:value-type="float">
            <text:p>877.33372</text:p>
          </table:table-cell>
          <table:table-cell office:value-type="float" office:value="0.050183" calcext:value-type="float">
            <text:p>0.050183</text:p>
          </table:table-cell>
        </table:table-row>
        <table:table-row table:style-name="ro1">
          <table:table-cell office:value-type="float" office:value="872.797242" calcext:value-type="float">
            <text:p>872.797242</text:p>
          </table:table-cell>
          <table:table-cell office:value-type="float" office:value="0.046802" calcext:value-type="float">
            <text:p>0.046802</text:p>
          </table:table-cell>
        </table:table-row>
        <table:table-row table:style-name="ro1">
          <table:table-cell office:value-type="float" office:value="869.292177" calcext:value-type="float">
            <text:p>869.292177</text:p>
          </table:table-cell>
          <table:table-cell office:value-type="float" office:value="0.043307" calcext:value-type="float">
            <text:p>0.043307</text:p>
          </table:table-cell>
        </table:table-row>
        <table:table-row table:style-name="ro1">
          <table:table-cell office:value-type="float" office:value="864.938102" calcext:value-type="float">
            <text:p>864.938102</text:p>
          </table:table-cell>
          <table:table-cell office:value-type="float" office:value="0.040025" calcext:value-type="float">
            <text:p>0.040025</text:p>
          </table:table-cell>
        </table:table-row>
        <table:table-row table:style-name="ro1">
          <table:table-cell office:value-type="float" office:value="862.543957" calcext:value-type="float">
            <text:p>862.543957</text:p>
          </table:table-cell>
          <table:table-cell office:value-type="float" office:value="0.03675" calcext:value-type="float">
            <text:p>0.03675</text:p>
          </table:table-cell>
        </table:table-row>
        <table:table-row table:style-name="ro1">
          <table:table-cell office:value-type="float" office:value="858.050415" calcext:value-type="float">
            <text:p>858.050415</text:p>
          </table:table-cell>
          <table:table-cell office:value-type="float" office:value="0.033834" calcext:value-type="float">
            <text:p>0.033834</text:p>
          </table:table-cell>
        </table:table-row>
        <table:table-row table:style-name="ro1">
          <table:table-cell office:value-type="float" office:value="854.738618" calcext:value-type="float">
            <text:p>854.738618</text:p>
          </table:table-cell>
          <table:table-cell office:value-type="float" office:value="0.031149" calcext:value-type="float">
            <text:p>0.031149</text:p>
          </table:table-cell>
        </table:table-row>
        <table:table-row table:style-name="ro1">
          <table:table-cell office:value-type="float" office:value="849.277266" calcext:value-type="float">
            <text:p>849.277266</text:p>
          </table:table-cell>
          <table:table-cell office:value-type="float" office:value="0.028861" calcext:value-type="float">
            <text:p>0.028861</text:p>
          </table:table-cell>
        </table:table-row>
        <table:table-row table:style-name="ro1">
          <table:table-cell office:value-type="float" office:value="846.892075" calcext:value-type="float">
            <text:p>846.892075</text:p>
          </table:table-cell>
          <table:table-cell office:value-type="float" office:value="0.02706" calcext:value-type="float">
            <text:p>0.02706</text:p>
          </table:table-cell>
        </table:table-row>
        <table:table-row table:style-name="ro1">
          <table:table-cell office:value-type="float" office:value="843.506858" calcext:value-type="float">
            <text:p>843.506858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840.127345" calcext:value-type="float">
            <text:p>840.127345</text:p>
          </table:table-cell>
          <table:table-cell office:value-type="float" office:value="0.02505" calcext:value-type="float">
            <text:p>0.02505</text:p>
          </table:table-cell>
        </table:table-row>
        <table:table-row table:style-name="ro1">
          <table:table-cell office:value-type="float" office:value="834.728467" calcext:value-type="float">
            <text:p>834.728467</text:p>
          </table:table-cell>
          <table:table-cell office:value-type="float" office:value="0.024629" calcext:value-type="float">
            <text:p>0.024629</text:p>
          </table:table-cell>
        </table:table-row>
        <table:table-row table:style-name="ro1">
          <table:table-cell office:value-type="float" office:value="832.291398" calcext:value-type="float">
            <text:p>832.291398</text:p>
          </table:table-cell>
          <table:table-cell office:value-type="float" office:value="0.025356" calcext:value-type="float">
            <text:p>0.025356</text:p>
          </table:table-cell>
        </table:table-row>
        <table:table-row table:style-name="ro1">
          <table:table-cell office:value-type="float" office:value="827.745224" calcext:value-type="float">
            <text:p>827.745224</text:p>
          </table:table-cell>
          <table:table-cell office:value-type="float" office:value="0.026138" calcext:value-type="float">
            <text:p>0.026138</text:p>
          </table:table-cell>
        </table:table-row>
        <table:table-row table:style-name="ro1">
          <table:table-cell office:value-type="float" office:value="823.282141" calcext:value-type="float">
            <text:p>823.282141</text:p>
          </table:table-cell>
          <table:table-cell office:value-type="float" office:value="0.027675" calcext:value-type="float">
            <text:p>0.027675</text:p>
          </table:table-cell>
        </table:table-row>
        <table:table-row table:style-name="ro1">
          <table:table-cell office:value-type="float" office:value="820.000607" calcext:value-type="float">
            <text:p>820.000607</text:p>
          </table:table-cell>
          <table:table-cell office:value-type="float" office:value="0.02966" calcext:value-type="float">
            <text:p>0.02966</text:p>
          </table:table-cell>
        </table:table-row>
        <table:table-row table:style-name="ro1">
          <table:table-cell office:value-type="float" office:value="815.418436" calcext:value-type="float">
            <text:p>815.418436</text:p>
          </table:table-cell>
          <table:table-cell office:value-type="float" office:value="0.032322" calcext:value-type="float">
            <text:p>0.032322</text:p>
          </table:table-cell>
        </table:table-row>
        <table:table-row table:style-name="ro1">
          <table:table-cell office:value-type="float" office:value="812.028015" calcext:value-type="float">
            <text:p>812.028015</text:p>
          </table:table-cell>
          <table:table-cell office:value-type="float" office:value="0.035304" calcext:value-type="float">
            <text:p>0.035304</text:p>
          </table:table-cell>
        </table:table-row>
        <table:table-row table:style-name="ro1">
          <table:table-cell office:value-type="float" office:value="809.118989" calcext:value-type="float">
            <text:p>809.118989</text:p>
          </table:table-cell>
          <table:table-cell office:value-type="float" office:value="0.038386" calcext:value-type="float">
            <text:p>0.038386</text:p>
          </table:table-cell>
        </table:table-row>
        <table:table-row table:style-name="ro1">
          <table:table-cell office:value-type="float" office:value="804.704161" calcext:value-type="float">
            <text:p>804.704161</text:p>
          </table:table-cell>
          <table:table-cell office:value-type="float" office:value="0.041549" calcext:value-type="float">
            <text:p>0.041549</text:p>
          </table:table-cell>
        </table:table-row>
        <table:table-row table:style-name="ro1">
          <table:table-cell office:value-type="float" office:value="803.034587" calcext:value-type="float">
            <text:p>803.034587</text:p>
          </table:table-cell>
          <table:table-cell office:value-type="float" office:value="0.044829" calcext:value-type="float">
            <text:p>0.044829</text:p>
          </table:table-cell>
        </table:table-row>
        <table:table-row table:style-name="ro1">
          <table:table-cell office:value-type="float" office:value="797.553719" calcext:value-type="float">
            <text:p>797.553719</text:p>
          </table:table-cell>
          <table:table-cell office:value-type="float" office:value="0.048365" calcext:value-type="float">
            <text:p>0.048365</text:p>
          </table:table-cell>
        </table:table-row>
        <table:table-row table:style-name="ro1">
          <table:table-cell office:value-type="float" office:value="793.061912" calcext:value-type="float">
            <text:p>793.061912</text:p>
          </table:table-cell>
          <table:table-cell office:value-type="float" office:value="0.05177" calcext:value-type="float">
            <text:p>0.05177</text:p>
          </table:table-cell>
        </table:table-row>
        <table:table-row table:style-name="ro1">
          <table:table-cell office:value-type="float" office:value="790.705048" calcext:value-type="float">
            <text:p>790.705048</text:p>
          </table:table-cell>
          <table:table-cell office:value-type="float" office:value="0.054878" calcext:value-type="float">
            <text:p>0.054878</text:p>
          </table:table-cell>
        </table:table-row>
        <table:table-row table:style-name="ro1">
          <table:table-cell office:value-type="float" office:value="787.333422" calcext:value-type="float">
            <text:p>787.333422</text:p>
          </table:table-cell>
          <table:table-cell office:value-type="float" office:value="0.057743" calcext:value-type="float">
            <text:p>0.057743</text:p>
          </table:table-cell>
        </table:table-row>
        <table:table-row table:style-name="ro1">
          <table:table-cell office:value-type="float" office:value="783.362899" calcext:value-type="float">
            <text:p>783.362899</text:p>
          </table:table-cell>
          <table:table-cell office:value-type="float" office:value="0.060475" calcext:value-type="float">
            <text:p>0.060475</text:p>
          </table:table-cell>
        </table:table-row>
        <table:table-row table:style-name="ro1">
          <table:table-cell office:value-type="float" office:value="778.405782" calcext:value-type="float">
            <text:p>778.405782</text:p>
          </table:table-cell>
          <table:table-cell office:value-type="float" office:value="0.062994" calcext:value-type="float">
            <text:p>0.062994</text:p>
          </table:table-cell>
        </table:table-row>
        <table:table-row table:style-name="ro1">
          <table:table-cell office:value-type="float" office:value="776.079617" calcext:value-type="float">
            <text:p>776.079617</text:p>
          </table:table-cell>
          <table:table-cell office:value-type="float" office:value="0.065047" calcext:value-type="float">
            <text:p>0.065047</text:p>
          </table:table-cell>
        </table:table-row>
        <table:table-row table:style-name="ro1">
          <table:table-cell office:value-type="float" office:value="771.785322" calcext:value-type="float">
            <text:p>771.785322</text:p>
          </table:table-cell>
          <table:table-cell office:value-type="float" office:value="0.06665" calcext:value-type="float">
            <text:p>0.06665</text:p>
          </table:table-cell>
        </table:table-row>
        <table:table-row table:style-name="ro1">
          <table:table-cell office:value-type="float" office:value="768.278155" calcext:value-type="float">
            <text:p>768.278155</text:p>
          </table:table-cell>
          <table:table-cell office:value-type="float" office:value="0.067857" calcext:value-type="float">
            <text:p>0.067857</text:p>
          </table:table-cell>
        </table:table-row>
        <table:table-row table:style-name="ro1">
          <table:table-cell office:value-type="float" office:value="765.00679" calcext:value-type="float">
            <text:p>765.00679</text:p>
          </table:table-cell>
          <table:table-cell office:value-type="float" office:value="0.068768" calcext:value-type="float">
            <text:p>0.068768</text:p>
          </table:table-cell>
        </table:table-row>
        <table:table-row table:style-name="ro1">
          <table:table-cell office:value-type="float" office:value="760.621276" calcext:value-type="float">
            <text:p>760.621276</text:p>
          </table:table-cell>
          <table:table-cell office:value-type="float" office:value="0.069238" calcext:value-type="float">
            <text:p>0.069238</text:p>
          </table:table-cell>
        </table:table-row>
        <table:table-row table:style-name="ro1">
          <table:table-cell office:value-type="float" office:value="757.171094" calcext:value-type="float">
            <text:p>757.171094</text:p>
          </table:table-cell>
          <table:table-cell office:value-type="float" office:value="0.069341" calcext:value-type="float">
            <text:p>0.069341</text:p>
          </table:table-cell>
        </table:table-row>
        <table:table-row table:style-name="ro1">
          <table:table-cell office:value-type="float" office:value="753.700818" calcext:value-type="float">
            <text:p>753.700818</text:p>
          </table:table-cell>
          <table:table-cell office:value-type="float" office:value="0.068901" calcext:value-type="float">
            <text:p>0.068901</text:p>
          </table:table-cell>
        </table:table-row>
        <table:table-row table:style-name="ro1">
          <table:table-cell office:value-type="float" office:value="749.170783" calcext:value-type="float">
            <text:p>749.170783</text:p>
          </table:table-cell>
          <table:table-cell office:value-type="float" office:value="0.068042" calcext:value-type="float">
            <text:p>0.068042</text:p>
          </table:table-cell>
        </table:table-row>
        <table:table-row table:style-name="ro1">
          <table:table-cell office:value-type="float" office:value="746.039162" calcext:value-type="float">
            <text:p>746.039162</text:p>
          </table:table-cell>
          <table:table-cell office:value-type="float" office:value="0.067013" calcext:value-type="float">
            <text:p>0.067013</text:p>
          </table:table-cell>
        </table:table-row>
        <table:table-row table:style-name="ro1">
          <table:table-cell office:value-type="float" office:value="741.564049" calcext:value-type="float">
            <text:p>741.564049</text:p>
          </table:table-cell>
          <table:table-cell office:value-type="float" office:value="0.06532" calcext:value-type="float">
            <text:p>0.06532</text:p>
          </table:table-cell>
        </table:table-row>
        <table:table-row table:style-name="ro1">
          <table:table-cell office:value-type="float" office:value="737.925087" calcext:value-type="float">
            <text:p>737.925087</text:p>
          </table:table-cell>
          <table:table-cell office:value-type="float" office:value="0.063367" calcext:value-type="float">
            <text:p>0.063367</text:p>
          </table:table-cell>
        </table:table-row>
        <table:table-row table:style-name="ro1">
          <table:table-cell office:value-type="float" office:value="733.542789" calcext:value-type="float">
            <text:p>733.542789</text:p>
          </table:table-cell>
          <table:table-cell office:value-type="float" office:value="0.061037" calcext:value-type="float">
            <text:p>0.061037</text:p>
          </table:table-cell>
        </table:table-row>
        <table:table-row table:style-name="ro1">
          <table:table-cell office:value-type="float" office:value="730.114448" calcext:value-type="float">
            <text:p>730.114448</text:p>
          </table:table-cell>
          <table:table-cell office:value-type="float" office:value="0.058392" calcext:value-type="float">
            <text:p>0.058392</text:p>
          </table:table-cell>
        </table:table-row>
        <table:table-row table:style-name="ro1">
          <table:table-cell office:value-type="float" office:value="725.748062" calcext:value-type="float">
            <text:p>725.748062</text:p>
          </table:table-cell>
          <table:table-cell office:value-type="float" office:value="0.055413" calcext:value-type="float">
            <text:p>0.055413</text:p>
          </table:table-cell>
        </table:table-row>
        <table:table-row table:style-name="ro1">
          <table:table-cell office:value-type="float" office:value="724.438991" calcext:value-type="float">
            <text:p>724.438991</text:p>
          </table:table-cell>
          <table:table-cell office:value-type="float" office:value="0.052208" calcext:value-type="float">
            <text:p>0.052208</text:p>
          </table:table-cell>
        </table:table-row>
        <table:table-row table:style-name="ro1">
          <table:table-cell office:value-type="float" office:value="717.991533" calcext:value-type="float">
            <text:p>717.991533</text:p>
          </table:table-cell>
          <table:table-cell office:value-type="float" office:value="0.04906" calcext:value-type="float">
            <text:p>0.04906</text:p>
          </table:table-cell>
        </table:table-row>
        <table:table-row table:style-name="ro1">
          <table:table-cell office:value-type="float" office:value="714.377271" calcext:value-type="float">
            <text:p>714.377271</text:p>
          </table:table-cell>
          <table:table-cell office:value-type="float" office:value="0.045756" calcext:value-type="float">
            <text:p>0.045756</text:p>
          </table:table-cell>
        </table:table-row>
        <table:table-row table:style-name="ro1">
          <table:table-cell office:value-type="float" office:value="711.134472" calcext:value-type="float">
            <text:p>711.134472</text:p>
          </table:table-cell>
          <table:table-cell office:value-type="float" office:value="0.042277" calcext:value-type="float">
            <text:p>0.042277</text:p>
          </table:table-cell>
        </table:table-row>
        <table:table-row table:style-name="ro1">
          <table:table-cell office:value-type="float" office:value="707.676682" calcext:value-type="float">
            <text:p>707.676682</text:p>
          </table:table-cell>
          <table:table-cell office:value-type="float" office:value="0.038868" calcext:value-type="float">
            <text:p>0.038868</text:p>
          </table:table-cell>
        </table:table-row>
        <table:table-row table:style-name="ro1">
          <table:table-cell office:value-type="float" office:value="704.46071" calcext:value-type="float">
            <text:p>704.46071</text:p>
          </table:table-cell>
          <table:table-cell office:value-type="float" office:value="0.035703" calcext:value-type="float">
            <text:p>0.035703</text:p>
          </table:table-cell>
        </table:table-row>
        <table:table-row table:style-name="ro1">
          <table:table-cell office:value-type="float" office:value="701.952541" calcext:value-type="float">
            <text:p>701.952541</text:p>
          </table:table-cell>
          <table:table-cell office:value-type="float" office:value="0.032783" calcext:value-type="float">
            <text:p>0.032783</text:p>
          </table:table-cell>
        </table:table-row>
        <table:table-row table:style-name="ro1">
          <table:table-cell office:value-type="float" office:value="696.388408" calcext:value-type="float">
            <text:p>696.388408</text:p>
          </table:table-cell>
          <table:table-cell office:value-type="float" office:value="0.03023" calcext:value-type="float">
            <text:p>0.03023</text:p>
          </table:table-cell>
        </table:table-row>
        <table:table-row table:style-name="ro1">
          <table:table-cell office:value-type="float" office:value="693.057593" calcext:value-type="float">
            <text:p>693.057593</text:p>
          </table:table-cell>
          <table:table-cell office:value-type="float" office:value="0.028161" calcext:value-type="float">
            <text:p>0.028161</text:p>
          </table:table-cell>
        </table:table-row>
        <table:table-row table:style-name="ro1">
          <table:table-cell office:value-type="float" office:value="688.495651" calcext:value-type="float">
            <text:p>688.495651</text:p>
          </table:table-cell>
          <table:table-cell office:value-type="float" office:value="0.026572" calcext:value-type="float">
            <text:p>0.026572</text:p>
          </table:table-cell>
        </table:table-row>
        <table:table-row table:style-name="ro1">
          <table:table-cell office:value-type="float" office:value="686.290368" calcext:value-type="float">
            <text:p>686.290368</text:p>
          </table:table-cell>
          <table:table-cell office:value-type="float" office:value="0.02551" calcext:value-type="float">
            <text:p>0.02551</text:p>
          </table:table-cell>
        </table:table-row>
        <table:table-row table:style-name="ro1">
          <table:table-cell office:value-type="float" office:value="684.036599" calcext:value-type="float">
            <text:p>684.036599</text:p>
          </table:table-cell>
          <table:table-cell office:value-type="float" office:value="0.024971" calcext:value-type="float">
            <text:p>0.024971</text:p>
          </table:table-cell>
        </table:table-row>
        <table:table-row table:style-name="ro1">
          <table:table-cell office:value-type="float" office:value="679.551913" calcext:value-type="float">
            <text:p>679.551913</text:p>
          </table:table-cell>
          <table:table-cell office:value-type="float" office:value="0.024933" calcext:value-type="float">
            <text:p>0.024933</text:p>
          </table:table-cell>
        </table:table-row>
        <table:table-row table:style-name="ro1">
          <table:table-cell office:value-type="float" office:value="675.433495" calcext:value-type="float">
            <text:p>675.433495</text:p>
          </table:table-cell>
          <table:table-cell office:value-type="float" office:value="0.025525" calcext:value-type="float">
            <text:p>0.025525</text:p>
          </table:table-cell>
        </table:table-row>
        <table:table-row table:style-name="ro1">
          <table:table-cell office:value-type="float" office:value="671.769137" calcext:value-type="float">
            <text:p>671.769137</text:p>
          </table:table-cell>
          <table:table-cell office:value-type="float" office:value="0.026619" calcext:value-type="float">
            <text:p>0.026619</text:p>
          </table:table-cell>
        </table:table-row>
        <table:table-row table:style-name="ro1">
          <table:table-cell office:value-type="float" office:value="667.259856" calcext:value-type="float">
            <text:p>667.259856</text:p>
          </table:table-cell>
          <table:table-cell office:value-type="float" office:value="0.028226" calcext:value-type="float">
            <text:p>0.028226</text:p>
          </table:table-cell>
        </table:table-row>
        <table:table-row table:style-name="ro1">
          <table:table-cell office:value-type="float" office:value="664.934593" calcext:value-type="float">
            <text:p>664.934593</text:p>
          </table:table-cell>
          <table:table-cell office:value-type="float" office:value="0.030286" calcext:value-type="float">
            <text:p>0.030286</text:p>
          </table:table-cell>
        </table:table-row>
        <table:table-row table:style-name="ro1">
          <table:table-cell office:value-type="float" office:value="659.374711" calcext:value-type="float">
            <text:p>659.374711</text:p>
          </table:table-cell>
          <table:table-cell office:value-type="float" office:value="0.032905" calcext:value-type="float">
            <text:p>0.032905</text:p>
          </table:table-cell>
        </table:table-row>
        <table:table-row table:style-name="ro1">
          <table:table-cell office:value-type="float" office:value="656.322249" calcext:value-type="float">
            <text:p>656.322249</text:p>
          </table:table-cell>
          <table:table-cell office:value-type="float" office:value="0.035926" calcext:value-type="float">
            <text:p>0.035926</text:p>
          </table:table-cell>
        </table:table-row>
        <table:table-row table:style-name="ro1">
          <table:table-cell office:value-type="float" office:value="652.945373" calcext:value-type="float">
            <text:p>652.945373</text:p>
          </table:table-cell>
          <table:table-cell office:value-type="float" office:value="0.039159" calcext:value-type="float">
            <text:p>0.039159</text:p>
          </table:table-cell>
        </table:table-row>
        <table:table-row table:style-name="ro1">
          <table:table-cell office:value-type="float" office:value="647.226544" calcext:value-type="float">
            <text:p>647.226544</text:p>
          </table:table-cell>
          <table:table-cell office:value-type="float" office:value="0.042656" calcext:value-type="float">
            <text:p>0.042656</text:p>
          </table:table-cell>
        </table:table-row>
        <table:table-row table:style-name="ro1">
          <table:table-cell office:value-type="float" office:value="645.90931" calcext:value-type="float">
            <text:p>645.90931</text:p>
          </table:table-cell>
          <table:table-cell office:value-type="float" office:value="0.046297" calcext:value-type="float">
            <text:p>0.046297</text:p>
          </table:table-cell>
        </table:table-row>
        <table:table-row table:style-name="ro1">
          <table:table-cell office:value-type="float" office:value="640.388366" calcext:value-type="float">
            <text:p>640.388366</text:p>
          </table:table-cell>
          <table:table-cell office:value-type="float" office:value="0.049983" calcext:value-type="float">
            <text:p>0.049983</text:p>
          </table:table-cell>
        </table:table-row>
        <table:table-row table:style-name="ro1">
          <table:table-cell office:value-type="float" office:value="639.209069" calcext:value-type="float">
            <text:p>639.209069</text:p>
          </table:table-cell>
          <table:table-cell office:value-type="float" office:value="0.053408" calcext:value-type="float">
            <text:p>0.053408</text:p>
          </table:table-cell>
        </table:table-row>
        <table:table-row table:style-name="ro1">
          <table:table-cell office:value-type="float" office:value="634.030084" calcext:value-type="float">
            <text:p>634.030084</text:p>
          </table:table-cell>
          <table:table-cell office:value-type="float" office:value="0.056639" calcext:value-type="float">
            <text:p>0.056639</text:p>
          </table:table-cell>
        </table:table-row>
        <table:table-row table:style-name="ro1">
          <table:table-cell office:value-type="float" office:value="630.158807" calcext:value-type="float">
            <text:p>630.158807</text:p>
          </table:table-cell>
          <table:table-cell office:value-type="float" office:value="0.059472" calcext:value-type="float">
            <text:p>0.059472</text:p>
          </table:table-cell>
        </table:table-row>
        <table:table-row table:style-name="ro1">
          <table:table-cell office:value-type="float" office:value="627.864316" calcext:value-type="float">
            <text:p>627.864316</text:p>
          </table:table-cell>
          <table:table-cell office:value-type="float" office:value="0.061983" calcext:value-type="float">
            <text:p>0.061983</text:p>
          </table:table-cell>
        </table:table-row>
        <table:table-row table:style-name="ro1">
          <table:table-cell office:value-type="float" office:value="622.316453" calcext:value-type="float">
            <text:p>622.316453</text:p>
          </table:table-cell>
          <table:table-cell office:value-type="float" office:value="0.064357" calcext:value-type="float">
            <text:p>0.064357</text:p>
          </table:table-cell>
        </table:table-row>
        <table:table-row table:style-name="ro1">
          <table:table-cell office:value-type="float" office:value="620.011374" calcext:value-type="float">
            <text:p>620.011374</text:p>
          </table:table-cell>
          <table:table-cell office:value-type="float" office:value="0.066266" calcext:value-type="float">
            <text:p>0.066266</text:p>
          </table:table-cell>
        </table:table-row>
        <table:table-row table:style-name="ro1">
          <table:table-cell office:value-type="float" office:value="616.634556" calcext:value-type="float">
            <text:p>616.634556</text:p>
          </table:table-cell>
          <table:table-cell office:value-type="float" office:value="0.067866" calcext:value-type="float">
            <text:p>0.067866</text:p>
          </table:table-cell>
        </table:table-row>
        <table:table-row table:style-name="ro1">
          <table:table-cell office:value-type="float" office:value="611.274688" calcext:value-type="float">
            <text:p>611.274688</text:p>
          </table:table-cell>
          <table:table-cell office:value-type="float" office:value="0.069007" calcext:value-type="float">
            <text:p>0.069007</text:p>
          </table:table-cell>
        </table:table-row>
        <table:table-row table:style-name="ro1">
          <table:table-cell office:value-type="float" office:value="608.756387" calcext:value-type="float">
            <text:p>608.756387</text:p>
          </table:table-cell>
          <table:table-cell office:value-type="float" office:value="0.069796" calcext:value-type="float">
            <text:p>0.069796</text:p>
          </table:table-cell>
        </table:table-row>
        <table:table-row table:style-name="ro1">
          <table:table-cell office:value-type="float" office:value="604.278151" calcext:value-type="float">
            <text:p>604.278151</text:p>
          </table:table-cell>
          <table:table-cell office:value-type="float" office:value="0.070055" calcext:value-type="float">
            <text:p>0.070055</text:p>
          </table:table-cell>
        </table:table-row>
        <table:table-row table:style-name="ro1">
          <table:table-cell office:value-type="float" office:value="600.946471" calcext:value-type="float">
            <text:p>600.946471</text:p>
          </table:table-cell>
          <table:table-cell office:value-type="float" office:value="0.069986" calcext:value-type="float">
            <text:p>0.069986</text:p>
          </table:table-cell>
        </table:table-row>
        <table:table-row table:style-name="ro1">
          <table:table-cell office:value-type="float" office:value="596.540947" calcext:value-type="float">
            <text:p>596.540947</text:p>
          </table:table-cell>
          <table:table-cell office:value-type="float" office:value="0.069524" calcext:value-type="float">
            <text:p>0.069524</text:p>
          </table:table-cell>
        </table:table-row>
        <table:table-row table:style-name="ro1">
          <table:table-cell office:value-type="float" office:value="592.441285" calcext:value-type="float">
            <text:p>592.441285</text:p>
          </table:table-cell>
          <table:table-cell office:value-type="float" office:value="0.068702" calcext:value-type="float">
            <text:p>0.068702</text:p>
          </table:table-cell>
        </table:table-row>
        <table:table-row table:style-name="ro1">
          <table:table-cell office:value-type="float" office:value="588.754597" calcext:value-type="float">
            <text:p>588.754597</text:p>
          </table:table-cell>
          <table:table-cell office:value-type="float" office:value="0.067441" calcext:value-type="float">
            <text:p>0.067441</text:p>
          </table:table-cell>
        </table:table-row>
        <table:table-row table:style-name="ro1">
          <table:table-cell office:value-type="float" office:value="586.37318" calcext:value-type="float">
            <text:p>586.37318</text:p>
          </table:table-cell>
          <table:table-cell office:value-type="float" office:value="0.065832" calcext:value-type="float">
            <text:p>0.065832</text:p>
          </table:table-cell>
        </table:table-row>
        <table:table-row table:style-name="ro1">
          <table:table-cell office:value-type="float" office:value="582.641015" calcext:value-type="float">
            <text:p>582.641015</text:p>
          </table:table-cell>
          <table:table-cell office:value-type="float" office:value="0.063832" calcext:value-type="float">
            <text:p>0.063832</text:p>
          </table:table-cell>
        </table:table-row>
        <table:table-row table:style-name="ro1">
          <table:table-cell office:value-type="float" office:value="577.884709" calcext:value-type="float">
            <text:p>577.884709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1">
          <table:table-cell office:value-type="float" office:value="574.12931" calcext:value-type="float">
            <text:p>574.12931</text:p>
          </table:table-cell>
          <table:table-cell office:value-type="float" office:value="0.058712" calcext:value-type="float">
            <text:p>0.058712</text:p>
          </table:table-cell>
        </table:table-row>
        <table:table-row table:style-name="ro1">
          <table:table-cell office:value-type="float" office:value="571.138947" calcext:value-type="float">
            <text:p>571.138947</text:p>
          </table:table-cell>
          <table:table-cell office:value-type="float" office:value="0.055707" calcext:value-type="float">
            <text:p>0.055707</text:p>
          </table:table-cell>
        </table:table-row>
        <table:table-row table:style-name="ro1">
          <table:table-cell office:value-type="float" office:value="566.30995" calcext:value-type="float">
            <text:p>566.30995</text:p>
          </table:table-cell>
          <table:table-cell office:value-type="float" office:value="0.052499" calcext:value-type="float">
            <text:p>0.052499</text:p>
          </table:table-cell>
        </table:table-row>
        <table:table-row table:style-name="ro1">
          <table:table-cell office:value-type="float" office:value="562.897665" calcext:value-type="float">
            <text:p>562.897665</text:p>
          </table:table-cell>
          <table:table-cell office:value-type="float" office:value="0.049027" calcext:value-type="float">
            <text:p>0.049027</text:p>
          </table:table-cell>
        </table:table-row>
        <table:table-row table:style-name="ro1">
          <table:table-cell office:value-type="float" office:value="559.373821" calcext:value-type="float">
            <text:p>559.373821</text:p>
          </table:table-cell>
          <table:table-cell office:value-type="float" office:value="0.04542" calcext:value-type="float">
            <text:p>0.04542</text:p>
          </table:table-cell>
        </table:table-row>
        <table:table-row table:style-name="ro1">
          <table:table-cell office:value-type="float" office:value="555.371614" calcext:value-type="float">
            <text:p>555.371614</text:p>
          </table:table-cell>
          <table:table-cell office:value-type="float" office:value="0.041845" calcext:value-type="float">
            <text:p>0.041845</text:p>
          </table:table-cell>
        </table:table-row>
        <table:table-row table:style-name="ro1">
          <table:table-cell office:value-type="float" office:value="551.828992" calcext:value-type="float">
            <text:p>551.828992</text:p>
          </table:table-cell>
          <table:table-cell office:value-type="float" office:value="0.038433" calcext:value-type="float">
            <text:p>0.038433</text:p>
          </table:table-cell>
        </table:table-row>
        <table:table-row table:style-name="ro1">
          <table:table-cell office:value-type="float" office:value="548.593314" calcext:value-type="float">
            <text:p>548.593314</text:p>
          </table:table-cell>
          <table:table-cell office:value-type="float" office:value="0.035361" calcext:value-type="float">
            <text:p>0.035361</text:p>
          </table:table-cell>
        </table:table-row>
        <table:table-row table:style-name="ro1">
          <table:table-cell office:value-type="float" office:value="544.359407" calcext:value-type="float">
            <text:p>544.359407</text:p>
          </table:table-cell>
          <table:table-cell office:value-type="float" office:value="0.032492" calcext:value-type="float">
            <text:p>0.032492</text:p>
          </table:table-cell>
        </table:table-row>
        <table:table-row table:style-name="ro1">
          <table:table-cell office:value-type="float" office:value="540.332678" calcext:value-type="float">
            <text:p>540.332678</text:p>
          </table:table-cell>
          <table:table-cell office:value-type="float" office:value="0.030051" calcext:value-type="float">
            <text:p>0.030051</text:p>
          </table:table-cell>
        </table:table-row>
        <table:table-row table:style-name="ro1">
          <table:table-cell office:value-type="float" office:value="536.916907" calcext:value-type="float">
            <text:p>536.916907</text:p>
          </table:table-cell>
          <table:table-cell office:value-type="float" office:value="0.028009" calcext:value-type="float">
            <text:p>0.028009</text:p>
          </table:table-cell>
        </table:table-row>
        <table:table-row table:style-name="ro1">
          <table:table-cell office:value-type="float" office:value="532.706096" calcext:value-type="float">
            <text:p>532.706096</text:p>
          </table:table-cell>
          <table:table-cell office:value-type="float" office:value="0.026466" calcext:value-type="float">
            <text:p>0.026466</text:p>
          </table:table-cell>
        </table:table-row>
        <table:table-row table:style-name="ro1">
          <table:table-cell office:value-type="float" office:value="529.350296" calcext:value-type="float">
            <text:p>529.350296</text:p>
          </table:table-cell>
          <table:table-cell office:value-type="float" office:value="0.025482" calcext:value-type="float">
            <text:p>0.025482</text:p>
          </table:table-cell>
        </table:table-row>
        <table:table-row table:style-name="ro1">
          <table:table-cell office:value-type="float" office:value="525.245126" calcext:value-type="float">
            <text:p>525.245126</text:p>
          </table:table-cell>
          <table:table-cell office:value-type="float" office:value="0.025094" calcext:value-type="float">
            <text:p>0.025094</text:p>
          </table:table-cell>
        </table:table-row>
        <table:table-row table:style-name="ro1">
          <table:table-cell office:value-type="float" office:value="521.590804" calcext:value-type="float">
            <text:p>521.590804</text:p>
          </table:table-cell>
          <table:table-cell office:value-type="float" office:value="0.025232" calcext:value-type="float">
            <text:p>0.025232</text:p>
          </table:table-cell>
        </table:table-row>
        <table:table-row table:style-name="ro1">
          <table:table-cell office:value-type="float" office:value="517.926574" calcext:value-type="float">
            <text:p>517.926574</text:p>
          </table:table-cell>
          <table:table-cell office:value-type="float" office:value="0.025795" calcext:value-type="float">
            <text:p>0.025795</text:p>
          </table:table-cell>
        </table:table-row>
        <table:table-row table:style-name="ro1">
          <table:table-cell office:value-type="float" office:value="513.787536" calcext:value-type="float">
            <text:p>513.787536</text:p>
          </table:table-cell>
          <table:table-cell office:value-type="float" office:value="0.02703" calcext:value-type="float">
            <text:p>0.02703</text:p>
          </table:table-cell>
        </table:table-row>
        <table:table-row table:style-name="ro1">
          <table:table-cell office:value-type="float" office:value="511.143222" calcext:value-type="float">
            <text:p>511.143222</text:p>
          </table:table-cell>
          <table:table-cell office:value-type="float" office:value="0.028778" calcext:value-type="float">
            <text:p>0.028778</text:p>
          </table:table-cell>
        </table:table-row>
        <table:table-row table:style-name="ro1">
          <table:table-cell office:value-type="float" office:value="507.158841" calcext:value-type="float">
            <text:p>507.15884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504.410602" calcext:value-type="float">
            <text:p>504.410602</text:p>
          </table:table-cell>
          <table:table-cell office:value-type="float" office:value="0.033615" calcext:value-type="float">
            <text:p>0.033615</text:p>
          </table:table-cell>
        </table:table-row>
        <table:table-row table:style-name="ro1">
          <table:table-cell office:value-type="float" office:value="498.859154" calcext:value-type="float">
            <text:p>498.859154</text:p>
          </table:table-cell>
          <table:table-cell office:value-type="float" office:value="0.036637" calcext:value-type="float">
            <text:p>0.036637</text:p>
          </table:table-cell>
        </table:table-row>
        <table:table-row table:style-name="ro1">
          <table:table-cell office:value-type="float" office:value="496.547768" calcext:value-type="float">
            <text:p>496.547768</text:p>
          </table:table-cell>
          <table:table-cell office:value-type="float" office:value="0.039966" calcext:value-type="float">
            <text:p>0.039966</text:p>
          </table:table-cell>
        </table:table-row>
        <table:table-row table:style-name="ro1">
          <table:table-cell office:value-type="float" office:value="492.745086" calcext:value-type="float">
            <text:p>492.745086</text:p>
          </table:table-cell>
          <table:table-cell office:value-type="float" office:value="0.043496" calcext:value-type="float">
            <text:p>0.043496</text:p>
          </table:table-cell>
        </table:table-row>
        <table:table-row table:style-name="ro1">
          <table:table-cell office:value-type="float" office:value="489.770963" calcext:value-type="float">
            <text:p>489.770963</text:p>
          </table:table-cell>
          <table:table-cell office:value-type="float" office:value="0.046937" calcext:value-type="float">
            <text:p>0.046937</text:p>
          </table:table-cell>
        </table:table-row>
        <table:table-row table:style-name="ro1">
          <table:table-cell office:value-type="float" office:value="484.82754" calcext:value-type="float">
            <text:p>484.82754</text:p>
          </table:table-cell>
          <table:table-cell office:value-type="float" office:value="0.050382" calcext:value-type="float">
            <text:p>0.050382</text:p>
          </table:table-cell>
        </table:table-row>
        <table:table-row table:style-name="ro1">
          <table:table-cell office:value-type="float" office:value="481.848809" calcext:value-type="float">
            <text:p>481.848809</text:p>
          </table:table-cell>
          <table:table-cell office:value-type="float" office:value="0.053677" calcext:value-type="float">
            <text:p>0.053677</text:p>
          </table:table-cell>
        </table:table-row>
        <table:table-row table:style-name="ro1">
          <table:table-cell office:value-type="float" office:value="478.655067" calcext:value-type="float">
            <text:p>478.655067</text:p>
          </table:table-cell>
          <table:table-cell office:value-type="float" office:value="0.056918" calcext:value-type="float">
            <text:p>0.056918</text:p>
          </table:table-cell>
        </table:table-row>
        <table:table-row table:style-name="ro1">
          <table:table-cell office:value-type="float" office:value="474.00057" calcext:value-type="float">
            <text:p>474.00057</text:p>
          </table:table-cell>
          <table:table-cell office:value-type="float" office:value="0.059764" calcext:value-type="float">
            <text:p>0.059764</text:p>
          </table:table-cell>
        </table:table-row>
        <table:table-row table:style-name="ro1">
          <table:table-cell office:value-type="float" office:value="471.292131" calcext:value-type="float">
            <text:p>471.292131</text:p>
          </table:table-cell>
          <table:table-cell office:value-type="float" office:value="0.062348" calcext:value-type="float">
            <text:p>0.062348</text:p>
          </table:table-cell>
        </table:table-row>
        <table:table-row table:style-name="ro1">
          <table:table-cell office:value-type="float" office:value="466.044643" calcext:value-type="float">
            <text:p>466.044643</text:p>
          </table:table-cell>
          <table:table-cell office:value-type="float" office:value="0.064608" calcext:value-type="float">
            <text:p>0.064608</text:p>
          </table:table-cell>
        </table:table-row>
        <table:table-row table:style-name="ro1">
          <table:table-cell office:value-type="float" office:value="462.206649" calcext:value-type="float">
            <text:p>462.206649</text:p>
          </table:table-cell>
          <table:table-cell office:value-type="float" office:value="0.066412" calcext:value-type="float">
            <text:p>0.066412</text:p>
          </table:table-cell>
        </table:table-row>
        <table:table-row table:style-name="ro1">
          <table:table-cell office:value-type="float" office:value="459.000466" calcext:value-type="float">
            <text:p>459.000466</text:p>
          </table:table-cell>
          <table:table-cell office:value-type="float" office:value="0.067791" calcext:value-type="float">
            <text:p>0.067791</text:p>
          </table:table-cell>
        </table:table-row>
        <table:table-row table:style-name="ro1">
          <table:table-cell office:value-type="float" office:value="454.368171" calcext:value-type="float">
            <text:p>454.368171</text:p>
          </table:table-cell>
          <table:table-cell office:value-type="float" office:value="0.068799" calcext:value-type="float">
            <text:p>0.068799</text:p>
          </table:table-cell>
        </table:table-row>
        <table:table-row table:style-name="ro1">
          <table:table-cell office:value-type="float" office:value="451.654301" calcext:value-type="float">
            <text:p>451.654301</text:p>
          </table:table-cell>
          <table:table-cell office:value-type="float" office:value="0.06951" calcext:value-type="float">
            <text:p>0.06951</text:p>
          </table:table-cell>
        </table:table-row>
        <table:table-row table:style-name="ro1">
          <table:table-cell office:value-type="float" office:value="447.173999" calcext:value-type="float">
            <text:p>447.173999</text:p>
          </table:table-cell>
          <table:table-cell office:value-type="float" office:value="0.069731" calcext:value-type="float">
            <text:p>0.069731</text:p>
          </table:table-cell>
        </table:table-row>
        <table:table-row table:style-name="ro1">
          <table:table-cell office:value-type="float" office:value="443.732524" calcext:value-type="float">
            <text:p>443.732524</text:p>
          </table:table-cell>
          <table:table-cell office:value-type="float" office:value="0.069541" calcext:value-type="float">
            <text:p>0.069541</text:p>
          </table:table-cell>
        </table:table-row>
        <table:table-row table:style-name="ro1">
          <table:table-cell office:value-type="float" office:value="440.45531" calcext:value-type="float">
            <text:p>440.45531</text:p>
          </table:table-cell>
          <table:table-cell office:value-type="float" office:value="0.068975" calcext:value-type="float">
            <text:p>0.068975</text:p>
          </table:table-cell>
        </table:table-row>
        <table:table-row table:style-name="ro1">
          <table:table-cell office:value-type="float" office:value="436.845487" calcext:value-type="float">
            <text:p>436.845487</text:p>
          </table:table-cell>
          <table:table-cell office:value-type="float" office:value="0.068279" calcext:value-type="float">
            <text:p>0.068279</text:p>
          </table:table-cell>
        </table:table-row>
        <table:table-row table:style-name="ro1">
          <table:table-cell office:value-type="float" office:value="433.467716" calcext:value-type="float">
            <text:p>433.467716</text:p>
          </table:table-cell>
          <table:table-cell office:value-type="float" office:value="0.066901" calcext:value-type="float">
            <text:p>0.066901</text:p>
          </table:table-cell>
        </table:table-row>
        <table:table-row table:style-name="ro1">
          <table:table-cell office:value-type="float" office:value="429.742742" calcext:value-type="float">
            <text:p>429.742742</text:p>
          </table:table-cell>
          <table:table-cell office:value-type="float" office:value="0.065029" calcext:value-type="float">
            <text:p>0.065029</text:p>
          </table:table-cell>
        </table:table-row>
        <table:table-row table:style-name="ro1">
          <table:table-cell office:value-type="float" office:value="425.968565" calcext:value-type="float">
            <text:p>425.968565</text:p>
          </table:table-cell>
          <table:table-cell office:value-type="float" office:value="0.062765" calcext:value-type="float">
            <text:p>0.062765</text:p>
          </table:table-cell>
        </table:table-row>
        <table:table-row table:style-name="ro1">
          <table:table-cell office:value-type="float" office:value="423.147192" calcext:value-type="float">
            <text:p>423.147192</text:p>
          </table:table-cell>
          <table:table-cell office:value-type="float" office:value="0.060402" calcext:value-type="float">
            <text:p>0.060402</text:p>
          </table:table-cell>
        </table:table-row>
        <table:table-row table:style-name="ro1">
          <table:table-cell office:value-type="float" office:value="418.773319" calcext:value-type="float">
            <text:p>418.773319</text:p>
          </table:table-cell>
          <table:table-cell office:value-type="float" office:value="0.05739" calcext:value-type="float">
            <text:p>0.05739</text:p>
          </table:table-cell>
        </table:table-row>
        <table:table-row table:style-name="ro1">
          <table:table-cell office:value-type="float" office:value="414.962209" calcext:value-type="float">
            <text:p>414.962209</text:p>
          </table:table-cell>
          <table:table-cell office:value-type="float" office:value="0.054189" calcext:value-type="float">
            <text:p>0.054189</text:p>
          </table:table-cell>
        </table:table-row>
        <table:table-row table:style-name="ro1">
          <table:table-cell office:value-type="float" office:value="411.100322" calcext:value-type="float">
            <text:p>411.100322</text:p>
          </table:table-cell>
          <table:table-cell office:value-type="float" office:value="0.050958" calcext:value-type="float">
            <text:p>0.050958</text:p>
          </table:table-cell>
        </table:table-row>
        <table:table-row table:style-name="ro1">
          <table:table-cell office:value-type="float" office:value="405.59369" calcext:value-type="float">
            <text:p>405.59369</text:p>
          </table:table-cell>
          <table:table-cell office:value-type="float" office:value="0.047466" calcext:value-type="float">
            <text:p>0.047466</text:p>
          </table:table-cell>
        </table:table-row>
        <table:table-row table:style-name="ro1">
          <table:table-cell office:value-type="float" office:value="402.518415" calcext:value-type="float">
            <text:p>402.518415</text:p>
          </table:table-cell>
          <table:table-cell office:value-type="float" office:value="0.043882" calcext:value-type="float">
            <text:p>0.043882</text:p>
          </table:table-cell>
        </table:table-row>
        <table:table-row table:style-name="ro1">
          <table:table-cell office:value-type="float" office:value="405.5889" calcext:value-type="float">
            <text:p>405.5889</text:p>
          </table:table-cell>
          <table:table-cell office:value-type="float" office:value="0.040446" calcext:value-type="float">
            <text:p>0.040446</text:p>
          </table:table-cell>
        </table:table-row>
        <table:table-row table:style-name="ro1">
          <table:table-cell office:value-type="float" office:value="395.549094" calcext:value-type="float">
            <text:p>395.549094</text:p>
          </table:table-cell>
          <table:table-cell office:value-type="float" office:value="0.037184" calcext:value-type="float">
            <text:p>0.037184</text:p>
          </table:table-cell>
        </table:table-row>
        <table:table-row table:style-name="ro1">
          <table:table-cell office:value-type="float" office:value="392.435821" calcext:value-type="float">
            <text:p>392.435821</text:p>
          </table:table-cell>
          <table:table-cell office:value-type="float" office:value="0.034121" calcext:value-type="float">
            <text:p>0.034121</text:p>
          </table:table-cell>
        </table:table-row>
        <table:table-row table:style-name="ro1">
          <table:table-cell office:value-type="float" office:value="388.348802" calcext:value-type="float">
            <text:p>388.348802</text:p>
          </table:table-cell>
          <table:table-cell office:value-type="float" office:value="0.031398" calcext:value-type="float">
            <text:p>0.031398</text:p>
          </table:table-cell>
        </table:table-row>
        <table:table-row table:style-name="ro1">
          <table:table-cell office:value-type="float" office:value="384.736179" calcext:value-type="float">
            <text:p>384.736179</text:p>
          </table:table-cell>
          <table:table-cell office:value-type="float" office:value="0.029039" calcext:value-type="float">
            <text:p>0.029039</text:p>
          </table:table-cell>
        </table:table-row>
        <table:table-row table:style-name="ro1">
          <table:table-cell office:value-type="float" office:value="380.703074" calcext:value-type="float">
            <text:p>380.703074</text:p>
          </table:table-cell>
          <table:table-cell office:value-type="float" office:value="0.027254" calcext:value-type="float">
            <text:p>0.027254</text:p>
          </table:table-cell>
        </table:table-row>
        <table:table-row table:style-name="ro1">
          <table:table-cell office:value-type="float" office:value="376.973176" calcext:value-type="float">
            <text:p>376.973176</text:p>
          </table:table-cell>
          <table:table-cell office:value-type="float" office:value="0.025989" calcext:value-type="float">
            <text:p>0.025989</text:p>
          </table:table-cell>
        </table:table-row>
        <table:table-row table:style-name="ro1">
          <table:table-cell office:value-type="float" office:value="373.998007" calcext:value-type="float">
            <text:p>373.998007</text:p>
          </table:table-cell>
          <table:table-cell office:value-type="float" office:value="0.025161" calcext:value-type="float">
            <text:p>0.025161</text:p>
          </table:table-cell>
        </table:table-row>
        <table:table-row table:style-name="ro1">
          <table:table-cell office:value-type="float" office:value="367.680093" calcext:value-type="float">
            <text:p>367.680093</text:p>
          </table:table-cell>
          <table:table-cell office:value-type="float" office:value="0.024847" calcext:value-type="float">
            <text:p>0.024847</text:p>
          </table:table-cell>
        </table:table-row>
        <table:table-row table:style-name="ro1">
          <table:table-cell office:value-type="float" office:value="365.009366" calcext:value-type="float">
            <text:p>365.009366</text:p>
          </table:table-cell>
          <table:table-cell office:value-type="float" office:value="0.025199" calcext:value-type="float">
            <text:p>0.025199</text:p>
          </table:table-cell>
        </table:table-row>
        <table:table-row table:style-name="ro1">
          <table:table-cell office:value-type="float" office:value="361.582212" calcext:value-type="float">
            <text:p>361.582212</text:p>
          </table:table-cell>
          <table:table-cell office:value-type="float" office:value="0.026085" calcext:value-type="float">
            <text:p>0.026085</text:p>
          </table:table-cell>
        </table:table-row>
        <table:table-row table:style-name="ro1">
          <table:table-cell office:value-type="float" office:value="358.359487" calcext:value-type="float">
            <text:p>358.359487</text:p>
          </table:table-cell>
          <table:table-cell office:value-type="float" office:value="0.027553" calcext:value-type="float">
            <text:p>0.027553</text:p>
          </table:table-cell>
        </table:table-row>
        <table:table-row table:style-name="ro1">
          <table:table-cell office:value-type="float" office:value="354.036268" calcext:value-type="float">
            <text:p>354.036268</text:p>
          </table:table-cell>
          <table:table-cell office:value-type="float" office:value="0.029473" calcext:value-type="float">
            <text:p>0.029473</text:p>
          </table:table-cell>
        </table:table-row>
        <table:table-row table:style-name="ro1">
          <table:table-cell office:value-type="float" office:value="351.526174" calcext:value-type="float">
            <text:p>351.526174</text:p>
          </table:table-cell>
          <table:table-cell office:value-type="float" office:value="0.031789" calcext:value-type="float">
            <text:p>0.031789</text:p>
          </table:table-cell>
        </table:table-row>
        <table:table-row table:style-name="ro1">
          <table:table-cell office:value-type="float" office:value="347.479453" calcext:value-type="float">
            <text:p>347.479453</text:p>
          </table:table-cell>
          <table:table-cell office:value-type="float" office:value="0.03474" calcext:value-type="float">
            <text:p>0.03474</text:p>
          </table:table-cell>
        </table:table-row>
        <table:table-row table:style-name="ro1">
          <table:table-cell office:value-type="float" office:value="343.469622" calcext:value-type="float">
            <text:p>343.469622</text:p>
          </table:table-cell>
          <table:table-cell office:value-type="float" office:value="0.037886" calcext:value-type="float">
            <text:p>0.037886</text:p>
          </table:table-cell>
        </table:table-row>
        <table:table-row table:style-name="ro1">
          <table:table-cell office:value-type="float" office:value="341.127109" calcext:value-type="float">
            <text:p>341.127109</text:p>
          </table:table-cell>
          <table:table-cell office:value-type="float" office:value="0.041102" calcext:value-type="float">
            <text:p>0.041102</text:p>
          </table:table-cell>
        </table:table-row>
        <table:table-row table:style-name="ro1">
          <table:table-cell office:value-type="float" office:value="337.877811" calcext:value-type="float">
            <text:p>337.877811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float" office:value="332.74273" calcext:value-type="float">
            <text:p>332.74273</text:p>
          </table:table-cell>
          <table:table-cell office:value-type="float" office:value="0.04807" calcext:value-type="float">
            <text:p>0.04807</text:p>
          </table:table-cell>
        </table:table-row>
        <table:table-row table:style-name="ro1">
          <table:table-cell office:value-type="float" office:value="328.792439" calcext:value-type="float">
            <text:p>328.792439</text:p>
          </table:table-cell>
          <table:table-cell office:value-type="float" office:value="0.051487" calcext:value-type="float">
            <text:p>0.051487</text:p>
          </table:table-cell>
        </table:table-row>
        <table:table-row table:style-name="ro1">
          <table:table-cell office:value-type="float" office:value="323.942204" calcext:value-type="float">
            <text:p>323.942204</text:p>
          </table:table-cell>
          <table:table-cell office:value-type="float" office:value="0.054632" calcext:value-type="float">
            <text:p>0.054632</text:p>
          </table:table-cell>
        </table:table-row>
        <table:table-row table:style-name="ro1">
          <table:table-cell office:value-type="float" office:value="320.340525" calcext:value-type="float">
            <text:p>320.340525</text:p>
          </table:table-cell>
          <table:table-cell office:value-type="float" office:value="0.057695" calcext:value-type="float">
            <text:p>0.057695</text:p>
          </table:table-cell>
        </table:table-row>
        <table:table-row table:style-name="ro1">
          <table:table-cell office:value-type="float" office:value="317.558882" calcext:value-type="float">
            <text:p>317.558882</text:p>
          </table:table-cell>
          <table:table-cell office:value-type="float" office:value="0.060486" calcext:value-type="float">
            <text:p>0.060486</text:p>
          </table:table-cell>
        </table:table-row>
        <table:table-row table:style-name="ro1">
          <table:table-cell office:value-type="float" office:value="312.593693" calcext:value-type="float">
            <text:p>312.593693</text:p>
          </table:table-cell>
          <table:table-cell office:value-type="float" office:value="0.062973" calcext:value-type="float">
            <text:p>0.062973</text:p>
          </table:table-cell>
        </table:table-row>
        <table:table-row table:style-name="ro1">
          <table:table-cell office:value-type="float" office:value="309.825644" calcext:value-type="float">
            <text:p>309.825644</text:p>
          </table:table-cell>
          <table:table-cell office:value-type="float" office:value="0.06506" calcext:value-type="float">
            <text:p>0.06506</text:p>
          </table:table-cell>
        </table:table-row>
        <table:table-row table:style-name="ro1">
          <table:table-cell office:value-type="float" office:value="305.94069" calcext:value-type="float">
            <text:p>305.94069</text:p>
          </table:table-cell>
          <table:table-cell office:value-type="float" office:value="0.06672" calcext:value-type="float">
            <text:p>0.06672</text:p>
          </table:table-cell>
        </table:table-row>
        <table:table-row table:style-name="ro1">
          <table:table-cell office:value-type="float" office:value="301.665835" calcext:value-type="float">
            <text:p>301.665835</text:p>
          </table:table-cell>
          <table:table-cell office:value-type="float" office:value="0.068131" calcext:value-type="float">
            <text:p>0.068131</text:p>
          </table:table-cell>
        </table:table-row>
        <table:table-row table:style-name="ro1">
          <table:table-cell office:value-type="float" office:value="298.922938" calcext:value-type="float">
            <text:p>298.922938</text:p>
          </table:table-cell>
          <table:table-cell office:value-type="float" office:value="0.068996" calcext:value-type="float">
            <text:p>0.068996</text:p>
          </table:table-cell>
        </table:table-row>
        <table:table-row table:style-name="ro1">
          <table:table-cell office:value-type="float" office:value="293.638102" calcext:value-type="float">
            <text:p>293.638102</text:p>
          </table:table-cell>
          <table:table-cell office:value-type="float" office:value="0.069421" calcext:value-type="float">
            <text:p>0.069421</text:p>
          </table:table-cell>
        </table:table-row>
        <table:table-row table:style-name="ro1">
          <table:table-cell office:value-type="float" office:value="290.061592" calcext:value-type="float">
            <text:p>290.061592</text:p>
          </table:table-cell>
          <table:table-cell office:value-type="float" office:value="0.069375" calcext:value-type="float">
            <text:p>0.069375</text:p>
          </table:table-cell>
        </table:table-row>
        <table:table-row table:style-name="ro1">
          <table:table-cell office:value-type="float" office:value="287.679777" calcext:value-type="float">
            <text:p>287.679777</text:p>
          </table:table-cell>
          <table:table-cell office:value-type="float" office:value="0.068951" calcext:value-type="float">
            <text:p>0.068951</text:p>
          </table:table-cell>
        </table:table-row>
        <table:table-row table:style-name="ro1">
          <table:table-cell office:value-type="float" office:value="282.019401" calcext:value-type="float">
            <text:p>282.019401</text:p>
          </table:table-cell>
          <table:table-cell office:value-type="float" office:value="0.068117" calcext:value-type="float">
            <text:p>0.068117</text:p>
          </table:table-cell>
        </table:table-row>
        <table:table-row table:style-name="ro1">
          <table:table-cell office:value-type="float" office:value="278.042628" calcext:value-type="float">
            <text:p>278.042628</text:p>
          </table:table-cell>
          <table:table-cell office:value-type="float" office:value="0.067014" calcext:value-type="float">
            <text:p>0.067014</text:p>
          </table:table-cell>
        </table:table-row>
        <table:table-row table:style-name="ro1">
          <table:table-cell office:value-type="float" office:value="275.707109" calcext:value-type="float">
            <text:p>275.707109</text:p>
          </table:table-cell>
          <table:table-cell office:value-type="float" office:value="0.065534" calcext:value-type="float">
            <text:p>0.065534</text:p>
          </table:table-cell>
        </table:table-row>
        <table:table-row table:style-name="ro1">
          <table:table-cell office:value-type="float" office:value="270.761627" calcext:value-type="float">
            <text:p>270.761627</text:p>
          </table:table-cell>
          <table:table-cell office:value-type="float" office:value="0.063679" calcext:value-type="float">
            <text:p>0.063679</text:p>
          </table:table-cell>
        </table:table-row>
        <table:table-row table:style-name="ro1">
          <table:table-cell office:value-type="float" office:value="268.806455" calcext:value-type="float">
            <text:p>268.806455</text:p>
          </table:table-cell>
          <table:table-cell office:value-type="float" office:value="0.061422" calcext:value-type="float">
            <text:p>0.061422</text:p>
          </table:table-cell>
        </table:table-row>
        <table:table-row table:style-name="ro1">
          <table:table-cell office:value-type="float" office:value="264.71253" calcext:value-type="float">
            <text:p>264.71253</text:p>
          </table:table-cell>
          <table:table-cell office:value-type="float" office:value="0.059026" calcext:value-type="float">
            <text:p>0.059026</text:p>
          </table:table-cell>
        </table:table-row>
        <table:table-row table:style-name="ro1">
          <table:table-cell office:value-type="float" office:value="261.110402" calcext:value-type="float">
            <text:p>261.110402</text:p>
          </table:table-cell>
          <table:table-cell office:value-type="float" office:value="0.05627" calcext:value-type="float">
            <text:p>0.05627</text:p>
          </table:table-cell>
        </table:table-row>
        <table:table-row table:style-name="ro1">
          <table:table-cell office:value-type="float" office:value="258.128627" calcext:value-type="float">
            <text:p>258.128627</text:p>
          </table:table-cell>
          <table:table-cell office:value-type="float" office:value="0.053207" calcext:value-type="float">
            <text:p>0.053207</text:p>
          </table:table-cell>
        </table:table-row>
        <table:table-row table:style-name="ro1">
          <table:table-cell office:value-type="float" office:value="253.236849" calcext:value-type="float">
            <text:p>253.236849</text:p>
          </table:table-cell>
          <table:table-cell office:value-type="float" office:value="0.04986" calcext:value-type="float">
            <text:p>0.04986</text:p>
          </table:table-cell>
        </table:table-row>
        <table:table-row table:style-name="ro1">
          <table:table-cell office:value-type="float" office:value="249.832277" calcext:value-type="float">
            <text:p>249.832277</text:p>
          </table:table-cell>
          <table:table-cell office:value-type="float" office:value="0.046664" calcext:value-type="float">
            <text:p>0.046664</text:p>
          </table:table-cell>
        </table:table-row>
        <table:table-row table:style-name="ro1">
          <table:table-cell office:value-type="float" office:value="246.436299" calcext:value-type="float">
            <text:p>246.436299</text:p>
          </table:table-cell>
          <table:table-cell office:value-type="float" office:value="0.043231" calcext:value-type="float">
            <text:p>0.043231</text:p>
          </table:table-cell>
        </table:table-row>
        <table:table-row table:style-name="ro1">
          <table:table-cell office:value-type="float" office:value="242.610307" calcext:value-type="float">
            <text:p>242.610307</text:p>
          </table:table-cell>
          <table:table-cell office:value-type="float" office:value="0.041374" calcext:value-type="float">
            <text:p>0.041374</text:p>
          </table:table-cell>
        </table:table-row>
        <table:table-row table:style-name="ro1">
          <table:table-cell office:value-type="float" office:value="247.912892" calcext:value-type="float">
            <text:p>247.912892</text:p>
          </table:table-cell>
          <table:table-cell office:value-type="float" office:value="0.044983" calcext:value-type="float">
            <text:p>0.044983</text:p>
          </table:table-cell>
        </table:table-row>
        <table:table-row table:style-name="ro1">
          <table:table-cell office:value-type="float" office:value="255.947191" calcext:value-type="float">
            <text:p>255.947191</text:p>
          </table:table-cell>
          <table:table-cell office:value-type="float" office:value="0.048401" calcext:value-type="float">
            <text:p>0.048401</text:p>
          </table:table-cell>
        </table:table-row>
        <table:table-row table:style-name="ro1">
          <table:table-cell office:value-type="float" office:value="253.992332" calcext:value-type="float">
            <text:p>253.992332</text:p>
          </table:table-cell>
          <table:table-cell office:value-type="float" office:value="0.051854" calcext:value-type="float">
            <text:p>0.051854</text:p>
          </table:table-cell>
        </table:table-row>
        <table:table-row table:style-name="ro1">
          <table:table-cell office:value-type="float" office:value="259.457668" calcext:value-type="float">
            <text:p>259.457668</text:p>
          </table:table-cell>
          <table:table-cell office:value-type="float" office:value="0.05502" calcext:value-type="float">
            <text:p>0.05502</text:p>
          </table:table-cell>
        </table:table-row>
        <table:table-row table:style-name="ro1">
          <table:table-cell office:value-type="float" office:value="266.561285" calcext:value-type="float">
            <text:p>266.561285</text:p>
          </table:table-cell>
          <table:table-cell office:value-type="float" office:value="0.058071" calcext:value-type="float">
            <text:p>0.058071</text:p>
          </table:table-cell>
        </table:table-row>
        <table:table-row table:style-name="ro1">
          <table:table-cell office:value-type="float" office:value="266.470355" calcext:value-type="float">
            <text:p>266.470355</text:p>
          </table:table-cell>
          <table:table-cell office:value-type="float" office:value="0.06078" calcext:value-type="float">
            <text:p>0.06078</text:p>
          </table:table-cell>
        </table:table-row>
        <table:table-row table:style-name="ro1">
          <table:table-cell office:value-type="float" office:value="270.616087" calcext:value-type="float">
            <text:p>270.616087</text:p>
          </table:table-cell>
          <table:table-cell office:value-type="float" office:value="0.063134" calcext:value-type="float">
            <text:p>0.063134</text:p>
          </table:table-cell>
        </table:table-row>
        <table:table-row table:style-name="ro1">
          <table:table-cell office:value-type="float" office:value="273.615853" calcext:value-type="float">
            <text:p>273.615853</text:p>
          </table:table-cell>
          <table:table-cell office:value-type="float" office:value="0.065338" calcext:value-type="float">
            <text:p>0.065338</text:p>
          </table:table-cell>
        </table:table-row>
        <table:table-row table:style-name="ro1">
          <table:table-cell office:value-type="float" office:value="277.380522" calcext:value-type="float">
            <text:p>277.380522</text:p>
          </table:table-cell>
          <table:table-cell office:value-type="float" office:value="0.066935" calcext:value-type="float">
            <text:p>0.066935</text:p>
          </table:table-cell>
        </table:table-row>
        <table:table-row table:style-name="ro1">
          <table:table-cell office:value-type="float" office:value="282.008037" calcext:value-type="float">
            <text:p>282.008037</text:p>
          </table:table-cell>
          <table:table-cell office:value-type="float" office:value="0.068309" calcext:value-type="float">
            <text:p>0.068309</text:p>
          </table:table-cell>
        </table:table-row>
        <table:table-row table:style-name="ro1">
          <table:table-cell office:value-type="float" office:value="285.381796" calcext:value-type="float">
            <text:p>285.381796</text:p>
          </table:table-cell>
          <table:table-cell office:value-type="float" office:value="0.069306" calcext:value-type="float">
            <text:p>0.069306</text:p>
          </table:table-cell>
        </table:table-row>
        <table:table-row table:style-name="ro1">
          <table:table-cell office:value-type="float" office:value="287.508652" calcext:value-type="float">
            <text:p>287.508652</text:p>
          </table:table-cell>
          <table:table-cell office:value-type="float" office:value="0.069811" calcext:value-type="float">
            <text:p>0.069811</text:p>
          </table:table-cell>
        </table:table-row>
        <table:table-row table:style-name="ro1">
          <table:table-cell office:value-type="float" office:value="292.124122" calcext:value-type="float">
            <text:p>292.124122</text:p>
          </table:table-cell>
          <table:table-cell office:value-type="float" office:value="0.069967" calcext:value-type="float">
            <text:p>0.069967</text:p>
          </table:table-cell>
        </table:table-row>
        <table:table-row table:style-name="ro1">
          <table:table-cell office:value-type="float" office:value="295.891125" calcext:value-type="float">
            <text:p>295.891125</text:p>
          </table:table-cell>
          <table:table-cell office:value-type="float" office:value="0.069691" calcext:value-type="float">
            <text:p>0.069691</text:p>
          </table:table-cell>
        </table:table-row>
        <table:table-row table:style-name="ro1">
          <table:table-cell office:value-type="float" office:value="298.853089" calcext:value-type="float">
            <text:p>298.853089</text:p>
          </table:table-cell>
          <table:table-cell office:value-type="float" office:value="0.069024" calcext:value-type="float">
            <text:p>0.069024</text:p>
          </table:table-cell>
        </table:table-row>
        <table:table-row table:style-name="ro1">
          <table:table-cell office:value-type="float" office:value="302.641118" calcext:value-type="float">
            <text:p>302.641118</text:p>
          </table:table-cell>
          <table:table-cell office:value-type="float" office:value="0.067938" calcext:value-type="float">
            <text:p>0.067938</text:p>
          </table:table-cell>
        </table:table-row>
        <table:table-row table:style-name="ro1">
          <table:table-cell office:value-type="float" office:value="306.864577" calcext:value-type="float">
            <text:p>306.864577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float" office:value="310.456162" calcext:value-type="float">
            <text:p>310.456162</text:p>
          </table:table-cell>
          <table:table-cell office:value-type="float" office:value="0.064554" calcext:value-type="float">
            <text:p>0.064554</text:p>
          </table:table-cell>
        </table:table-row>
        <table:table-row table:style-name="ro1">
          <table:table-cell office:value-type="float" office:value="313.548299" calcext:value-type="float">
            <text:p>313.548299</text:p>
          </table:table-cell>
          <table:table-cell office:value-type="float" office:value="0.062435" calcext:value-type="float">
            <text:p>0.062435</text:p>
          </table:table-cell>
        </table:table-row>
        <table:table-row table:style-name="ro1">
          <table:table-cell office:value-type="float" office:value="317.646191" calcext:value-type="float">
            <text:p>317.646191</text:p>
          </table:table-cell>
          <table:table-cell office:value-type="float" office:value="0.059878" calcext:value-type="float">
            <text:p>0.059878</text:p>
          </table:table-cell>
        </table:table-row>
        <table:table-row table:style-name="ro1">
          <table:table-cell office:value-type="float" office:value="321.636607" calcext:value-type="float">
            <text:p>321.636607</text:p>
          </table:table-cell>
          <table:table-cell office:value-type="float" office:value="0.056947" calcext:value-type="float">
            <text:p>0.056947</text:p>
          </table:table-cell>
        </table:table-row>
        <table:table-row table:style-name="ro1">
          <table:table-cell office:value-type="float" office:value="326.062998" calcext:value-type="float">
            <text:p>326.062998</text:p>
          </table:table-cell>
          <table:table-cell office:value-type="float" office:value="0.05374" calcext:value-type="float">
            <text:p>0.05374</text:p>
          </table:table-cell>
        </table:table-row>
        <table:table-row table:style-name="ro1">
          <table:table-cell office:value-type="float" office:value="329.603845" calcext:value-type="float">
            <text:p>329.603845</text:p>
          </table:table-cell>
          <table:table-cell office:value-type="float" office:value="0.050706" calcext:value-type="float">
            <text:p>0.050706</text:p>
          </table:table-cell>
        </table:table-row>
        <table:table-row table:style-name="ro1">
          <table:table-cell office:value-type="float" office:value="333.411404" calcext:value-type="float">
            <text:p>333.411404</text:p>
          </table:table-cell>
          <table:table-cell office:value-type="float" office:value="0.047318" calcext:value-type="float">
            <text:p>0.047318</text:p>
          </table:table-cell>
        </table:table-row>
        <table:table-row table:style-name="ro1">
          <table:table-cell office:value-type="float" office:value="338.401696" calcext:value-type="float">
            <text:p>338.401696</text:p>
          </table:table-cell>
          <table:table-cell office:value-type="float" office:value="0.043841" calcext:value-type="float">
            <text:p>0.043841</text:p>
          </table:table-cell>
        </table:table-row>
        <table:table-row table:style-name="ro1">
          <table:table-cell office:value-type="float" office:value="340.354621" calcext:value-type="float">
            <text:p>340.354621</text:p>
          </table:table-cell>
          <table:table-cell office:value-type="float" office:value="0.040318" calcext:value-type="float">
            <text:p>0.040318</text:p>
          </table:table-cell>
        </table:table-row>
        <table:table-row table:style-name="ro1">
          <table:table-cell office:value-type="float" office:value="344.249162" calcext:value-type="float">
            <text:p>344.249162</text:p>
          </table:table-cell>
          <table:table-cell office:value-type="float" office:value="0.037148" calcext:value-type="float">
            <text:p>0.037148</text:p>
          </table:table-cell>
        </table:table-row>
        <table:table-row table:style-name="ro1">
          <table:table-cell office:value-type="float" office:value="347.167299" calcext:value-type="float">
            <text:p>347.167299</text:p>
          </table:table-cell>
          <table:table-cell office:value-type="float" office:value="0.034084" calcext:value-type="float">
            <text:p>0.034084</text:p>
          </table:table-cell>
        </table:table-row>
        <table:table-row table:style-name="ro1">
          <table:table-cell office:value-type="float" office:value="350.568508" calcext:value-type="float">
            <text:p>350.568508</text:p>
          </table:table-cell>
          <table:table-cell office:value-type="float" office:value="0.03133" calcext:value-type="float">
            <text:p>0.03133</text:p>
          </table:table-cell>
        </table:table-row>
        <table:table-row table:style-name="ro1">
          <table:table-cell office:value-type="float" office:value="354.978589" calcext:value-type="float">
            <text:p>354.978589</text:p>
          </table:table-cell>
          <table:table-cell office:value-type="float" office:value="0.029029" calcext:value-type="float">
            <text:p>0.029029</text:p>
          </table:table-cell>
        </table:table-row>
        <table:table-row table:style-name="ro1">
          <table:table-cell office:value-type="float" office:value="358.453479" calcext:value-type="float">
            <text:p>358.453479</text:p>
          </table:table-cell>
          <table:table-cell office:value-type="float" office:value="0.027268" calcext:value-type="float">
            <text:p>0.027268</text:p>
          </table:table-cell>
        </table:table-row>
        <table:table-row table:style-name="ro1">
          <table:table-cell office:value-type="float" office:value="361.801299" calcext:value-type="float">
            <text:p>361.801299</text:p>
          </table:table-cell>
          <table:table-cell office:value-type="float" office:value="0.026101" calcext:value-type="float">
            <text:p>0.026101</text:p>
          </table:table-cell>
        </table:table-row>
        <table:table-row table:style-name="ro1">
          <table:table-cell office:value-type="float" office:value="365.907454" calcext:value-type="float">
            <text:p>365.907454</text:p>
          </table:table-cell>
          <table:table-cell office:value-type="float" office:value="0.025374" calcext:value-type="float">
            <text:p>0.025374</text:p>
          </table:table-cell>
        </table:table-row>
        <table:table-row table:style-name="ro1">
          <table:table-cell office:value-type="float" office:value="368.680478" calcext:value-type="float">
            <text:p>368.680478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373.898184" calcext:value-type="float">
            <text:p>373.898184</text:p>
          </table:table-cell>
          <table:table-cell office:value-type="float" office:value="0.025678" calcext:value-type="float">
            <text:p>0.025678</text:p>
          </table:table-cell>
        </table:table-row>
        <table:table-row table:style-name="ro1">
          <table:table-cell office:value-type="float" office:value="376.910607" calcext:value-type="float">
            <text:p>376.910607</text:p>
          </table:table-cell>
          <table:table-cell office:value-type="float" office:value="0.02666" calcext:value-type="float">
            <text:p>0.02666</text:p>
          </table:table-cell>
        </table:table-row>
        <table:table-row table:style-name="ro1">
          <table:table-cell office:value-type="float" office:value="380.873878" calcext:value-type="float">
            <text:p>380.873878</text:p>
          </table:table-cell>
          <table:table-cell office:value-type="float" office:value="0.028134" calcext:value-type="float">
            <text:p>0.028134</text:p>
          </table:table-cell>
        </table:table-row>
        <table:table-row table:style-name="ro1">
          <table:table-cell office:value-type="float" office:value="385.63002" calcext:value-type="float">
            <text:p>385.63002</text:p>
          </table:table-cell>
          <table:table-cell office:value-type="float" office:value="0.030093" calcext:value-type="float">
            <text:p>0.030093</text:p>
          </table:table-cell>
        </table:table-row>
        <table:table-row table:style-name="ro1">
          <table:table-cell office:value-type="float" office:value="389.080608" calcext:value-type="float">
            <text:p>389.080608</text:p>
          </table:table-cell>
          <table:table-cell office:value-type="float" office:value="0.032453" calcext:value-type="float">
            <text:p>0.032453</text:p>
          </table:table-cell>
        </table:table-row>
        <table:table-row table:style-name="ro1">
          <table:table-cell office:value-type="float" office:value="392.045132" calcext:value-type="float">
            <text:p>392.045132</text:p>
          </table:table-cell>
          <table:table-cell office:value-type="float" office:value="0.03534" calcext:value-type="float">
            <text:p>0.03534</text:p>
          </table:table-cell>
        </table:table-row>
        <table:table-row table:style-name="ro1">
          <table:table-cell office:value-type="float" office:value="395.398087" calcext:value-type="float">
            <text:p>395.398087</text:p>
          </table:table-cell>
          <table:table-cell office:value-type="float" office:value="0.038437" calcext:value-type="float">
            <text:p>0.038437</text:p>
          </table:table-cell>
        </table:table-row>
        <table:table-row table:style-name="ro1">
          <table:table-cell office:value-type="float" office:value="400.342143" calcext:value-type="float">
            <text:p>400.342143</text:p>
          </table:table-cell>
          <table:table-cell office:value-type="float" office:value="0.041722" calcext:value-type="float">
            <text:p>0.041722</text:p>
          </table:table-cell>
        </table:table-row>
        <table:table-row table:style-name="ro1">
          <table:table-cell office:value-type="float" office:value="403.58338" calcext:value-type="float">
            <text:p>403.58338</text:p>
          </table:table-cell>
          <table:table-cell office:value-type="float" office:value="0.045115" calcext:value-type="float">
            <text:p>0.045115</text:p>
          </table:table-cell>
        </table:table-row>
        <table:table-row table:style-name="ro1">
          <table:table-cell office:value-type="float" office:value="407.796891" calcext:value-type="float">
            <text:p>407.796891</text:p>
          </table:table-cell>
          <table:table-cell office:value-type="float" office:value="0.048701" calcext:value-type="float">
            <text:p>0.048701</text:p>
          </table:table-cell>
        </table:table-row>
        <table:table-row table:style-name="ro1">
          <table:table-cell office:value-type="float" office:value="411.932529" calcext:value-type="float">
            <text:p>411.932529</text:p>
          </table:table-cell>
          <table:table-cell office:value-type="float" office:value="0.052122" calcext:value-type="float">
            <text:p>0.052122</text:p>
          </table:table-cell>
        </table:table-row>
        <table:table-row table:style-name="ro1">
          <table:table-cell office:value-type="float" office:value="414.563579" calcext:value-type="float">
            <text:p>414.563579</text:p>
          </table:table-cell>
          <table:table-cell office:value-type="float" office:value="0.055418" calcext:value-type="float">
            <text:p>0.055418</text:p>
          </table:table-cell>
        </table:table-row>
        <table:table-row table:style-name="ro1">
          <table:table-cell office:value-type="float" office:value="418.692253" calcext:value-type="float">
            <text:p>418.692253</text:p>
          </table:table-cell>
          <table:table-cell office:value-type="float" office:value="0.058482" calcext:value-type="float">
            <text:p>0.058482</text:p>
          </table:table-cell>
        </table:table-row>
        <table:table-row table:style-name="ro1">
          <table:table-cell office:value-type="float" office:value="422.456399" calcext:value-type="float">
            <text:p>422.456399</text:p>
          </table:table-cell>
          <table:table-cell office:value-type="float" office:value="0.061354" calcext:value-type="float">
            <text:p>0.061354</text:p>
          </table:table-cell>
        </table:table-row>
        <table:table-row table:style-name="ro1">
          <table:table-cell office:value-type="float" office:value="426.467309" calcext:value-type="float">
            <text:p>426.467309</text:p>
          </table:table-cell>
          <table:table-cell office:value-type="float" office:value="0.063802" calcext:value-type="float">
            <text:p>0.063802</text:p>
          </table:table-cell>
        </table:table-row>
        <table:table-row table:style-name="ro1">
          <table:table-cell office:value-type="float" office:value="431.056607" calcext:value-type="float">
            <text:p>431.056607</text:p>
          </table:table-cell>
          <table:table-cell office:value-type="float" office:value="0.065609" calcext:value-type="float">
            <text:p>0.065609</text:p>
          </table:table-cell>
        </table:table-row>
        <table:table-row table:style-name="ro1">
          <table:table-cell office:value-type="float" office:value="433.874527" calcext:value-type="float">
            <text:p>433.874527</text:p>
          </table:table-cell>
          <table:table-cell office:value-type="float" office:value="0.067346" calcext:value-type="float">
            <text:p>0.067346</text:p>
          </table:table-cell>
        </table:table-row>
        <table:table-row table:style-name="ro1">
          <table:table-cell office:value-type="float" office:value="437.085793" calcext:value-type="float">
            <text:p>437.085793</text:p>
          </table:table-cell>
          <table:table-cell office:value-type="float" office:value="0.06872" calcext:value-type="float">
            <text:p>0.06872</text:p>
          </table:table-cell>
        </table:table-row>
        <table:table-row table:style-name="ro1">
          <table:table-cell office:value-type="float" office:value="441.01006" calcext:value-type="float">
            <text:p>441.01006</text:p>
          </table:table-cell>
          <table:table-cell office:value-type="float" office:value="0.069481" calcext:value-type="float">
            <text:p>0.069481</text:p>
          </table:table-cell>
        </table:table-row>
        <table:table-row table:style-name="ro1">
          <table:table-cell office:value-type="float" office:value="444.195614" calcext:value-type="float">
            <text:p>444.195614</text:p>
          </table:table-cell>
          <table:table-cell office:value-type="float" office:value="0.069885" calcext:value-type="float">
            <text:p>0.069885</text:p>
          </table:table-cell>
        </table:table-row>
        <table:table-row table:style-name="ro1">
          <table:table-cell office:value-type="float" office:value="447.678687" calcext:value-type="float">
            <text:p>447.678687</text:p>
          </table:table-cell>
          <table:table-cell office:value-type="float" office:value="0.070049" calcext:value-type="float">
            <text:p>0.070049</text:p>
          </table:table-cell>
        </table:table-row>
        <table:table-row table:style-name="ro1">
          <table:table-cell office:value-type="float" office:value="451.601106" calcext:value-type="float">
            <text:p>451.601106</text:p>
          </table:table-cell>
          <table:table-cell office:value-type="float" office:value="0.069766" calcext:value-type="float">
            <text:p>0.069766</text:p>
          </table:table-cell>
        </table:table-row>
        <table:table-row table:style-name="ro1">
          <table:table-cell office:value-type="float" office:value="455.542645" calcext:value-type="float">
            <text:p>455.542645</text:p>
          </table:table-cell>
          <table:table-cell office:value-type="float" office:value="0.069124" calcext:value-type="float">
            <text:p>0.069124</text:p>
          </table:table-cell>
        </table:table-row>
        <table:table-row table:style-name="ro1">
          <table:table-cell office:value-type="float" office:value="459.424258" calcext:value-type="float">
            <text:p>459.424258</text:p>
          </table:table-cell>
          <table:table-cell office:value-type="float" office:value="0.067931" calcext:value-type="float">
            <text:p>0.067931</text:p>
          </table:table-cell>
        </table:table-row>
        <table:table-row table:style-name="ro1">
          <table:table-cell office:value-type="float" office:value="462.695456" calcext:value-type="float">
            <text:p>462.695456</text:p>
          </table:table-cell>
          <table:table-cell office:value-type="float" office:value="0.066345" calcext:value-type="float">
            <text:p>0.066345</text:p>
          </table:table-cell>
        </table:table-row>
        <table:table-row table:style-name="ro1">
          <table:table-cell office:value-type="float" office:value="466.475463" calcext:value-type="float">
            <text:p>466.475463</text:p>
          </table:table-cell>
          <table:table-cell office:value-type="float" office:value="0.064583" calcext:value-type="float">
            <text:p>0.064583</text:p>
          </table:table-cell>
        </table:table-row>
        <table:table-row table:style-name="ro1">
          <table:table-cell office:value-type="float" office:value="470.334215" calcext:value-type="float">
            <text:p>470.334215</text:p>
          </table:table-cell>
          <table:table-cell office:value-type="float" office:value="0.062437" calcext:value-type="float">
            <text:p>0.062437</text:p>
          </table:table-cell>
        </table:table-row>
        <table:table-row table:style-name="ro1">
          <table:table-cell office:value-type="float" office:value="474.383175" calcext:value-type="float">
            <text:p>474.383175</text:p>
          </table:table-cell>
          <table:table-cell office:value-type="float" office:value="0.059744" calcext:value-type="float">
            <text:p>0.059744</text:p>
          </table:table-cell>
        </table:table-row>
        <table:table-row table:style-name="ro1">
          <table:table-cell office:value-type="float" office:value="478.510356" calcext:value-type="float">
            <text:p>478.510356</text:p>
          </table:table-cell>
          <table:table-cell office:value-type="float" office:value="0.05681" calcext:value-type="float">
            <text:p>0.05681</text:p>
          </table:table-cell>
        </table:table-row>
        <table:table-row table:style-name="ro1">
          <table:table-cell office:value-type="float" office:value="482.311919" calcext:value-type="float">
            <text:p>482.311919</text:p>
          </table:table-cell>
          <table:table-cell office:value-type="float" office:value="0.05376" calcext:value-type="float">
            <text:p>0.05376</text:p>
          </table:table-cell>
        </table:table-row>
        <table:table-row table:style-name="ro1">
          <table:table-cell office:value-type="float" office:value="485.38429" calcext:value-type="float">
            <text:p>485.38429</text:p>
          </table:table-cell>
          <table:table-cell office:value-type="float" office:value="0.050469" calcext:value-type="float">
            <text:p>0.050469</text:p>
          </table:table-cell>
        </table:table-row>
        <table:table-row table:style-name="ro1">
          <table:table-cell office:value-type="float" office:value="489.941411" calcext:value-type="float">
            <text:p>489.941411</text:p>
          </table:table-cell>
          <table:table-cell office:value-type="float" office:value="0.04707" calcext:value-type="float">
            <text:p>0.04707</text:p>
          </table:table-cell>
        </table:table-row>
        <table:table-row table:style-name="ro1">
          <table:table-cell office:value-type="float" office:value="492.369415" calcext:value-type="float">
            <text:p>492.369415</text:p>
          </table:table-cell>
          <table:table-cell office:value-type="float" office:value="0.043488" calcext:value-type="float">
            <text:p>0.043488</text:p>
          </table:table-cell>
        </table:table-row>
        <table:table-row table:style-name="ro1">
          <table:table-cell office:value-type="float" office:value="496.201658" calcext:value-type="float">
            <text:p>496.201658</text:p>
          </table:table-cell>
          <table:table-cell office:value-type="float" office:value="0.040219" calcext:value-type="float">
            <text:p>0.040219</text:p>
          </table:table-cell>
        </table:table-row>
        <table:table-row table:style-name="ro1">
          <table:table-cell office:value-type="float" office:value="499.504403" calcext:value-type="float">
            <text:p>499.504403</text:p>
          </table:table-cell>
          <table:table-cell office:value-type="float" office:value="0.036848" calcext:value-type="float">
            <text:p>0.036848</text:p>
          </table:table-cell>
        </table:table-row>
        <table:table-row table:style-name="ro1">
          <table:table-cell office:value-type="float" office:value="503.532258" calcext:value-type="float">
            <text:p>503.532258</text:p>
          </table:table-cell>
          <table:table-cell office:value-type="float" office:value="0.033894" calcext:value-type="float">
            <text:p>0.033894</text:p>
          </table:table-cell>
        </table:table-row>
        <table:table-row table:style-name="ro1">
          <table:table-cell office:value-type="float" office:value="506.659456" calcext:value-type="float">
            <text:p>506.659456</text:p>
          </table:table-cell>
          <table:table-cell office:value-type="float" office:value="0.031197" calcext:value-type="float">
            <text:p>0.031197</text:p>
          </table:table-cell>
        </table:table-row>
        <table:table-row table:style-name="ro1">
          <table:table-cell office:value-type="float" office:value="511.138639" calcext:value-type="float">
            <text:p>511.138639</text:p>
          </table:table-cell>
          <table:table-cell office:value-type="float" office:value="0.028999" calcext:value-type="float">
            <text:p>0.028999</text:p>
          </table:table-cell>
        </table:table-row>
        <table:table-row table:style-name="ro1">
          <table:table-cell office:value-type="float" office:value="513.692316" calcext:value-type="float">
            <text:p>513.692316</text:p>
          </table:table-cell>
          <table:table-cell office:value-type="float" office:value="0.027234" calcext:value-type="float">
            <text:p>0.027234</text:p>
          </table:table-cell>
        </table:table-row>
        <table:table-row table:style-name="ro1">
          <table:table-cell office:value-type="float" office:value="518.428247" calcext:value-type="float">
            <text:p>518.428247</text:p>
          </table:table-cell>
          <table:table-cell office:value-type="float" office:value="0.026049" calcext:value-type="float">
            <text:p>0.026049</text:p>
          </table:table-cell>
        </table:table-row>
        <table:table-row table:style-name="ro1">
          <table:table-cell office:value-type="float" office:value="522.115526" calcext:value-type="float">
            <text:p>522.115526</text:p>
          </table:table-cell>
          <table:table-cell office:value-type="float" office:value="0.025306" calcext:value-type="float">
            <text:p>0.025306</text:p>
          </table:table-cell>
        </table:table-row>
        <table:table-row table:style-name="ro1">
          <table:table-cell office:value-type="float" office:value="524.826999" calcext:value-type="float">
            <text:p>524.826999</text:p>
          </table:table-cell>
          <table:table-cell office:value-type="float" office:value="0.025243" calcext:value-type="float">
            <text:p>0.025243</text:p>
          </table:table-cell>
        </table:table-row>
        <table:table-row table:style-name="ro1">
          <table:table-cell office:value-type="float" office:value="529.163662" calcext:value-type="float">
            <text:p>529.163662</text:p>
          </table:table-cell>
          <table:table-cell office:value-type="float" office:value="0.025685" calcext:value-type="float">
            <text:p>0.025685</text:p>
          </table:table-cell>
        </table:table-row>
        <table:table-row table:style-name="ro1">
          <table:table-cell office:value-type="float" office:value="532.670297" calcext:value-type="float">
            <text:p>532.670297</text:p>
          </table:table-cell>
          <table:table-cell office:value-type="float" office:value="0.026668" calcext:value-type="float">
            <text:p>0.026668</text:p>
          </table:table-cell>
        </table:table-row>
        <table:table-row table:style-name="ro1">
          <table:table-cell office:value-type="float" office:value="536.948717" calcext:value-type="float">
            <text:p>536.948717</text:p>
          </table:table-cell>
          <table:table-cell office:value-type="float" office:value="0.028147" calcext:value-type="float">
            <text:p>0.028147</text:p>
          </table:table-cell>
        </table:table-row>
        <table:table-row table:style-name="ro1">
          <table:table-cell office:value-type="float" office:value="540.578204" calcext:value-type="float">
            <text:p>540.578204</text:p>
          </table:table-cell>
          <table:table-cell office:value-type="float" office:value="0.03026" calcext:value-type="float">
            <text:p>0.03026</text:p>
          </table:table-cell>
        </table:table-row>
        <table:table-row table:style-name="ro1">
          <table:table-cell office:value-type="float" office:value="544.468312" calcext:value-type="float">
            <text:p>544.468312</text:p>
          </table:table-cell>
          <table:table-cell office:value-type="float" office:value="0.032739" calcext:value-type="float">
            <text:p>0.032739</text:p>
          </table:table-cell>
        </table:table-row>
        <table:table-row table:style-name="ro1">
          <table:table-cell office:value-type="float" office:value="548.26027" calcext:value-type="float">
            <text:p>548.26027</text:p>
          </table:table-cell>
          <table:table-cell office:value-type="float" office:value="0.035624" calcext:value-type="float">
            <text:p>0.035624</text:p>
          </table:table-cell>
        </table:table-row>
        <table:table-row table:style-name="ro1">
          <table:table-cell office:value-type="float" office:value="551.640004" calcext:value-type="float">
            <text:p>551.640004</text:p>
          </table:table-cell>
          <table:table-cell office:value-type="float" office:value="0.03877" calcext:value-type="float">
            <text:p>0.03877</text:p>
          </table:table-cell>
        </table:table-row>
        <table:table-row table:style-name="ro1">
          <table:table-cell office:value-type="float" office:value="555.142362" calcext:value-type="float">
            <text:p>555.142362</text:p>
          </table:table-cell>
          <table:table-cell office:value-type="float" office:value="0.042195" calcext:value-type="float">
            <text:p>0.042195</text:p>
          </table:table-cell>
        </table:table-row>
        <table:table-row table:style-name="ro1">
          <table:table-cell office:value-type="float" office:value="559.52001" calcext:value-type="float">
            <text:p>559.52001</text:p>
          </table:table-cell>
          <table:table-cell office:value-type="float" office:value="0.045811" calcext:value-type="float">
            <text:p>0.045811</text:p>
          </table:table-cell>
        </table:table-row>
        <table:table-row table:style-name="ro1">
          <table:table-cell office:value-type="float" office:value="562.954917" calcext:value-type="float">
            <text:p>562.954917</text:p>
          </table:table-cell>
          <table:table-cell office:value-type="float" office:value="0.049151" calcext:value-type="float">
            <text:p>0.049151</text:p>
          </table:table-cell>
        </table:table-row>
        <table:table-row table:style-name="ro1">
          <table:table-cell office:value-type="float" office:value="566.293519" calcext:value-type="float">
            <text:p>566.293519</text:p>
          </table:table-cell>
          <table:table-cell office:value-type="float" office:value="0.052452" calcext:value-type="float">
            <text:p>0.052452</text:p>
          </table:table-cell>
        </table:table-row>
        <table:table-row table:style-name="ro1">
          <table:table-cell office:value-type="float" office:value="569.844374" calcext:value-type="float">
            <text:p>569.844374</text:p>
          </table:table-cell>
          <table:table-cell office:value-type="float" office:value="0.055737" calcext:value-type="float">
            <text:p>0.055737</text:p>
          </table:table-cell>
        </table:table-row>
        <table:table-row table:style-name="ro1">
          <table:table-cell office:value-type="float" office:value="574.028718" calcext:value-type="float">
            <text:p>574.028718</text:p>
          </table:table-cell>
          <table:table-cell office:value-type="float" office:value="0.058694" calcext:value-type="float">
            <text:p>0.058694</text:p>
          </table:table-cell>
        </table:table-row>
        <table:table-row table:style-name="ro1">
          <table:table-cell office:value-type="float" office:value="577.37391" calcext:value-type="float">
            <text:p>577.37391</text:p>
          </table:table-cell>
          <table:table-cell office:value-type="float" office:value="0.061474" calcext:value-type="float">
            <text:p>0.061474</text:p>
          </table:table-cell>
        </table:table-row>
        <table:table-row table:style-name="ro1">
          <table:table-cell office:value-type="float" office:value="581.221899" calcext:value-type="float">
            <text:p>581.221899</text:p>
          </table:table-cell>
          <table:table-cell office:value-type="float" office:value="0.063831" calcext:value-type="float">
            <text:p>0.063831</text:p>
          </table:table-cell>
        </table:table-row>
        <table:table-row table:style-name="ro1">
          <table:table-cell office:value-type="float" office:value="585.330498" calcext:value-type="float">
            <text:p>585.330498</text:p>
          </table:table-cell>
          <table:table-cell office:value-type="float" office:value="0.065894" calcext:value-type="float">
            <text:p>0.065894</text:p>
          </table:table-cell>
        </table:table-row>
        <table:table-row table:style-name="ro1">
          <table:table-cell office:value-type="float" office:value="588.706689" calcext:value-type="float">
            <text:p>588.706689</text:p>
          </table:table-cell>
          <table:table-cell office:value-type="float" office:value="0.067607" calcext:value-type="float">
            <text:p>0.067607</text:p>
          </table:table-cell>
        </table:table-row>
        <table:table-row table:style-name="ro1">
          <table:table-cell office:value-type="float" office:value="592.152347" calcext:value-type="float">
            <text:p>592.152347</text:p>
          </table:table-cell>
          <table:table-cell office:value-type="float" office:value="0.06893" calcext:value-type="float">
            <text:p>0.06893</text:p>
          </table:table-cell>
        </table:table-row>
        <table:table-row table:style-name="ro1">
          <table:table-cell office:value-type="float" office:value="595.809704" calcext:value-type="float">
            <text:p>595.809704</text:p>
          </table:table-cell>
          <table:table-cell office:value-type="float" office:value="0.069835" calcext:value-type="float">
            <text:p>0.069835</text:p>
          </table:table-cell>
        </table:table-row>
        <table:table-row table:style-name="ro1">
          <table:table-cell office:value-type="float" office:value="600.905564" calcext:value-type="float">
            <text:p>600.905564</text:p>
          </table:table-cell>
          <table:table-cell office:value-type="float" office:value="0.070346" calcext:value-type="float">
            <text:p>0.070346</text:p>
          </table:table-cell>
        </table:table-row>
        <table:table-row table:style-name="ro1">
          <table:table-cell office:value-type="float" office:value="604.323858" calcext:value-type="float">
            <text:p>604.323858</text:p>
          </table:table-cell>
          <table:table-cell office:value-type="float" office:value="0.070354" calcext:value-type="float">
            <text:p>0.070354</text:p>
          </table:table-cell>
        </table:table-row>
        <table:table-row table:style-name="ro1">
          <table:table-cell office:value-type="float" office:value="608.73161" calcext:value-type="float">
            <text:p>608.73161</text:p>
          </table:table-cell>
          <table:table-cell office:value-type="float" office:value="0.070076" calcext:value-type="float">
            <text:p>0.070076</text:p>
          </table:table-cell>
        </table:table-row>
        <table:table-row table:style-name="ro1">
          <table:table-cell office:value-type="float" office:value="611.300816" calcext:value-type="float">
            <text:p>611.300816</text:p>
          </table:table-cell>
          <table:table-cell office:value-type="float" office:value="0.069215" calcext:value-type="float">
            <text:p>0.069215</text:p>
          </table:table-cell>
        </table:table-row>
        <table:table-row table:style-name="ro1">
          <table:table-cell office:value-type="float" office:value="616.755962" calcext:value-type="float">
            <text:p>616.755962</text:p>
          </table:table-cell>
          <table:table-cell office:value-type="float" office:value="0.068111" calcext:value-type="float">
            <text:p>0.068111</text:p>
          </table:table-cell>
        </table:table-row>
        <table:table-row table:style-name="ro1">
          <table:table-cell office:value-type="float" office:value="620.058044" calcext:value-type="float">
            <text:p>620.058044</text:p>
          </table:table-cell>
          <table:table-cell office:value-type="float" office:value="0.066434" calcext:value-type="float">
            <text:p>0.066434</text:p>
          </table:table-cell>
        </table:table-row>
        <table:table-row table:style-name="ro1">
          <table:table-cell office:value-type="float" office:value="622.25143" calcext:value-type="float">
            <text:p>622.25143</text:p>
          </table:table-cell>
          <table:table-cell office:value-type="float" office:value="0.064251" calcext:value-type="float">
            <text:p>0.064251</text:p>
          </table:table-cell>
        </table:table-row>
        <table:table-row table:style-name="ro1">
          <table:table-cell office:value-type="float" office:value="628.003693" calcext:value-type="float">
            <text:p>628.003693</text:p>
          </table:table-cell>
          <table:table-cell office:value-type="float" office:value="0.061866" calcext:value-type="float">
            <text:p>0.061866</text:p>
          </table:table-cell>
        </table:table-row>
        <table:table-row table:style-name="ro1">
          <table:table-cell office:value-type="float" office:value="630.126446" calcext:value-type="float">
            <text:p>630.126446</text:p>
          </table:table-cell>
          <table:table-cell office:value-type="float" office:value="0.059239" calcext:value-type="float">
            <text:p>0.059239</text:p>
          </table:table-cell>
        </table:table-row>
        <table:table-row table:style-name="ro1">
          <table:table-cell office:value-type="float" office:value="633.478299" calcext:value-type="float">
            <text:p>633.478299</text:p>
          </table:table-cell>
          <table:table-cell office:value-type="float" office:value="0.056123" calcext:value-type="float">
            <text:p>0.056123</text:p>
          </table:table-cell>
        </table:table-row>
        <table:table-row table:style-name="ro1">
          <table:table-cell office:value-type="float" office:value="637.886018" calcext:value-type="float">
            <text:p>637.886018</text:p>
          </table:table-cell>
          <table:table-cell office:value-type="float" office:value="0.052642" calcext:value-type="float">
            <text:p>0.052642</text:p>
          </table:table-cell>
        </table:table-row>
        <table:table-row table:style-name="ro1">
          <table:table-cell office:value-type="float" office:value="641.529152" calcext:value-type="float">
            <text:p>641.529152</text:p>
          </table:table-cell>
          <table:table-cell office:value-type="float" office:value="0.049237" calcext:value-type="float">
            <text:p>0.049237</text:p>
          </table:table-cell>
        </table:table-row>
        <table:table-row table:style-name="ro1">
          <table:table-cell office:value-type="float" office:value="646.303595" calcext:value-type="float">
            <text:p>646.303595</text:p>
          </table:table-cell>
          <table:table-cell office:value-type="float" office:value="0.045858" calcext:value-type="float">
            <text:p>0.045858</text:p>
          </table:table-cell>
        </table:table-row>
        <table:table-row table:style-name="ro1">
          <table:table-cell office:value-type="float" office:value="648.994486" calcext:value-type="float">
            <text:p>648.994486</text:p>
          </table:table-cell>
          <table:table-cell office:value-type="float" office:value="0.042421" calcext:value-type="float">
            <text:p>0.042421</text:p>
          </table:table-cell>
        </table:table-row>
        <table:table-row table:style-name="ro1">
          <table:table-cell office:value-type="float" office:value="653.487427" calcext:value-type="float">
            <text:p>653.487427</text:p>
          </table:table-cell>
          <table:table-cell office:value-type="float" office:value="0.038957" calcext:value-type="float">
            <text:p>0.038957</text:p>
          </table:table-cell>
        </table:table-row>
        <table:table-row table:style-name="ro1">
          <table:table-cell office:value-type="float" office:value="657.230604" calcext:value-type="float">
            <text:p>657.230604</text:p>
          </table:table-cell>
          <table:table-cell office:value-type="float" office:value="0.035797" calcext:value-type="float">
            <text:p>0.035797</text:p>
          </table:table-cell>
        </table:table-row>
        <table:table-row table:style-name="ro1">
          <table:table-cell office:value-type="float" office:value="659.35558" calcext:value-type="float">
            <text:p>659.35558</text:p>
          </table:table-cell>
          <table:table-cell office:value-type="float" office:value="0.032953" calcext:value-type="float">
            <text:p>0.032953</text:p>
          </table:table-cell>
        </table:table-row>
        <table:table-row table:style-name="ro1">
          <table:table-cell office:value-type="float" office:value="664.90586" calcext:value-type="float">
            <text:p>664.90586</text:p>
          </table:table-cell>
          <table:table-cell office:value-type="float" office:value="0.030351" calcext:value-type="float">
            <text:p>0.030351</text:p>
          </table:table-cell>
        </table:table-row>
        <table:table-row table:style-name="ro1">
          <table:table-cell office:value-type="float" office:value="667.504269" calcext:value-type="float">
            <text:p>667.504269</text:p>
          </table:table-cell>
          <table:table-cell office:value-type="float" office:value="0.028301" calcext:value-type="float">
            <text:p>0.028301</text:p>
          </table:table-cell>
        </table:table-row>
        <table:table-row table:style-name="ro1">
          <table:table-cell office:value-type="float" office:value="672.044907" calcext:value-type="float">
            <text:p>672.044907</text:p>
          </table:table-cell>
          <table:table-cell office:value-type="float" office:value="0.026795" calcext:value-type="float">
            <text:p>0.026795</text:p>
          </table:table-cell>
        </table:table-row>
        <table:table-row table:style-name="ro1">
          <table:table-cell office:value-type="float" office:value="675.802163" calcext:value-type="float">
            <text:p>675.802163</text:p>
          </table:table-cell>
          <table:table-cell office:value-type="float" office:value="0.025713" calcext:value-type="float">
            <text:p>0.025713</text:p>
          </table:table-cell>
        </table:table-row>
        <table:table-row table:style-name="ro1">
          <table:table-cell office:value-type="float" office:value="679.864033" calcext:value-type="float">
            <text:p>679.864033</text:p>
          </table:table-cell>
          <table:table-cell office:value-type="float" office:value="0.025177" calcext:value-type="float">
            <text:p>0.025177</text:p>
          </table:table-cell>
        </table:table-row>
        <table:table-row table:style-name="ro1">
          <table:table-cell office:value-type="float" office:value="683.989359" calcext:value-type="float">
            <text:p>683.989359</text:p>
          </table:table-cell>
          <table:table-cell office:value-type="float" office:value="0.025278" calcext:value-type="float">
            <text:p>0.025278</text:p>
          </table:table-cell>
        </table:table-row>
        <table:table-row table:style-name="ro1">
          <table:table-cell office:value-type="float" office:value="686.332454" calcext:value-type="float">
            <text:p>686.332454</text:p>
          </table:table-cell>
          <table:table-cell office:value-type="float" office:value="0.025923" calcext:value-type="float">
            <text:p>0.025923</text:p>
          </table:table-cell>
        </table:table-row>
        <table:table-row table:style-name="ro1">
          <table:table-cell office:value-type="float" office:value="688.579513" calcext:value-type="float">
            <text:p>688.579513</text:p>
          </table:table-cell>
          <table:table-cell office:value-type="float" office:value="0.027147" calcext:value-type="float">
            <text:p>0.027147</text:p>
          </table:table-cell>
        </table:table-row>
        <table:table-row table:style-name="ro1">
          <table:table-cell office:value-type="float" office:value="693.295741" calcext:value-type="float">
            <text:p>693.295741</text:p>
          </table:table-cell>
          <table:table-cell office:value-type="float" office:value="0.028801" calcext:value-type="float">
            <text:p>0.028801</text:p>
          </table:table-cell>
        </table:table-row>
        <table:table-row table:style-name="ro1">
          <table:table-cell office:value-type="float" office:value="696.383365" calcext:value-type="float">
            <text:p>696.383365</text:p>
          </table:table-cell>
          <table:table-cell office:value-type="float" office:value="0.030843" calcext:value-type="float">
            <text:p>0.030843</text:p>
          </table:table-cell>
        </table:table-row>
        <table:table-row table:style-name="ro1">
          <table:table-cell office:value-type="float" office:value="701.971002" calcext:value-type="float">
            <text:p>701.971002</text:p>
          </table:table-cell>
          <table:table-cell office:value-type="float" office:value="0.03339" calcext:value-type="float">
            <text:p>0.03339</text:p>
          </table:table-cell>
        </table:table-row>
        <table:table-row table:style-name="ro1">
          <table:table-cell office:value-type="float" office:value="705.353833" calcext:value-type="float">
            <text:p>705.353833</text:p>
          </table:table-cell>
          <table:table-cell office:value-type="float" office:value="0.036461" calcext:value-type="float">
            <text:p>0.036461</text:p>
          </table:table-cell>
        </table:table-row>
        <table:table-row table:style-name="ro1">
          <table:table-cell office:value-type="float" office:value="708.046074" calcext:value-type="float">
            <text:p>708.046074</text:p>
          </table:table-cell>
          <table:table-cell office:value-type="float" office:value="0.039597" calcext:value-type="float">
            <text:p>0.039597</text:p>
          </table:table-cell>
        </table:table-row>
        <table:table-row table:style-name="ro1">
          <table:table-cell office:value-type="float" office:value="712.174757" calcext:value-type="float">
            <text:p>712.174757</text:p>
          </table:table-cell>
          <table:table-cell office:value-type="float" office:value="0.042788" calcext:value-type="float">
            <text:p>0.042788</text:p>
          </table:table-cell>
        </table:table-row>
        <table:table-row table:style-name="ro1">
          <table:table-cell office:value-type="float" office:value="714.392957" calcext:value-type="float">
            <text:p>714.392957</text:p>
          </table:table-cell>
          <table:table-cell office:value-type="float" office:value="0.046286" calcext:value-type="float">
            <text:p>0.046286</text:p>
          </table:table-cell>
        </table:table-row>
        <table:table-row table:style-name="ro1">
          <table:table-cell office:value-type="float" office:value="718.892433" calcext:value-type="float">
            <text:p>718.892433</text:p>
          </table:table-cell>
          <table:table-cell office:value-type="float" office:value="0.049802" calcext:value-type="float">
            <text:p>0.049802</text:p>
          </table:table-cell>
        </table:table-row>
        <table:table-row table:style-name="ro1">
          <table:table-cell office:value-type="float" office:value="724.52002" calcext:value-type="float">
            <text:p>724.52002</text:p>
          </table:table-cell>
          <table:table-cell office:value-type="float" office:value="0.052912" calcext:value-type="float">
            <text:p>0.052912</text:p>
          </table:table-cell>
        </table:table-row>
        <table:table-row table:style-name="ro1">
          <table:table-cell office:value-type="float" office:value="725.643849" calcext:value-type="float">
            <text:p>725.643849</text:p>
          </table:table-cell>
          <table:table-cell office:value-type="float" office:value="0.056071" calcext:value-type="float">
            <text:p>0.056071</text:p>
          </table:table-cell>
        </table:table-row>
        <table:table-row table:style-name="ro1">
          <table:table-cell office:value-type="float" office:value="730.120523" calcext:value-type="float">
            <text:p>730.120523</text:p>
          </table:table-cell>
          <table:table-cell office:value-type="float" office:value="0.058943" calcext:value-type="float">
            <text:p>0.058943</text:p>
          </table:table-cell>
        </table:table-row>
        <table:table-row table:style-name="ro1">
          <table:table-cell office:value-type="float" office:value="733.588846" calcext:value-type="float">
            <text:p>733.588846</text:p>
          </table:table-cell>
          <table:table-cell office:value-type="float" office:value="0.06169" calcext:value-type="float">
            <text:p>0.06169</text:p>
          </table:table-cell>
        </table:table-row>
        <table:table-row table:style-name="ro1">
          <table:table-cell office:value-type="float" office:value="738.199896" calcext:value-type="float">
            <text:p>738.199896</text:p>
          </table:table-cell>
          <table:table-cell office:value-type="float" office:value="0.063933" calcext:value-type="float">
            <text:p>0.063933</text:p>
          </table:table-cell>
        </table:table-row>
        <table:table-row table:style-name="ro1">
          <table:table-cell office:value-type="float" office:value="741.60526" calcext:value-type="float">
            <text:p>741.60526</text:p>
          </table:table-cell>
          <table:table-cell office:value-type="float" office:value="0.065774" calcext:value-type="float">
            <text:p>0.065774</text:p>
          </table:table-cell>
        </table:table-row>
        <table:table-row table:style-name="ro1">
          <table:table-cell office:value-type="float" office:value="746.05918" calcext:value-type="float">
            <text:p>746.05918</text:p>
          </table:table-cell>
          <table:table-cell office:value-type="float" office:value="0.067329" calcext:value-type="float">
            <text:p>0.067329</text:p>
          </table:table-cell>
        </table:table-row>
        <table:table-row table:style-name="ro1">
          <table:table-cell office:value-type="float" office:value="749.190309" calcext:value-type="float">
            <text:p>749.190309</text:p>
          </table:table-cell>
          <table:table-cell office:value-type="float" office:value="0.068621" calcext:value-type="float">
            <text:p>0.068621</text:p>
          </table:table-cell>
        </table:table-row>
        <table:table-row table:style-name="ro1">
          <table:table-cell office:value-type="float" office:value="753.702449" calcext:value-type="float">
            <text:p>753.702449</text:p>
          </table:table-cell>
          <table:table-cell office:value-type="float" office:value="0.069372" calcext:value-type="float">
            <text:p>0.069372</text:p>
          </table:table-cell>
        </table:table-row>
        <table:table-row table:style-name="ro1">
          <table:table-cell office:value-type="float" office:value="757.305432" calcext:value-type="float">
            <text:p>757.305432</text:p>
          </table:table-cell>
          <table:table-cell office:value-type="float" office:value="0.069845" calcext:value-type="float">
            <text:p>0.069845</text:p>
          </table:table-cell>
        </table:table-row>
        <table:table-row table:style-name="ro1">
          <table:table-cell office:value-type="float" office:value="760.765911" calcext:value-type="float">
            <text:p>760.765911</text:p>
          </table:table-cell>
          <table:table-cell office:value-type="float" office:value="0.069816" calcext:value-type="float">
            <text:p>0.069816</text:p>
          </table:table-cell>
        </table:table-row>
        <table:table-row table:style-name="ro1">
          <table:table-cell office:value-type="float" office:value="765.820724" calcext:value-type="float">
            <text:p>765.820724</text:p>
          </table:table-cell>
          <table:table-cell office:value-type="float" office:value="0.06936" calcext:value-type="float">
            <text:p>0.06936</text:p>
          </table:table-cell>
        </table:table-row>
        <table:table-row table:style-name="ro1">
          <table:table-cell office:value-type="float" office:value="768.245981" calcext:value-type="float">
            <text:p>768.245981</text:p>
          </table:table-cell>
          <table:table-cell office:value-type="float" office:value="0.068479" calcext:value-type="float">
            <text:p>0.068479</text:p>
          </table:table-cell>
        </table:table-row>
        <table:table-row table:style-name="ro1">
          <table:table-cell office:value-type="float" office:value="771.965481" calcext:value-type="float">
            <text:p>771.965481</text:p>
          </table:table-cell>
          <table:table-cell office:value-type="float" office:value="0.067204" calcext:value-type="float">
            <text:p>0.067204</text:p>
          </table:table-cell>
        </table:table-row>
        <table:table-row table:style-name="ro1">
          <table:table-cell office:value-type="float" office:value="776.07586" calcext:value-type="float">
            <text:p>776.07586</text:p>
          </table:table-cell>
          <table:table-cell office:value-type="float" office:value="0.065486" calcext:value-type="float">
            <text:p>0.065486</text:p>
          </table:table-cell>
        </table:table-row>
        <table:table-row table:style-name="ro1">
          <table:table-cell office:value-type="float" office:value="778.497618" calcext:value-type="float">
            <text:p>778.497618</text:p>
          </table:table-cell>
          <table:table-cell office:value-type="float" office:value="0.063382" calcext:value-type="float">
            <text:p>0.063382</text:p>
          </table:table-cell>
        </table:table-row>
        <table:table-row table:style-name="ro1">
          <table:table-cell office:value-type="float" office:value="783.943224" calcext:value-type="float">
            <text:p>783.943224</text:p>
          </table:table-cell>
          <table:table-cell office:value-type="float" office:value="0.060705" calcext:value-type="float">
            <text:p>0.060705</text:p>
          </table:table-cell>
        </table:table-row>
        <table:table-row table:style-name="ro1">
          <table:table-cell office:value-type="float" office:value="787.341217" calcext:value-type="float">
            <text:p>787.341217</text:p>
          </table:table-cell>
          <table:table-cell office:value-type="float" office:value="0.057979" calcext:value-type="float">
            <text:p>0.057979</text:p>
          </table:table-cell>
        </table:table-row>
        <table:table-row table:style-name="ro1">
          <table:table-cell office:value-type="float" office:value="792.921741" calcext:value-type="float">
            <text:p>792.921741</text:p>
          </table:table-cell>
          <table:table-cell office:value-type="float" office:value="0.054875" calcext:value-type="float">
            <text:p>0.054875</text:p>
          </table:table-cell>
        </table:table-row>
        <table:table-row table:style-name="ro1">
          <table:table-cell office:value-type="float" office:value="795.401329" calcext:value-type="float">
            <text:p>795.401329</text:p>
          </table:table-cell>
          <table:table-cell office:value-type="float" office:value="0.051484" calcext:value-type="float">
            <text:p>0.051484</text:p>
          </table:table-cell>
        </table:table-row>
        <table:table-row table:style-name="ro1">
          <table:table-cell office:value-type="float" office:value="798.615479" calcext:value-type="float">
            <text:p>798.615479</text:p>
          </table:table-cell>
          <table:table-cell office:value-type="float" office:value="0.047999" calcext:value-type="float">
            <text:p>0.047999</text:p>
          </table:table-cell>
        </table:table-row>
        <table:table-row table:style-name="ro1">
          <table:table-cell office:value-type="float" office:value="803.03353" calcext:value-type="float">
            <text:p>803.03353</text:p>
          </table:table-cell>
          <table:table-cell office:value-type="float" office:value="0.044464" calcext:value-type="float">
            <text:p>0.044464</text:p>
          </table:table-cell>
        </table:table-row>
        <table:table-row table:style-name="ro1">
          <table:table-cell office:value-type="float" office:value="806.501049" calcext:value-type="float">
            <text:p>806.501049</text:p>
          </table:table-cell>
          <table:table-cell office:value-type="float" office:value="0.041015" calcext:value-type="float">
            <text:p>0.041015</text:p>
          </table:table-cell>
        </table:table-row>
        <table:table-row table:style-name="ro1">
          <table:table-cell office:value-type="float" office:value="809.817993" calcext:value-type="float">
            <text:p>809.817993</text:p>
          </table:table-cell>
          <table:table-cell office:value-type="float" office:value="0.037702" calcext:value-type="float">
            <text:p>0.037702</text:p>
          </table:table-cell>
        </table:table-row>
        <table:table-row table:style-name="ro1">
          <table:table-cell office:value-type="float" office:value="815.388924" calcext:value-type="float">
            <text:p>815.388924</text:p>
          </table:table-cell>
          <table:table-cell office:value-type="float" office:value="0.034578" calcext:value-type="float">
            <text:p>0.034578</text:p>
          </table:table-cell>
        </table:table-row>
        <table:table-row table:style-name="ro1">
          <table:table-cell office:value-type="float" office:value="817.635175" calcext:value-type="float">
            <text:p>817.635175</text:p>
          </table:table-cell>
          <table:table-cell office:value-type="float" office:value="0.031756" calcext:value-type="float">
            <text:p>0.031756</text:p>
          </table:table-cell>
        </table:table-row>
        <table:table-row table:style-name="ro1">
          <table:table-cell office:value-type="float" office:value="822.126675" calcext:value-type="float">
            <text:p>822.126675</text:p>
          </table:table-cell>
          <table:table-cell office:value-type="float" office:value="0.029486" calcext:value-type="float">
            <text:p>0.029486</text:p>
          </table:table-cell>
        </table:table-row>
        <table:table-row table:style-name="ro1">
          <table:table-cell office:value-type="float" office:value="823.71686" calcext:value-type="float">
            <text:p>823.71686</text:p>
          </table:table-cell>
          <table:table-cell office:value-type="float" office:value="0.027621" calcext:value-type="float">
            <text:p>0.027621</text:p>
          </table:table-cell>
        </table:table-row>
        <table:table-row table:style-name="ro1">
          <table:table-cell office:value-type="float" office:value="827.777149" calcext:value-type="float">
            <text:p>827.777149</text:p>
          </table:table-cell>
          <table:table-cell office:value-type="float" office:value="0.02621" calcext:value-type="float">
            <text:p>0.02621</text:p>
          </table:table-cell>
        </table:table-row>
        <table:table-row table:style-name="ro1">
          <table:table-cell office:value-type="float" office:value="832.303906" calcext:value-type="float">
            <text:p>832.303906</text:p>
          </table:table-cell>
          <table:table-cell office:value-type="float" office:value="0.025312" calcext:value-type="float">
            <text:p>0.025312</text:p>
          </table:table-cell>
        </table:table-row>
        <table:table-row table:style-name="ro1">
          <table:table-cell office:value-type="float" office:value="834.994711" calcext:value-type="float">
            <text:p>834.994711</text:p>
          </table:table-cell>
          <table:table-cell office:value-type="float" office:value="0.025059" calcext:value-type="float">
            <text:p>0.025059</text:p>
          </table:table-cell>
        </table:table-row>
        <table:table-row table:style-name="ro1">
          <table:table-cell office:value-type="float" office:value="840.111018" calcext:value-type="float">
            <text:p>840.111018</text:p>
          </table:table-cell>
          <table:table-cell office:value-type="float" office:value="0.025394" calcext:value-type="float">
            <text:p>0.025394</text:p>
          </table:table-cell>
        </table:table-row>
        <table:table-row table:style-name="ro1">
          <table:table-cell office:value-type="float" office:value="843.4826" calcext:value-type="float">
            <text:p>843.4826</text:p>
          </table:table-cell>
          <table:table-cell office:value-type="float" office:value="0.026184" calcext:value-type="float">
            <text:p>0.026184</text:p>
          </table:table-cell>
        </table:table-row>
        <table:table-row table:style-name="ro1">
          <table:table-cell office:value-type="float" office:value="847.113533" calcext:value-type="float">
            <text:p>847.113533</text:p>
          </table:table-cell>
          <table:table-cell office:value-type="float" office:value="0.027522" calcext:value-type="float">
            <text:p>0.027522</text:p>
          </table:table-cell>
        </table:table-row>
        <table:table-row table:style-name="ro1">
          <table:table-cell office:value-type="float" office:value="849.263915" calcext:value-type="float">
            <text:p>849.263915</text:p>
          </table:table-cell>
          <table:table-cell office:value-type="float" office:value="0.029383" calcext:value-type="float">
            <text:p>0.029383</text:p>
          </table:table-cell>
        </table:table-row>
        <table:table-row table:style-name="ro1">
          <table:table-cell office:value-type="float" office:value="854.895496" calcext:value-type="float">
            <text:p>854.895496</text:p>
          </table:table-cell>
          <table:table-cell office:value-type="float" office:value="0.031791" calcext:value-type="float">
            <text:p>0.031791</text:p>
          </table:table-cell>
        </table:table-row>
        <table:table-row table:style-name="ro1">
          <table:table-cell office:value-type="float" office:value="858.03947" calcext:value-type="float">
            <text:p>858.03947</text:p>
          </table:table-cell>
          <table:table-cell office:value-type="float" office:value="0.034552" calcext:value-type="float">
            <text:p>0.034552</text:p>
          </table:table-cell>
        </table:table-row>
        <table:table-row table:style-name="ro1">
          <table:table-cell office:value-type="float" office:value="862.529418" calcext:value-type="float">
            <text:p>862.529418</text:p>
          </table:table-cell>
          <table:table-cell office:value-type="float" office:value="0.03743" calcext:value-type="float">
            <text:p>0.03743</text:p>
          </table:table-cell>
        </table:table-row>
        <table:table-row table:style-name="ro1">
          <table:table-cell office:value-type="float" office:value="865.940201" calcext:value-type="float">
            <text:p>865.940201</text:p>
          </table:table-cell>
          <table:table-cell office:value-type="float" office:value="0.040797" calcext:value-type="float">
            <text:p>0.040797</text:p>
          </table:table-cell>
        </table:table-row>
        <table:table-row table:style-name="ro1">
          <table:table-cell office:value-type="float" office:value="869.304054" calcext:value-type="float">
            <text:p>869.304054</text:p>
          </table:table-cell>
          <table:table-cell office:value-type="float" office:value="0.044285" calcext:value-type="float">
            <text:p>0.044285</text:p>
          </table:table-cell>
        </table:table-row>
        <table:table-row table:style-name="ro1">
          <table:table-cell office:value-type="float" office:value="873.762145" calcext:value-type="float">
            <text:p>873.762145</text:p>
          </table:table-cell>
          <table:table-cell office:value-type="float" office:value="0.047773" calcext:value-type="float">
            <text:p>0.047773</text:p>
          </table:table-cell>
        </table:table-row>
        <table:table-row table:style-name="ro1">
          <table:table-cell office:value-type="float" office:value="878.239392" calcext:value-type="float">
            <text:p>878.239392</text:p>
          </table:table-cell>
          <table:table-cell office:value-type="float" office:value="0.051138" calcext:value-type="float">
            <text:p>0.051138</text:p>
          </table:table-cell>
        </table:table-row>
        <table:table-row table:style-name="ro1">
          <table:table-cell office:value-type="float" office:value="881.615206" calcext:value-type="float">
            <text:p>881.615206</text:p>
          </table:table-cell>
          <table:table-cell office:value-type="float" office:value="0.054305" calcext:value-type="float">
            <text:p>0.054305</text:p>
          </table:table-cell>
        </table:table-row>
        <table:table-row table:style-name="ro1">
          <table:table-cell office:value-type="float" office:value="883.895719" calcext:value-type="float">
            <text:p>883.895719</text:p>
          </table:table-cell>
          <table:table-cell office:value-type="float" office:value="0.057512" calcext:value-type="float">
            <text:p>0.057512</text:p>
          </table:table-cell>
        </table:table-row>
        <table:table-row table:style-name="ro1">
          <table:table-cell office:value-type="float" office:value="889.461201" calcext:value-type="float">
            <text:p>889.461201</text:p>
          </table:table-cell>
          <table:table-cell office:value-type="float" office:value="0.060324" calcext:value-type="float">
            <text:p>0.060324</text:p>
          </table:table-cell>
        </table:table-row>
        <table:table-row table:style-name="ro1">
          <table:table-cell office:value-type="float" office:value="891.804595" calcext:value-type="float">
            <text:p>891.804595</text:p>
          </table:table-cell>
          <table:table-cell office:value-type="float" office:value="0.06264" calcext:value-type="float">
            <text:p>0.06264</text:p>
          </table:table-cell>
        </table:table-row>
        <table:table-row table:style-name="ro1">
          <table:table-cell office:value-type="float" office:value="895.295381" calcext:value-type="float">
            <text:p>895.295381</text:p>
          </table:table-cell>
          <table:table-cell office:value-type="float" office:value="0.064913" calcext:value-type="float">
            <text:p>0.064913</text:p>
          </table:table-cell>
        </table:table-row>
        <table:table-row table:style-name="ro1">
          <table:table-cell office:value-type="float" office:value="899.647741" calcext:value-type="float">
            <text:p>899.647741</text:p>
          </table:table-cell>
          <table:table-cell office:value-type="float" office:value="0.066867" calcext:value-type="float">
            <text:p>0.066867</text:p>
          </table:table-cell>
        </table:table-row>
        <table:table-row table:style-name="ro1">
          <table:table-cell office:value-type="float" office:value="902.983371" calcext:value-type="float">
            <text:p>902.983371</text:p>
          </table:table-cell>
          <table:table-cell office:value-type="float" office:value="0.068367" calcext:value-type="float">
            <text:p>0.068367</text:p>
          </table:table-cell>
        </table:table-row>
        <table:table-row table:style-name="ro1">
          <table:table-cell office:value-type="float" office:value="906.374574" calcext:value-type="float">
            <text:p>906.374574</text:p>
          </table:table-cell>
          <table:table-cell office:value-type="float" office:value="0.069364" calcext:value-type="float">
            <text:p>0.069364</text:p>
          </table:table-cell>
        </table:table-row>
        <table:table-row table:style-name="ro1">
          <table:table-cell office:value-type="float" office:value="909.879388" calcext:value-type="float">
            <text:p>909.879388</text:p>
          </table:table-cell>
          <table:table-cell office:value-type="float" office:value="0.070162" calcext:value-type="float">
            <text:p>0.070162</text:p>
          </table:table-cell>
        </table:table-row>
        <table:table-row table:style-name="ro1">
          <table:table-cell office:value-type="float" office:value="914.185165" calcext:value-type="float">
            <text:p>914.185165</text:p>
          </table:table-cell>
          <table:table-cell office:value-type="float" office:value="0.070463" calcext:value-type="float">
            <text:p>0.070463</text:p>
          </table:table-cell>
        </table:table-row>
        <table:table-row table:style-name="ro1">
          <table:table-cell office:value-type="float" office:value="917.550917" calcext:value-type="float">
            <text:p>917.550917</text:p>
          </table:table-cell>
          <table:table-cell office:value-type="float" office:value="0.070352" calcext:value-type="float">
            <text:p>0.070352</text:p>
          </table:table-cell>
        </table:table-row>
        <table:table-row table:style-name="ro1">
          <table:table-cell office:value-type="float" office:value="921.032907" calcext:value-type="float">
            <text:p>921.032907</text:p>
          </table:table-cell>
          <table:table-cell office:value-type="float" office:value="0.069683" calcext:value-type="float">
            <text:p>0.069683</text:p>
          </table:table-cell>
        </table:table-row>
        <table:table-row table:style-name="ro1">
          <table:table-cell office:value-type="float" office:value="924.342167" calcext:value-type="float">
            <text:p>924.342167</text:p>
          </table:table-cell>
          <table:table-cell office:value-type="float" office:value="0.068729" calcext:value-type="float">
            <text:p>0.068729</text:p>
          </table:table-cell>
        </table:table-row>
        <table:table-row table:style-name="ro1">
          <table:table-cell office:value-type="float" office:value="928.765177" calcext:value-type="float">
            <text:p>928.765177</text:p>
          </table:table-cell>
          <table:table-cell office:value-type="float" office:value="0.067393" calcext:value-type="float">
            <text:p>0.067393</text:p>
          </table:table-cell>
        </table:table-row>
        <table:table-row table:style-name="ro1">
          <table:table-cell office:value-type="float" office:value="933.261775" calcext:value-type="float">
            <text:p>933.261775</text:p>
          </table:table-cell>
          <table:table-cell office:value-type="float" office:value="0.065531" calcext:value-type="float">
            <text:p>0.065531</text:p>
          </table:table-cell>
        </table:table-row>
        <table:table-row table:style-name="ro1">
          <table:table-cell office:value-type="float" office:value="936.632698" calcext:value-type="float">
            <text:p>936.632698</text:p>
          </table:table-cell>
          <table:table-cell office:value-type="float" office:value="0.063331" calcext:value-type="float">
            <text:p>0.063331</text:p>
          </table:table-cell>
        </table:table-row>
        <table:table-row table:style-name="ro1">
          <table:table-cell office:value-type="float" office:value="940.894114" calcext:value-type="float">
            <text:p>940.894114</text:p>
          </table:table-cell>
          <table:table-cell office:value-type="float" office:value="0.060799" calcext:value-type="float">
            <text:p>0.060799</text:p>
          </table:table-cell>
        </table:table-row>
        <table:table-row table:style-name="ro1">
          <table:table-cell office:value-type="float" office:value="944.520127" calcext:value-type="float">
            <text:p>944.520127</text:p>
          </table:table-cell>
          <table:table-cell office:value-type="float" office:value="0.057835" calcext:value-type="float">
            <text:p>0.057835</text:p>
          </table:table-cell>
        </table:table-row>
        <table:table-row table:style-name="ro1">
          <table:table-cell office:value-type="float" office:value="947.909049" calcext:value-type="float">
            <text:p>947.909049</text:p>
          </table:table-cell>
          <table:table-cell office:value-type="float" office:value="0.054578" calcext:value-type="float">
            <text:p>0.054578</text:p>
          </table:table-cell>
        </table:table-row>
        <table:table-row table:style-name="ro1">
          <table:table-cell office:value-type="float" office:value="952.348715" calcext:value-type="float">
            <text:p>952.348715</text:p>
          </table:table-cell>
          <table:table-cell office:value-type="float" office:value="0.051116" calcext:value-type="float">
            <text:p>0.051116</text:p>
          </table:table-cell>
        </table:table-row>
        <table:table-row table:style-name="ro1">
          <table:table-cell office:value-type="float" office:value="956.822166" calcext:value-type="float">
            <text:p>956.822166</text:p>
          </table:table-cell>
          <table:table-cell office:value-type="float" office:value="0.047553" calcext:value-type="float">
            <text:p>0.047553</text:p>
          </table:table-cell>
        </table:table-row>
        <table:table-row table:style-name="ro1">
          <table:table-cell office:value-type="float" office:value="959.156552" calcext:value-type="float">
            <text:p>959.156552</text:p>
          </table:table-cell>
          <table:table-cell office:value-type="float" office:value="0.043914" calcext:value-type="float">
            <text:p>0.043914</text:p>
          </table:table-cell>
        </table:table-row>
        <table:table-row table:style-name="ro1">
          <table:table-cell office:value-type="float" office:value="963.622613" calcext:value-type="float">
            <text:p>963.622613</text:p>
          </table:table-cell>
          <table:table-cell office:value-type="float" office:value="0.040282" calcext:value-type="float">
            <text:p>0.040282</text:p>
          </table:table-cell>
        </table:table-row>
        <table:table-row table:style-name="ro1">
          <table:table-cell office:value-type="float" office:value="967.229633" calcext:value-type="float">
            <text:p>967.229633</text:p>
          </table:table-cell>
          <table:table-cell office:value-type="float" office:value="0.036963" calcext:value-type="float">
            <text:p>0.036963</text:p>
          </table:table-cell>
        </table:table-row>
        <table:table-row table:style-name="ro1">
          <table:table-cell office:value-type="float" office:value="970.340881" calcext:value-type="float">
            <text:p>970.340881</text:p>
          </table:table-cell>
          <table:table-cell office:value-type="float" office:value="0.033877" calcext:value-type="float">
            <text:p>0.033877</text:p>
          </table:table-cell>
        </table:table-row>
        <table:table-row table:style-name="ro1">
          <table:table-cell office:value-type="float" office:value="974.887209" calcext:value-type="float">
            <text:p>974.887209</text:p>
          </table:table-cell>
          <table:table-cell office:value-type="float" office:value="0.031174" calcext:value-type="float">
            <text:p>0.031174</text:p>
          </table:table-cell>
        </table:table-row>
        <table:table-row table:style-name="ro1">
          <table:table-cell office:value-type="float" office:value="978.549058" calcext:value-type="float">
            <text:p>978.549058</text:p>
          </table:table-cell>
          <table:table-cell office:value-type="float" office:value="0.028976" calcext:value-type="float">
            <text:p>0.028976</text:p>
          </table:table-cell>
        </table:table-row>
        <table:table-row table:style-name="ro1">
          <table:table-cell office:value-type="float" office:value="982.768154" calcext:value-type="float">
            <text:p>982.768154</text:p>
          </table:table-cell>
          <table:table-cell office:value-type="float" office:value="0.027262" calcext:value-type="float">
            <text:p>0.027262</text:p>
          </table:table-cell>
        </table:table-row>
        <table:table-row table:style-name="ro1">
          <table:table-cell office:value-type="float" office:value="986.156877" calcext:value-type="float">
            <text:p>986.156877</text:p>
          </table:table-cell>
          <table:table-cell office:value-type="float" office:value="0.026121" calcext:value-type="float">
            <text:p>0.026121</text:p>
          </table:table-cell>
        </table:table-row>
        <table:table-row table:style-name="ro1">
          <table:table-cell office:value-type="float" office:value="990.524719" calcext:value-type="float">
            <text:p>990.524719</text:p>
          </table:table-cell>
          <table:table-cell office:value-type="float" office:value="0.025431" calcext:value-type="float">
            <text:p>0.025431</text:p>
          </table:table-cell>
        </table:table-row>
        <table:table-row table:style-name="ro1">
          <table:table-cell office:value-type="float" office:value="995.015196" calcext:value-type="float">
            <text:p>995.015196</text:p>
          </table:table-cell>
          <table:table-cell office:value-type="float" office:value="0.025323" calcext:value-type="float">
            <text:p>0.025323</text:p>
          </table:table-cell>
        </table:table-row>
        <table:table-row table:style-name="ro1">
          <table:table-cell office:value-type="float" office:value="998.334266" calcext:value-type="float">
            <text:p>998.334266</text:p>
          </table:table-cell>
          <table:table-cell office:value-type="float" office:value="0.025735" calcext:value-type="float">
            <text:p>0.025735</text:p>
          </table:table-cell>
        </table:table-row>
        <table:table-row table:style-name="ro1">
          <table:table-cell office:value-type="float" office:value="1000.684487" calcext:value-type="float">
            <text:p>1000.684487</text:p>
          </table:table-cell>
          <table:table-cell office:value-type="float" office:value="0.026805" calcext:value-type="float">
            <text:p>0.026805</text:p>
          </table:table-cell>
        </table:table-row>
        <table:table-row table:style-name="ro1">
          <table:table-cell office:value-type="float" office:value="1005.14108" calcext:value-type="float">
            <text:p>1005.14108</text:p>
          </table:table-cell>
          <table:table-cell office:value-type="float" office:value="0.028294" calcext:value-type="float">
            <text:p>0.028294</text:p>
          </table:table-cell>
        </table:table-row>
        <table:table-row table:style-name="ro1">
          <table:table-cell office:value-type="float" office:value="1008.554837" calcext:value-type="float">
            <text:p>1008.554837</text:p>
          </table:table-cell>
          <table:table-cell office:value-type="float" office:value="0.030271" calcext:value-type="float">
            <text:p>0.030271</text:p>
          </table:table-cell>
        </table:table-row>
        <table:table-row table:style-name="ro1">
          <table:table-cell office:value-type="float" office:value="1013.030367" calcext:value-type="float">
            <text:p>1013.030367</text:p>
          </table:table-cell>
          <table:table-cell office:value-type="float" office:value="0.032701" calcext:value-type="float">
            <text:p>0.032701</text:p>
          </table:table-cell>
        </table:table-row>
        <table:table-row table:style-name="ro1">
          <table:table-cell office:value-type="float" office:value="1016.35805" calcext:value-type="float">
            <text:p>1016.35805</text:p>
          </table:table-cell>
          <table:table-cell office:value-type="float" office:value="0.035498" calcext:value-type="float">
            <text:p>0.035498</text:p>
          </table:table-cell>
        </table:table-row>
        <table:table-row table:style-name="ro1">
          <table:table-cell office:value-type="float" office:value="1018.765043" calcext:value-type="float">
            <text:p>1018.765043</text:p>
          </table:table-cell>
          <table:table-cell office:value-type="float" office:value="0.038596" calcext:value-type="float">
            <text:p>0.038596</text:p>
          </table:table-cell>
        </table:table-row>
        <table:table-row table:style-name="ro1">
          <table:table-cell office:value-type="float" office:value="1024.245857" calcext:value-type="float">
            <text:p>1024.245857</text:p>
          </table:table-cell>
          <table:table-cell office:value-type="float" office:value="0.041846" calcext:value-type="float">
            <text:p>0.041846</text:p>
          </table:table-cell>
        </table:table-row>
        <table:table-row table:style-name="ro1">
          <table:table-cell office:value-type="float" office:value="1027.61805" calcext:value-type="float">
            <text:p>1027.61805</text:p>
          </table:table-cell>
          <table:table-cell office:value-type="float" office:value="0.045407" calcext:value-type="float">
            <text:p>0.045407</text:p>
          </table:table-cell>
        </table:table-row>
        <table:table-row table:style-name="ro1">
          <table:table-cell office:value-type="float" office:value="1031.01644" calcext:value-type="float">
            <text:p>1031.01644</text:p>
          </table:table-cell>
          <table:table-cell office:value-type="float" office:value="0.048854" calcext:value-type="float">
            <text:p>0.048854</text:p>
          </table:table-cell>
        </table:table-row>
        <table:table-row table:style-name="ro1">
          <table:table-cell office:value-type="float" office:value="1034.392603" calcext:value-type="float">
            <text:p>1034.392603</text:p>
          </table:table-cell>
          <table:table-cell office:value-type="float" office:value="0.052311" calcext:value-type="float">
            <text:p>0.052311</text:p>
          </table:table-cell>
        </table:table-row>
        <table:table-row table:style-name="ro1">
          <table:table-cell office:value-type="float" office:value="1038.881067" calcext:value-type="float">
            <text:p>1038.881067</text:p>
          </table:table-cell>
          <table:table-cell office:value-type="float" office:value="0.055554" calcext:value-type="float">
            <text:p>0.055554</text:p>
          </table:table-cell>
        </table:table-row>
        <table:table-row table:style-name="ro1">
          <table:table-cell office:value-type="float" office:value="1042.2414" calcext:value-type="float">
            <text:p>1042.2414</text:p>
          </table:table-cell>
          <table:table-cell office:value-type="float" office:value="0.058495" calcext:value-type="float">
            <text:p>0.058495</text:p>
          </table:table-cell>
        </table:table-row>
        <table:table-row table:style-name="ro1">
          <table:table-cell office:value-type="float" office:value="1045.59728" calcext:value-type="float">
            <text:p>1045.59728</text:p>
          </table:table-cell>
          <table:table-cell office:value-type="float" office:value="0.061105" calcext:value-type="float">
            <text:p>0.061105</text:p>
          </table:table-cell>
        </table:table-row>
        <table:table-row table:style-name="ro1">
          <table:table-cell office:value-type="float" office:value="1048.998367" calcext:value-type="float">
            <text:p>1048.998367</text:p>
          </table:table-cell>
          <table:table-cell office:value-type="float" office:value="0.063732" calcext:value-type="float">
            <text:p>0.063732</text:p>
          </table:table-cell>
        </table:table-row>
        <table:table-row table:style-name="ro1">
          <table:table-cell office:value-type="float" office:value="1053.478957" calcext:value-type="float">
            <text:p>1053.478957</text:p>
          </table:table-cell>
          <table:table-cell office:value-type="float" office:value="0.065661" calcext:value-type="float">
            <text:p>0.065661</text:p>
          </table:table-cell>
        </table:table-row>
        <table:table-row table:style-name="ro1">
          <table:table-cell office:value-type="float" office:value="1056.969877" calcext:value-type="float">
            <text:p>1056.969877</text:p>
          </table:table-cell>
          <table:table-cell office:value-type="float" office:value="0.067394" calcext:value-type="float">
            <text:p>0.067394</text:p>
          </table:table-cell>
        </table:table-row>
        <table:table-row table:style-name="ro1">
          <table:table-cell office:value-type="float" office:value="1061.34398" calcext:value-type="float">
            <text:p>1061.34398</text:p>
          </table:table-cell>
          <table:table-cell office:value-type="float" office:value="0.068613" calcext:value-type="float">
            <text:p>0.068613</text:p>
          </table:table-cell>
        </table:table-row>
        <table:table-row table:style-name="ro1">
          <table:table-cell office:value-type="float" office:value="1063.70813" calcext:value-type="float">
            <text:p>1063.70813</text:p>
          </table:table-cell>
          <table:table-cell office:value-type="float" office:value="0.069402" calcext:value-type="float">
            <text:p>0.069402</text:p>
          </table:table-cell>
        </table:table-row>
        <table:table-row table:style-name="ro1">
          <table:table-cell office:value-type="float" office:value="1062.04949" calcext:value-type="float">
            <text:p>1062.04949</text:p>
          </table:table-cell>
          <table:table-cell office:value-type="float" office:value="0.068757" calcext:value-type="float">
            <text:p>0.068757</text:p>
          </table:table-cell>
        </table:table-row>
        <table:table-row table:style-name="ro1">
          <table:table-cell office:value-type="float" office:value="1058.056767" calcext:value-type="float">
            <text:p>1058.056767</text:p>
          </table:table-cell>
          <table:table-cell office:value-type="float" office:value="0.067683" calcext:value-type="float">
            <text:p>0.067683</text:p>
          </table:table-cell>
        </table:table-row>
        <table:table-row table:style-name="ro1">
          <table:table-cell office:value-type="float" office:value="1054.63483" calcext:value-type="float">
            <text:p>1054.63483</text:p>
          </table:table-cell>
          <table:table-cell office:value-type="float" office:value="0.066388" calcext:value-type="float">
            <text:p>0.066388</text:p>
          </table:table-cell>
        </table:table-row>
        <table:table-row table:style-name="ro1">
          <table:table-cell office:value-type="float" office:value="1051.209887" calcext:value-type="float">
            <text:p>1051.209887</text:p>
          </table:table-cell>
          <table:table-cell office:value-type="float" office:value="0.064482" calcext:value-type="float">
            <text:p>0.064482</text:p>
          </table:table-cell>
        </table:table-row>
        <table:table-row table:style-name="ro1">
          <table:table-cell office:value-type="float" office:value="1047.844473" calcext:value-type="float">
            <text:p>1047.844473</text:p>
          </table:table-cell>
          <table:table-cell office:value-type="float" office:value="0.062257" calcext:value-type="float">
            <text:p>0.062257</text:p>
          </table:table-cell>
        </table:table-row>
        <table:table-row table:style-name="ro1">
          <table:table-cell office:value-type="float" office:value="1043.357943" calcext:value-type="float">
            <text:p>1043.357943</text:p>
          </table:table-cell>
          <table:table-cell office:value-type="float" office:value="0.059657" calcext:value-type="float">
            <text:p>0.059657</text:p>
          </table:table-cell>
        </table:table-row>
        <table:table-row table:style-name="ro1">
          <table:table-cell office:value-type="float" office:value="1039.98298" calcext:value-type="float">
            <text:p>1039.98298</text:p>
          </table:table-cell>
          <table:table-cell office:value-type="float" office:value="0.056924" calcext:value-type="float">
            <text:p>0.056924</text:p>
          </table:table-cell>
        </table:table-row>
        <table:table-row table:style-name="ro1">
          <table:table-cell office:value-type="float" office:value="1036.621127" calcext:value-type="float">
            <text:p>1036.621127</text:p>
          </table:table-cell>
          <table:table-cell office:value-type="float" office:value="0.053766" calcext:value-type="float">
            <text:p>0.053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9:49:00.825034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4-11T19:53:02.442709823</dc:date>
    <meta:editing-duration>PT8M18S</meta:editing-duration>
    <meta:editing-cycles>2</meta:editing-cycles>
    <meta:document-statistic meta:table-count="1" meta:cell-count="9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47cm" svg:height="14.089cm" xlink:href=".." xlink:type="simple" chart:class="chart:scatter" chart:style-name="ch1">
        <chart:legend chart:legend-position="end" svg:x="22.195cm" svg:y="6.496cm" style:legend-expansion="high" chart:style-name="ch2"/>
        <chart:plot-area chart:style-name="ch3" table:cell-range-address="'MedicionAutomatica1.0'.A2:'MedicionAutomatica1.0'.C451 'MedicionAutomatica1.0'.B1:'MedicionAutomatica1.0'.C1" chart:data-source-has-labels="row" svg:x="0.5cm" svg:y="0.281cm" svg:width="21.195cm" svg:height="13.527cm">
          <chartooo:coordinate-region svg:x="1.412cm" svg:y="0.48cm" svg:width="19.911cm" svg:height="12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3.56812">
                <text:p>1063.56812</text:p>
                <draw:g>
                  <svg:desc>'MedicionAutomatica1.0'.A2:'MedicionAutomatica1.0'.A451</svg:desc>
                </draw:g>
              </table:table-cell>
              <table:table-cell office:value-type="float" office:value="0.06874">
                <text:p>0.06874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3.617433">
                <text:p>1063.617433</text:p>
              </table:table-cell>
              <table:table-cell office:value-type="float" office:value="0.068578">
                <text:p>0.06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.358733">
                <text:p>1060.358733</text:p>
              </table:table-cell>
              <table:table-cell office:value-type="float" office:value="0.06757">
                <text:p>0.0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5.85188">
                <text:p>1055.85188</text:p>
              </table:table-cell>
              <table:table-cell office:value-type="float" office:value="0.066213">
                <text:p>0.066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2.524937">
                <text:p>1052.524937</text:p>
              </table:table-cell>
              <table:table-cell office:value-type="float" office:value="0.064607">
                <text:p>0.064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.98424">
                <text:p>1048.98424</text:p>
              </table:table-cell>
              <table:table-cell office:value-type="float" office:value="0.062485">
                <text:p>0.06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4.51122">
                <text:p>1044.51122</text:p>
              </table:table-cell>
              <table:table-cell office:value-type="float" office:value="0.059843">
                <text:p>0.059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1.121633">
                <text:p>1041.121633</text:p>
              </table:table-cell>
              <table:table-cell office:value-type="float" office:value="0.057133">
                <text:p>0.057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7.77637">
                <text:p>1037.77637</text:p>
              </table:table-cell>
              <table:table-cell office:value-type="float" office:value="0.054239">
                <text:p>0.054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4.365157">
                <text:p>1034.365157</text:p>
              </table:table-cell>
              <table:table-cell office:value-type="float" office:value="0.050864">
                <text:p>0.050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9.990897">
                <text:p>1029.990897</text:p>
              </table:table-cell>
              <table:table-cell office:value-type="float" office:value="0.047655">
                <text:p>0.047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7.639763">
                <text:p>1027.639763</text:p>
              </table:table-cell>
              <table:table-cell office:value-type="float" office:value="0.04422">
                <text:p>0.0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.272253">
                <text:p>1024.272253</text:p>
              </table:table-cell>
              <table:table-cell office:value-type="float" office:value="0.040832">
                <text:p>0.040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8.657987">
                <text:p>1018.657987</text:p>
              </table:table-cell>
              <table:table-cell office:value-type="float" office:value="0.037494">
                <text:p>0.037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6.389893">
                <text:p>1016.389893</text:p>
              </table:table-cell>
              <table:table-cell office:value-type="float" office:value="0.034403">
                <text:p>0.034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0.897773">
                <text:p>1010.897773</text:p>
              </table:table-cell>
              <table:table-cell office:value-type="float" office:value="0.031626">
                <text:p>0.03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7.425093">
                <text:p>1007.425093</text:p>
              </table:table-cell>
              <table:table-cell office:value-type="float" office:value="0.029277">
                <text:p>0.02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4.175103">
                <text:p>1004.175103</text:p>
              </table:table-cell>
              <table:table-cell office:value-type="float" office:value="0.027301">
                <text:p>0.02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9.58309">
                <text:p>999.58309</text:p>
              </table:table-cell>
              <table:table-cell office:value-type="float" office:value="0.025979">
                <text:p>0.02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5.718907">
                <text:p>995.718907</text:p>
              </table:table-cell>
              <table:table-cell office:value-type="float" office:value="0.025128">
                <text:p>0.02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1.723383">
                <text:p>991.723383</text:p>
              </table:table-cell>
              <table:table-cell office:value-type="float" office:value="0.024885">
                <text:p>0.024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7.429918">
                <text:p>987.429918</text:p>
              </table:table-cell>
              <table:table-cell office:value-type="float" office:value="0.025195">
                <text:p>0.025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4.931206">
                <text:p>984.931206</text:p>
              </table:table-cell>
              <table:table-cell office:value-type="float" office:value="0.026133">
                <text:p>0.026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1.544039">
                <text:p>981.544039</text:p>
              </table:table-cell>
              <table:table-cell office:value-type="float" office:value="0.027396">
                <text:p>0.027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7.110368">
                <text:p>977.110368</text:p>
              </table:table-cell>
              <table:table-cell office:value-type="float" office:value="0.029343">
                <text:p>0.029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2.68535">
                <text:p>972.68535</text:p>
              </table:table-cell>
              <table:table-cell office:value-type="float" office:value="0.031718">
                <text:p>0.03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0.304823">
                <text:p>970.304823</text:p>
              </table:table-cell>
              <table:table-cell office:value-type="float" office:value="0.03439">
                <text:p>0.0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6.953286">
                <text:p>966.953286</text:p>
              </table:table-cell>
              <table:table-cell office:value-type="float" office:value="0.037284">
                <text:p>0.03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2.47371">
                <text:p>962.47371</text:p>
              </table:table-cell>
              <table:table-cell office:value-type="float" office:value="0.040552">
                <text:p>0.04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9.079284">
                <text:p>959.079284</text:p>
              </table:table-cell>
              <table:table-cell office:value-type="float" office:value="0.044106">
                <text:p>0.0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4.615604">
                <text:p>954.615604</text:p>
              </table:table-cell>
              <table:table-cell office:value-type="float" office:value="0.047569">
                <text:p>0.04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1.348746">
                <text:p>951.348746</text:p>
              </table:table-cell>
              <table:table-cell office:value-type="float" office:value="0.050977">
                <text:p>0.05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7.880194">
                <text:p>947.880194</text:p>
              </table:table-cell>
              <table:table-cell office:value-type="float" office:value="0.054304">
                <text:p>0.05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4.520835">
                <text:p>944.520835</text:p>
              </table:table-cell>
              <table:table-cell office:value-type="float" office:value="0.057431">
                <text:p>0.057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0.028307">
                <text:p>940.028307</text:p>
              </table:table-cell>
              <table:table-cell office:value-type="float" office:value="0.060258">
                <text:p>0.060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6.639144">
                <text:p>936.639144</text:p>
              </table:table-cell>
              <table:table-cell office:value-type="float" office:value="0.062713">
                <text:p>0.062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3.262382">
                <text:p>933.262382</text:p>
              </table:table-cell>
              <table:table-cell office:value-type="float" office:value="0.064936">
                <text:p>0.06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8.774045">
                <text:p>928.774045</text:p>
              </table:table-cell>
              <table:table-cell office:value-type="float" office:value="0.066752">
                <text:p>0.066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4.304768">
                <text:p>924.304768</text:p>
              </table:table-cell>
              <table:table-cell office:value-type="float" office:value="0.06804">
                <text:p>0.0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0.943894">
                <text:p>920.943894</text:p>
              </table:table-cell>
              <table:table-cell office:value-type="float" office:value="0.068957">
                <text:p>0.06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7.549232">
                <text:p>917.549232</text:p>
              </table:table-cell>
              <table:table-cell office:value-type="float" office:value="0.069494">
                <text:p>0.06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4.182097">
                <text:p>914.182097</text:p>
              </table:table-cell>
              <table:table-cell office:value-type="float" office:value="0.069818">
                <text:p>0.069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9.708045">
                <text:p>909.708045</text:p>
              </table:table-cell>
              <table:table-cell office:value-type="float" office:value="0.069377">
                <text:p>0.069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6.316809">
                <text:p>906.316809</text:p>
              </table:table-cell>
              <table:table-cell office:value-type="float" office:value="0.068718">
                <text:p>0.068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2.953086">
                <text:p>902.953086</text:p>
              </table:table-cell>
              <table:table-cell office:value-type="float" office:value="0.067596">
                <text:p>0.06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8.539996">
                <text:p>898.539996</text:p>
              </table:table-cell>
              <table:table-cell office:value-type="float" office:value="0.066009">
                <text:p>0.066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5.11792">
                <text:p>895.11792</text:p>
              </table:table-cell>
              <table:table-cell office:value-type="float" office:value="0.064081">
                <text:p>0.06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0.766063">
                <text:p>890.766063</text:p>
              </table:table-cell>
              <table:table-cell office:value-type="float" office:value="0.061918">
                <text:p>0.06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8.428233">
                <text:p>888.428233</text:p>
              </table:table-cell>
              <table:table-cell office:value-type="float" office:value="0.059374">
                <text:p>0.059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3.866697">
                <text:p>883.866697</text:p>
              </table:table-cell>
              <table:table-cell office:value-type="float" office:value="0.056466">
                <text:p>0.056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9.522175">
                <text:p>879.522175</text:p>
              </table:table-cell>
              <table:table-cell office:value-type="float" office:value="0.053469">
                <text:p>0.053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7.33372">
                <text:p>877.33372</text:p>
              </table:table-cell>
              <table:table-cell office:value-type="float" office:value="0.050183">
                <text:p>0.05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2.797242">
                <text:p>872.797242</text:p>
              </table:table-cell>
              <table:table-cell office:value-type="float" office:value="0.046802">
                <text:p>0.046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9.292177">
                <text:p>869.292177</text:p>
              </table:table-cell>
              <table:table-cell office:value-type="float" office:value="0.043307">
                <text:p>0.04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4.938102">
                <text:p>864.938102</text:p>
              </table:table-cell>
              <table:table-cell office:value-type="float" office:value="0.040025">
                <text:p>0.04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2.543957">
                <text:p>862.543957</text:p>
              </table:table-cell>
              <table:table-cell office:value-type="float" office:value="0.03675">
                <text:p>0.0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8.050415">
                <text:p>858.050415</text:p>
              </table:table-cell>
              <table:table-cell office:value-type="float" office:value="0.033834">
                <text:p>0.033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4.738618">
                <text:p>854.738618</text:p>
              </table:table-cell>
              <table:table-cell office:value-type="float" office:value="0.031149">
                <text:p>0.03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9.277266">
                <text:p>849.277266</text:p>
              </table:table-cell>
              <table:table-cell office:value-type="float" office:value="0.028861">
                <text:p>0.02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6.892075">
                <text:p>846.892075</text:p>
              </table:table-cell>
              <table:table-cell office:value-type="float" office:value="0.02706">
                <text:p>0.0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3.506858">
                <text:p>843.506858</text:p>
              </table:table-cell>
              <table:table-cell office:value-type="float" office:value="0.0258">
                <text:p>0.0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0.127345">
                <text:p>840.127345</text:p>
              </table:table-cell>
              <table:table-cell office:value-type="float" office:value="0.02505">
                <text:p>0.02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4.728467">
                <text:p>834.728467</text:p>
              </table:table-cell>
              <table:table-cell office:value-type="float" office:value="0.024629">
                <text:p>0.024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2.291398">
                <text:p>832.291398</text:p>
              </table:table-cell>
              <table:table-cell office:value-type="float" office:value="0.025356">
                <text:p>0.025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7.745224">
                <text:p>827.745224</text:p>
              </table:table-cell>
              <table:table-cell office:value-type="float" office:value="0.026138">
                <text:p>0.026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3.282141">
                <text:p>823.282141</text:p>
              </table:table-cell>
              <table:table-cell office:value-type="float" office:value="0.027675">
                <text:p>0.02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0.000607">
                <text:p>820.000607</text:p>
              </table:table-cell>
              <table:table-cell office:value-type="float" office:value="0.02966">
                <text:p>0.02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5.418436">
                <text:p>815.418436</text:p>
              </table:table-cell>
              <table:table-cell office:value-type="float" office:value="0.032322">
                <text:p>0.03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2.028015">
                <text:p>812.028015</text:p>
              </table:table-cell>
              <table:table-cell office:value-type="float" office:value="0.035304">
                <text:p>0.03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9.118989">
                <text:p>809.118989</text:p>
              </table:table-cell>
              <table:table-cell office:value-type="float" office:value="0.038386">
                <text:p>0.038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4.704161">
                <text:p>804.704161</text:p>
              </table:table-cell>
              <table:table-cell office:value-type="float" office:value="0.041549">
                <text:p>0.04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3.034587">
                <text:p>803.034587</text:p>
              </table:table-cell>
              <table:table-cell office:value-type="float" office:value="0.044829">
                <text:p>0.044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7.553719">
                <text:p>797.553719</text:p>
              </table:table-cell>
              <table:table-cell office:value-type="float" office:value="0.048365">
                <text:p>0.048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3.061912">
                <text:p>793.061912</text:p>
              </table:table-cell>
              <table:table-cell office:value-type="float" office:value="0.05177">
                <text:p>0.05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0.705048">
                <text:p>790.705048</text:p>
              </table:table-cell>
              <table:table-cell office:value-type="float" office:value="0.054878">
                <text:p>0.054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7.333422">
                <text:p>787.333422</text:p>
              </table:table-cell>
              <table:table-cell office:value-type="float" office:value="0.057743">
                <text:p>0.05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3.362899">
                <text:p>783.362899</text:p>
              </table:table-cell>
              <table:table-cell office:value-type="float" office:value="0.060475">
                <text:p>0.06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8.405782">
                <text:p>778.405782</text:p>
              </table:table-cell>
              <table:table-cell office:value-type="float" office:value="0.062994">
                <text:p>0.06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.079617">
                <text:p>776.079617</text:p>
              </table:table-cell>
              <table:table-cell office:value-type="float" office:value="0.065047">
                <text:p>0.065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1.785322">
                <text:p>771.785322</text:p>
              </table:table-cell>
              <table:table-cell office:value-type="float" office:value="0.06665">
                <text:p>0.0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8.278155">
                <text:p>768.278155</text:p>
              </table:table-cell>
              <table:table-cell office:value-type="float" office:value="0.067857">
                <text:p>0.067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5.00679">
                <text:p>765.00679</text:p>
              </table:table-cell>
              <table:table-cell office:value-type="float" office:value="0.068768">
                <text:p>0.068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0.621276">
                <text:p>760.621276</text:p>
              </table:table-cell>
              <table:table-cell office:value-type="float" office:value="0.069238">
                <text:p>0.069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7.171094">
                <text:p>757.171094</text:p>
              </table:table-cell>
              <table:table-cell office:value-type="float" office:value="0.069341">
                <text:p>0.069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3.700818">
                <text:p>753.700818</text:p>
              </table:table-cell>
              <table:table-cell office:value-type="float" office:value="0.068901">
                <text:p>0.068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9.170783">
                <text:p>749.170783</text:p>
              </table:table-cell>
              <table:table-cell office:value-type="float" office:value="0.068042">
                <text:p>0.068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6.039162">
                <text:p>746.039162</text:p>
              </table:table-cell>
              <table:table-cell office:value-type="float" office:value="0.067013">
                <text:p>0.067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1.564049">
                <text:p>741.564049</text:p>
              </table:table-cell>
              <table:table-cell office:value-type="float" office:value="0.06532">
                <text:p>0.0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7.925087">
                <text:p>737.925087</text:p>
              </table:table-cell>
              <table:table-cell office:value-type="float" office:value="0.063367">
                <text:p>0.063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3.542789">
                <text:p>733.542789</text:p>
              </table:table-cell>
              <table:table-cell office:value-type="float" office:value="0.061037">
                <text:p>0.06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0.114448">
                <text:p>730.114448</text:p>
              </table:table-cell>
              <table:table-cell office:value-type="float" office:value="0.058392">
                <text:p>0.05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5.748062">
                <text:p>725.748062</text:p>
              </table:table-cell>
              <table:table-cell office:value-type="float" office:value="0.055413">
                <text:p>0.05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4.438991">
                <text:p>724.438991</text:p>
              </table:table-cell>
              <table:table-cell office:value-type="float" office:value="0.052208">
                <text:p>0.05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7.991533">
                <text:p>717.991533</text:p>
              </table:table-cell>
              <table:table-cell office:value-type="float" office:value="0.04906">
                <text:p>0.04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4.377271">
                <text:p>714.377271</text:p>
              </table:table-cell>
              <table:table-cell office:value-type="float" office:value="0.045756">
                <text:p>0.045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1.134472">
                <text:p>711.134472</text:p>
              </table:table-cell>
              <table:table-cell office:value-type="float" office:value="0.042277">
                <text:p>0.042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7.676682">
                <text:p>707.676682</text:p>
              </table:table-cell>
              <table:table-cell office:value-type="float" office:value="0.038868">
                <text:p>0.03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4.46071">
                <text:p>704.46071</text:p>
              </table:table-cell>
              <table:table-cell office:value-type="float" office:value="0.035703">
                <text:p>0.03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.952541">
                <text:p>701.952541</text:p>
              </table:table-cell>
              <table:table-cell office:value-type="float" office:value="0.032783">
                <text:p>0.03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6.388408">
                <text:p>696.388408</text:p>
              </table:table-cell>
              <table:table-cell office:value-type="float" office:value="0.03023">
                <text:p>0.0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3.057593">
                <text:p>693.057593</text:p>
              </table:table-cell>
              <table:table-cell office:value-type="float" office:value="0.028161">
                <text:p>0.028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8.495651">
                <text:p>688.495651</text:p>
              </table:table-cell>
              <table:table-cell office:value-type="float" office:value="0.026572">
                <text:p>0.026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6.290368">
                <text:p>686.290368</text:p>
              </table:table-cell>
              <table:table-cell office:value-type="float" office:value="0.02551">
                <text:p>0.0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4.036599">
                <text:p>684.036599</text:p>
              </table:table-cell>
              <table:table-cell office:value-type="float" office:value="0.024971">
                <text:p>0.02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9.551913">
                <text:p>679.551913</text:p>
              </table:table-cell>
              <table:table-cell office:value-type="float" office:value="0.024933">
                <text:p>0.024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5.433495">
                <text:p>675.433495</text:p>
              </table:table-cell>
              <table:table-cell office:value-type="float" office:value="0.025525">
                <text:p>0.025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1.769137">
                <text:p>671.769137</text:p>
              </table:table-cell>
              <table:table-cell office:value-type="float" office:value="0.026619">
                <text:p>0.026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7.259856">
                <text:p>667.259856</text:p>
              </table:table-cell>
              <table:table-cell office:value-type="float" office:value="0.028226">
                <text:p>0.028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4.934593">
                <text:p>664.934593</text:p>
              </table:table-cell>
              <table:table-cell office:value-type="float" office:value="0.030286">
                <text:p>0.030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9.374711">
                <text:p>659.374711</text:p>
              </table:table-cell>
              <table:table-cell office:value-type="float" office:value="0.032905">
                <text:p>0.032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6.322249">
                <text:p>656.322249</text:p>
              </table:table-cell>
              <table:table-cell office:value-type="float" office:value="0.035926">
                <text:p>0.03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2.945373">
                <text:p>652.945373</text:p>
              </table:table-cell>
              <table:table-cell office:value-type="float" office:value="0.039159">
                <text:p>0.039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7.226544">
                <text:p>647.226544</text:p>
              </table:table-cell>
              <table:table-cell office:value-type="float" office:value="0.042656">
                <text:p>0.04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5.90931">
                <text:p>645.90931</text:p>
              </table:table-cell>
              <table:table-cell office:value-type="float" office:value="0.046297">
                <text:p>0.046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0.388366">
                <text:p>640.388366</text:p>
              </table:table-cell>
              <table:table-cell office:value-type="float" office:value="0.049983">
                <text:p>0.04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9.209069">
                <text:p>639.209069</text:p>
              </table:table-cell>
              <table:table-cell office:value-type="float" office:value="0.053408">
                <text:p>0.05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4.030084">
                <text:p>634.030084</text:p>
              </table:table-cell>
              <table:table-cell office:value-type="float" office:value="0.056639">
                <text:p>0.056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0.158807">
                <text:p>630.158807</text:p>
              </table:table-cell>
              <table:table-cell office:value-type="float" office:value="0.059472">
                <text:p>0.05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7.864316">
                <text:p>627.864316</text:p>
              </table:table-cell>
              <table:table-cell office:value-type="float" office:value="0.061983">
                <text:p>0.06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2.316453">
                <text:p>622.316453</text:p>
              </table:table-cell>
              <table:table-cell office:value-type="float" office:value="0.064357">
                <text:p>0.0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0.011374">
                <text:p>620.011374</text:p>
              </table:table-cell>
              <table:table-cell office:value-type="float" office:value="0.066266">
                <text:p>0.066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6.634556">
                <text:p>616.634556</text:p>
              </table:table-cell>
              <table:table-cell office:value-type="float" office:value="0.067866">
                <text:p>0.067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1.274688">
                <text:p>611.274688</text:p>
              </table:table-cell>
              <table:table-cell office:value-type="float" office:value="0.069007">
                <text:p>0.06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8.756387">
                <text:p>608.756387</text:p>
              </table:table-cell>
              <table:table-cell office:value-type="float" office:value="0.069796">
                <text:p>0.06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4.278151">
                <text:p>604.278151</text:p>
              </table:table-cell>
              <table:table-cell office:value-type="float" office:value="0.070055">
                <text:p>0.07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0.946471">
                <text:p>600.946471</text:p>
              </table:table-cell>
              <table:table-cell office:value-type="float" office:value="0.069986">
                <text:p>0.06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6.540947">
                <text:p>596.540947</text:p>
              </table:table-cell>
              <table:table-cell office:value-type="float" office:value="0.069524">
                <text:p>0.069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2.441285">
                <text:p>592.441285</text:p>
              </table:table-cell>
              <table:table-cell office:value-type="float" office:value="0.068702">
                <text:p>0.068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8.754597">
                <text:p>588.754597</text:p>
              </table:table-cell>
              <table:table-cell office:value-type="float" office:value="0.067441">
                <text:p>0.067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6.37318">
                <text:p>586.37318</text:p>
              </table:table-cell>
              <table:table-cell office:value-type="float" office:value="0.065832">
                <text:p>0.065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2.641015">
                <text:p>582.641015</text:p>
              </table:table-cell>
              <table:table-cell office:value-type="float" office:value="0.063832">
                <text:p>0.06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7.884709">
                <text:p>577.884709</text:p>
              </table:table-cell>
              <table:table-cell office:value-type="float" office:value="0.0614">
                <text:p>0.0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4.12931">
                <text:p>574.12931</text:p>
              </table:table-cell>
              <table:table-cell office:value-type="float" office:value="0.058712">
                <text:p>0.05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1.138947">
                <text:p>571.138947</text:p>
              </table:table-cell>
              <table:table-cell office:value-type="float" office:value="0.055707">
                <text:p>0.055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6.30995">
                <text:p>566.30995</text:p>
              </table:table-cell>
              <table:table-cell office:value-type="float" office:value="0.052499">
                <text:p>0.05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2.897665">
                <text:p>562.897665</text:p>
              </table:table-cell>
              <table:table-cell office:value-type="float" office:value="0.049027">
                <text:p>0.049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9.373821">
                <text:p>559.373821</text:p>
              </table:table-cell>
              <table:table-cell office:value-type="float" office:value="0.04542">
                <text:p>0.0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5.371614">
                <text:p>555.371614</text:p>
              </table:table-cell>
              <table:table-cell office:value-type="float" office:value="0.041845">
                <text:p>0.04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1.828992">
                <text:p>551.828992</text:p>
              </table:table-cell>
              <table:table-cell office:value-type="float" office:value="0.038433">
                <text:p>0.03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8.593314">
                <text:p>548.593314</text:p>
              </table:table-cell>
              <table:table-cell office:value-type="float" office:value="0.035361">
                <text:p>0.035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4.359407">
                <text:p>544.359407</text:p>
              </table:table-cell>
              <table:table-cell office:value-type="float" office:value="0.032492">
                <text:p>0.03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0.332678">
                <text:p>540.332678</text:p>
              </table:table-cell>
              <table:table-cell office:value-type="float" office:value="0.030051">
                <text:p>0.03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6.916907">
                <text:p>536.916907</text:p>
              </table:table-cell>
              <table:table-cell office:value-type="float" office:value="0.028009">
                <text:p>0.02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2.706096">
                <text:p>532.706096</text:p>
              </table:table-cell>
              <table:table-cell office:value-type="float" office:value="0.026466">
                <text:p>0.026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9.350296">
                <text:p>529.350296</text:p>
              </table:table-cell>
              <table:table-cell office:value-type="float" office:value="0.025482">
                <text:p>0.02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.245126">
                <text:p>525.245126</text:p>
              </table:table-cell>
              <table:table-cell office:value-type="float" office:value="0.025094">
                <text:p>0.025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1.590804">
                <text:p>521.590804</text:p>
              </table:table-cell>
              <table:table-cell office:value-type="float" office:value="0.025232">
                <text:p>0.02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7.926574">
                <text:p>517.926574</text:p>
              </table:table-cell>
              <table:table-cell office:value-type="float" office:value="0.025795">
                <text:p>0.025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3.787536">
                <text:p>513.787536</text:p>
              </table:table-cell>
              <table:table-cell office:value-type="float" office:value="0.02703">
                <text:p>0.02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1.143222">
                <text:p>511.143222</text:p>
              </table:table-cell>
              <table:table-cell office:value-type="float" office:value="0.028778">
                <text:p>0.02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7.158841">
                <text:p>507.15884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4.410602">
                <text:p>504.410602</text:p>
              </table:table-cell>
              <table:table-cell office:value-type="float" office:value="0.033615">
                <text:p>0.033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8.859154">
                <text:p>498.859154</text:p>
              </table:table-cell>
              <table:table-cell office:value-type="float" office:value="0.036637">
                <text:p>0.03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6.547768">
                <text:p>496.547768</text:p>
              </table:table-cell>
              <table:table-cell office:value-type="float" office:value="0.039966">
                <text:p>0.03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2.745086">
                <text:p>492.745086</text:p>
              </table:table-cell>
              <table:table-cell office:value-type="float" office:value="0.043496">
                <text:p>0.04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9.770963">
                <text:p>489.770963</text:p>
              </table:table-cell>
              <table:table-cell office:value-type="float" office:value="0.046937">
                <text:p>0.04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4.82754">
                <text:p>484.82754</text:p>
              </table:table-cell>
              <table:table-cell office:value-type="float" office:value="0.050382">
                <text:p>0.050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1.848809">
                <text:p>481.848809</text:p>
              </table:table-cell>
              <table:table-cell office:value-type="float" office:value="0.053677">
                <text:p>0.053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8.655067">
                <text:p>478.655067</text:p>
              </table:table-cell>
              <table:table-cell office:value-type="float" office:value="0.056918">
                <text:p>0.05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4.00057">
                <text:p>474.00057</text:p>
              </table:table-cell>
              <table:table-cell office:value-type="float" office:value="0.059764">
                <text:p>0.05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1.292131">
                <text:p>471.292131</text:p>
              </table:table-cell>
              <table:table-cell office:value-type="float" office:value="0.062348">
                <text:p>0.062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6.044643">
                <text:p>466.044643</text:p>
              </table:table-cell>
              <table:table-cell office:value-type="float" office:value="0.064608">
                <text:p>0.06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.206649">
                <text:p>462.206649</text:p>
              </table:table-cell>
              <table:table-cell office:value-type="float" office:value="0.066412">
                <text:p>0.06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9.000466">
                <text:p>459.000466</text:p>
              </table:table-cell>
              <table:table-cell office:value-type="float" office:value="0.067791">
                <text:p>0.06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4.368171">
                <text:p>454.368171</text:p>
              </table:table-cell>
              <table:table-cell office:value-type="float" office:value="0.068799">
                <text:p>0.06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1.654301">
                <text:p>451.654301</text:p>
              </table:table-cell>
              <table:table-cell office:value-type="float" office:value="0.06951">
                <text:p>0.06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7.173999">
                <text:p>447.173999</text:p>
              </table:table-cell>
              <table:table-cell office:value-type="float" office:value="0.069731">
                <text:p>0.06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3.732524">
                <text:p>443.732524</text:p>
              </table:table-cell>
              <table:table-cell office:value-type="float" office:value="0.069541">
                <text:p>0.06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0.45531">
                <text:p>440.45531</text:p>
              </table:table-cell>
              <table:table-cell office:value-type="float" office:value="0.068975">
                <text:p>0.06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6.845487">
                <text:p>436.845487</text:p>
              </table:table-cell>
              <table:table-cell office:value-type="float" office:value="0.068279">
                <text:p>0.068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3.467716">
                <text:p>433.467716</text:p>
              </table:table-cell>
              <table:table-cell office:value-type="float" office:value="0.066901">
                <text:p>0.066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.742742">
                <text:p>429.742742</text:p>
              </table:table-cell>
              <table:table-cell office:value-type="float" office:value="0.065029">
                <text:p>0.065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5.968565">
                <text:p>425.968565</text:p>
              </table:table-cell>
              <table:table-cell office:value-type="float" office:value="0.062765">
                <text:p>0.06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3.147192">
                <text:p>423.147192</text:p>
              </table:table-cell>
              <table:table-cell office:value-type="float" office:value="0.060402">
                <text:p>0.060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8.773319">
                <text:p>418.773319</text:p>
              </table:table-cell>
              <table:table-cell office:value-type="float" office:value="0.05739">
                <text:p>0.05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4.962209">
                <text:p>414.962209</text:p>
              </table:table-cell>
              <table:table-cell office:value-type="float" office:value="0.054189">
                <text:p>0.054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1.100322">
                <text:p>411.100322</text:p>
              </table:table-cell>
              <table:table-cell office:value-type="float" office:value="0.050958">
                <text:p>0.050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5.59369">
                <text:p>405.59369</text:p>
              </table:table-cell>
              <table:table-cell office:value-type="float" office:value="0.047466">
                <text:p>0.04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2.518415">
                <text:p>402.518415</text:p>
              </table:table-cell>
              <table:table-cell office:value-type="float" office:value="0.043882">
                <text:p>0.04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5.5889">
                <text:p>405.5889</text:p>
              </table:table-cell>
              <table:table-cell office:value-type="float" office:value="0.040446">
                <text:p>0.04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5.549094">
                <text:p>395.549094</text:p>
              </table:table-cell>
              <table:table-cell office:value-type="float" office:value="0.037184">
                <text:p>0.03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2.435821">
                <text:p>392.435821</text:p>
              </table:table-cell>
              <table:table-cell office:value-type="float" office:value="0.034121">
                <text:p>0.03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8.348802">
                <text:p>388.348802</text:p>
              </table:table-cell>
              <table:table-cell office:value-type="float" office:value="0.031398">
                <text:p>0.03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4.736179">
                <text:p>384.736179</text:p>
              </table:table-cell>
              <table:table-cell office:value-type="float" office:value="0.029039">
                <text:p>0.029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0.703074">
                <text:p>380.703074</text:p>
              </table:table-cell>
              <table:table-cell office:value-type="float" office:value="0.027254">
                <text:p>0.027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.973176">
                <text:p>376.973176</text:p>
              </table:table-cell>
              <table:table-cell office:value-type="float" office:value="0.025989">
                <text:p>0.025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.998007">
                <text:p>373.998007</text:p>
              </table:table-cell>
              <table:table-cell office:value-type="float" office:value="0.025161">
                <text:p>0.02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7.680093">
                <text:p>367.680093</text:p>
              </table:table-cell>
              <table:table-cell office:value-type="float" office:value="0.024847">
                <text:p>0.024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5.009366">
                <text:p>365.009366</text:p>
              </table:table-cell>
              <table:table-cell office:value-type="float" office:value="0.025199">
                <text:p>0.025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1.582212">
                <text:p>361.582212</text:p>
              </table:table-cell>
              <table:table-cell office:value-type="float" office:value="0.026085">
                <text:p>0.02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8.359487">
                <text:p>358.359487</text:p>
              </table:table-cell>
              <table:table-cell office:value-type="float" office:value="0.027553">
                <text:p>0.02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4.036268">
                <text:p>354.036268</text:p>
              </table:table-cell>
              <table:table-cell office:value-type="float" office:value="0.029473">
                <text:p>0.029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1.526174">
                <text:p>351.526174</text:p>
              </table:table-cell>
              <table:table-cell office:value-type="float" office:value="0.031789">
                <text:p>0.03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7.479453">
                <text:p>347.479453</text:p>
              </table:table-cell>
              <table:table-cell office:value-type="float" office:value="0.03474">
                <text:p>0.0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3.469622">
                <text:p>343.469622</text:p>
              </table:table-cell>
              <table:table-cell office:value-type="float" office:value="0.037886">
                <text:p>0.037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1.127109">
                <text:p>341.127109</text:p>
              </table:table-cell>
              <table:table-cell office:value-type="float" office:value="0.041102">
                <text:p>0.04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.877811">
                <text:p>337.877811</text:p>
              </table:table-cell>
              <table:table-cell office:value-type="float" office:value="0.0446">
                <text:p>0.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2.74273">
                <text:p>332.74273</text:p>
              </table:table-cell>
              <table:table-cell office:value-type="float" office:value="0.04807">
                <text:p>0.04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8.792439">
                <text:p>328.792439</text:p>
              </table:table-cell>
              <table:table-cell office:value-type="float" office:value="0.051487">
                <text:p>0.05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3.942204">
                <text:p>323.942204</text:p>
              </table:table-cell>
              <table:table-cell office:value-type="float" office:value="0.054632">
                <text:p>0.05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0.340525">
                <text:p>320.340525</text:p>
              </table:table-cell>
              <table:table-cell office:value-type="float" office:value="0.057695">
                <text:p>0.057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7.558882">
                <text:p>317.558882</text:p>
              </table:table-cell>
              <table:table-cell office:value-type="float" office:value="0.060486">
                <text:p>0.060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2.593693">
                <text:p>312.593693</text:p>
              </table:table-cell>
              <table:table-cell office:value-type="float" office:value="0.062973">
                <text:p>0.06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9.825644">
                <text:p>309.825644</text:p>
              </table:table-cell>
              <table:table-cell office:value-type="float" office:value="0.06506">
                <text:p>0.06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5.94069">
                <text:p>305.94069</text:p>
              </table:table-cell>
              <table:table-cell office:value-type="float" office:value="0.06672">
                <text:p>0.0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1.665835">
                <text:p>301.665835</text:p>
              </table:table-cell>
              <table:table-cell office:value-type="float" office:value="0.068131">
                <text:p>0.06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8.922938">
                <text:p>298.922938</text:p>
              </table:table-cell>
              <table:table-cell office:value-type="float" office:value="0.068996">
                <text:p>0.06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3.638102">
                <text:p>293.638102</text:p>
              </table:table-cell>
              <table:table-cell office:value-type="float" office:value="0.069421">
                <text:p>0.069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0.061592">
                <text:p>290.061592</text:p>
              </table:table-cell>
              <table:table-cell office:value-type="float" office:value="0.069375">
                <text:p>0.06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7.679777">
                <text:p>287.679777</text:p>
              </table:table-cell>
              <table:table-cell office:value-type="float" office:value="0.068951">
                <text:p>0.06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2.019401">
                <text:p>282.019401</text:p>
              </table:table-cell>
              <table:table-cell office:value-type="float" office:value="0.068117">
                <text:p>0.06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8.042628">
                <text:p>278.042628</text:p>
              </table:table-cell>
              <table:table-cell office:value-type="float" office:value="0.067014">
                <text:p>0.067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5.707109">
                <text:p>275.707109</text:p>
              </table:table-cell>
              <table:table-cell office:value-type="float" office:value="0.065534">
                <text:p>0.06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.761627">
                <text:p>270.761627</text:p>
              </table:table-cell>
              <table:table-cell office:value-type="float" office:value="0.063679">
                <text:p>0.06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8.806455">
                <text:p>268.806455</text:p>
              </table:table-cell>
              <table:table-cell office:value-type="float" office:value="0.061422">
                <text:p>0.06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4.71253">
                <text:p>264.71253</text:p>
              </table:table-cell>
              <table:table-cell office:value-type="float" office:value="0.059026">
                <text:p>0.059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1.110402">
                <text:p>261.110402</text:p>
              </table:table-cell>
              <table:table-cell office:value-type="float" office:value="0.05627">
                <text:p>0.0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.128627">
                <text:p>258.128627</text:p>
              </table:table-cell>
              <table:table-cell office:value-type="float" office:value="0.053207">
                <text:p>0.053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3.236849">
                <text:p>253.236849</text:p>
              </table:table-cell>
              <table:table-cell office:value-type="float" office:value="0.04986">
                <text:p>0.04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832277">
                <text:p>249.832277</text:p>
              </table:table-cell>
              <table:table-cell office:value-type="float" office:value="0.046664">
                <text:p>0.046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6.436299">
                <text:p>246.436299</text:p>
              </table:table-cell>
              <table:table-cell office:value-type="float" office:value="0.043231">
                <text:p>0.04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2.610307">
                <text:p>242.610307</text:p>
              </table:table-cell>
              <table:table-cell office:value-type="float" office:value="0.041374">
                <text:p>0.04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7.912892">
                <text:p>247.912892</text:p>
              </table:table-cell>
              <table:table-cell office:value-type="float" office:value="0.044983">
                <text:p>0.044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5.947191">
                <text:p>255.947191</text:p>
              </table:table-cell>
              <table:table-cell office:value-type="float" office:value="0.048401">
                <text:p>0.04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3.992332">
                <text:p>253.992332</text:p>
              </table:table-cell>
              <table:table-cell office:value-type="float" office:value="0.051854">
                <text:p>0.05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9.457668">
                <text:p>259.457668</text:p>
              </table:table-cell>
              <table:table-cell office:value-type="float" office:value="0.05502">
                <text:p>0.05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6.561285">
                <text:p>266.561285</text:p>
              </table:table-cell>
              <table:table-cell office:value-type="float" office:value="0.058071">
                <text:p>0.0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6.470355">
                <text:p>266.470355</text:p>
              </table:table-cell>
              <table:table-cell office:value-type="float" office:value="0.06078">
                <text:p>0.06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.616087">
                <text:p>270.616087</text:p>
              </table:table-cell>
              <table:table-cell office:value-type="float" office:value="0.063134">
                <text:p>0.06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3.615853">
                <text:p>273.615853</text:p>
              </table:table-cell>
              <table:table-cell office:value-type="float" office:value="0.065338">
                <text:p>0.06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7.380522">
                <text:p>277.380522</text:p>
              </table:table-cell>
              <table:table-cell office:value-type="float" office:value="0.066935">
                <text:p>0.066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2.008037">
                <text:p>282.008037</text:p>
              </table:table-cell>
              <table:table-cell office:value-type="float" office:value="0.068309">
                <text:p>0.068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5.381796">
                <text:p>285.381796</text:p>
              </table:table-cell>
              <table:table-cell office:value-type="float" office:value="0.069306">
                <text:p>0.06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7.508652">
                <text:p>287.508652</text:p>
              </table:table-cell>
              <table:table-cell office:value-type="float" office:value="0.069811">
                <text:p>0.069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2.124122">
                <text:p>292.124122</text:p>
              </table:table-cell>
              <table:table-cell office:value-type="float" office:value="0.069967">
                <text:p>0.069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5.891125">
                <text:p>295.891125</text:p>
              </table:table-cell>
              <table:table-cell office:value-type="float" office:value="0.069691">
                <text:p>0.06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8.853089">
                <text:p>298.853089</text:p>
              </table:table-cell>
              <table:table-cell office:value-type="float" office:value="0.069024">
                <text:p>0.06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2.641118">
                <text:p>302.641118</text:p>
              </table:table-cell>
              <table:table-cell office:value-type="float" office:value="0.067938">
                <text:p>0.067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6.864577">
                <text:p>306.864577</text:p>
              </table:table-cell>
              <table:table-cell office:value-type="float" office:value="0.0664">
                <text:p>0.0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0.456162">
                <text:p>310.456162</text:p>
              </table:table-cell>
              <table:table-cell office:value-type="float" office:value="0.064554">
                <text:p>0.064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3.548299">
                <text:p>313.548299</text:p>
              </table:table-cell>
              <table:table-cell office:value-type="float" office:value="0.062435">
                <text:p>0.06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7.646191">
                <text:p>317.646191</text:p>
              </table:table-cell>
              <table:table-cell office:value-type="float" office:value="0.059878">
                <text:p>0.059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1.636607">
                <text:p>321.636607</text:p>
              </table:table-cell>
              <table:table-cell office:value-type="float" office:value="0.056947">
                <text:p>0.056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6.062998">
                <text:p>326.062998</text:p>
              </table:table-cell>
              <table:table-cell office:value-type="float" office:value="0.05374">
                <text:p>0.05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9.603845">
                <text:p>329.603845</text:p>
              </table:table-cell>
              <table:table-cell office:value-type="float" office:value="0.050706">
                <text:p>0.050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3.411404">
                <text:p>333.411404</text:p>
              </table:table-cell>
              <table:table-cell office:value-type="float" office:value="0.047318">
                <text:p>0.047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8.401696">
                <text:p>338.401696</text:p>
              </table:table-cell>
              <table:table-cell office:value-type="float" office:value="0.043841">
                <text:p>0.043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0.354621">
                <text:p>340.354621</text:p>
              </table:table-cell>
              <table:table-cell office:value-type="float" office:value="0.040318">
                <text:p>0.040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4.249162">
                <text:p>344.249162</text:p>
              </table:table-cell>
              <table:table-cell office:value-type="float" office:value="0.037148">
                <text:p>0.037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7.167299">
                <text:p>347.167299</text:p>
              </table:table-cell>
              <table:table-cell office:value-type="float" office:value="0.034084">
                <text:p>0.034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0.568508">
                <text:p>350.568508</text:p>
              </table:table-cell>
              <table:table-cell office:value-type="float" office:value="0.03133">
                <text:p>0.0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4.978589">
                <text:p>354.978589</text:p>
              </table:table-cell>
              <table:table-cell office:value-type="float" office:value="0.029029">
                <text:p>0.029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8.453479">
                <text:p>358.453479</text:p>
              </table:table-cell>
              <table:table-cell office:value-type="float" office:value="0.027268">
                <text:p>0.02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1.801299">
                <text:p>361.801299</text:p>
              </table:table-cell>
              <table:table-cell office:value-type="float" office:value="0.026101">
                <text:p>0.02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5.907454">
                <text:p>365.907454</text:p>
              </table:table-cell>
              <table:table-cell office:value-type="float" office:value="0.025374">
                <text:p>0.025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8.680478">
                <text:p>368.680478</text:p>
              </table:table-cell>
              <table:table-cell office:value-type="float" office:value="0.0252">
                <text:p>0.0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3.898184">
                <text:p>373.898184</text:p>
              </table:table-cell>
              <table:table-cell office:value-type="float" office:value="0.025678">
                <text:p>0.025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6.910607">
                <text:p>376.910607</text:p>
              </table:table-cell>
              <table:table-cell office:value-type="float" office:value="0.02666">
                <text:p>0.0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873878">
                <text:p>380.873878</text:p>
              </table:table-cell>
              <table:table-cell office:value-type="float" office:value="0.028134">
                <text:p>0.028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5.63002">
                <text:p>385.63002</text:p>
              </table:table-cell>
              <table:table-cell office:value-type="float" office:value="0.030093">
                <text:p>0.030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9.080608">
                <text:p>389.080608</text:p>
              </table:table-cell>
              <table:table-cell office:value-type="float" office:value="0.032453">
                <text:p>0.032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2.045132">
                <text:p>392.045132</text:p>
              </table:table-cell>
              <table:table-cell office:value-type="float" office:value="0.03534">
                <text:p>0.03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5.398087">
                <text:p>395.398087</text:p>
              </table:table-cell>
              <table:table-cell office:value-type="float" office:value="0.038437">
                <text:p>0.038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0.342143">
                <text:p>400.342143</text:p>
              </table:table-cell>
              <table:table-cell office:value-type="float" office:value="0.041722">
                <text:p>0.04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3.58338">
                <text:p>403.58338</text:p>
              </table:table-cell>
              <table:table-cell office:value-type="float" office:value="0.045115">
                <text:p>0.045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7.796891">
                <text:p>407.796891</text:p>
              </table:table-cell>
              <table:table-cell office:value-type="float" office:value="0.048701">
                <text:p>0.048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1.932529">
                <text:p>411.932529</text:p>
              </table:table-cell>
              <table:table-cell office:value-type="float" office:value="0.052122">
                <text:p>0.05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4.563579">
                <text:p>414.563579</text:p>
              </table:table-cell>
              <table:table-cell office:value-type="float" office:value="0.055418">
                <text:p>0.055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8.692253">
                <text:p>418.692253</text:p>
              </table:table-cell>
              <table:table-cell office:value-type="float" office:value="0.058482">
                <text:p>0.058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2.456399">
                <text:p>422.456399</text:p>
              </table:table-cell>
              <table:table-cell office:value-type="float" office:value="0.061354">
                <text:p>0.06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6.467309">
                <text:p>426.467309</text:p>
              </table:table-cell>
              <table:table-cell office:value-type="float" office:value="0.063802">
                <text:p>0.06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1.056607">
                <text:p>431.056607</text:p>
              </table:table-cell>
              <table:table-cell office:value-type="float" office:value="0.065609">
                <text:p>0.065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3.874527">
                <text:p>433.874527</text:p>
              </table:table-cell>
              <table:table-cell office:value-type="float" office:value="0.067346">
                <text:p>0.067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7.085793">
                <text:p>437.085793</text:p>
              </table:table-cell>
              <table:table-cell office:value-type="float" office:value="0.06872">
                <text:p>0.06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1.01006">
                <text:p>441.01006</text:p>
              </table:table-cell>
              <table:table-cell office:value-type="float" office:value="0.069481">
                <text:p>0.069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4.195614">
                <text:p>444.195614</text:p>
              </table:table-cell>
              <table:table-cell office:value-type="float" office:value="0.069885">
                <text:p>0.069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7.678687">
                <text:p>447.678687</text:p>
              </table:table-cell>
              <table:table-cell office:value-type="float" office:value="0.070049">
                <text:p>0.07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1.601106">
                <text:p>451.601106</text:p>
              </table:table-cell>
              <table:table-cell office:value-type="float" office:value="0.069766">
                <text:p>0.069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5.542645">
                <text:p>455.542645</text:p>
              </table:table-cell>
              <table:table-cell office:value-type="float" office:value="0.069124">
                <text:p>0.069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9.424258">
                <text:p>459.424258</text:p>
              </table:table-cell>
              <table:table-cell office:value-type="float" office:value="0.067931">
                <text:p>0.067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2.695456">
                <text:p>462.695456</text:p>
              </table:table-cell>
              <table:table-cell office:value-type="float" office:value="0.066345">
                <text:p>0.066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6.475463">
                <text:p>466.475463</text:p>
              </table:table-cell>
              <table:table-cell office:value-type="float" office:value="0.064583">
                <text:p>0.06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0.334215">
                <text:p>470.334215</text:p>
              </table:table-cell>
              <table:table-cell office:value-type="float" office:value="0.062437">
                <text:p>0.062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4.383175">
                <text:p>474.383175</text:p>
              </table:table-cell>
              <table:table-cell office:value-type="float" office:value="0.059744">
                <text:p>0.059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8.510356">
                <text:p>478.510356</text:p>
              </table:table-cell>
              <table:table-cell office:value-type="float" office:value="0.05681">
                <text:p>0.05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2.311919">
                <text:p>482.311919</text:p>
              </table:table-cell>
              <table:table-cell office:value-type="float" office:value="0.05376">
                <text:p>0.0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5.38429">
                <text:p>485.38429</text:p>
              </table:table-cell>
              <table:table-cell office:value-type="float" office:value="0.050469">
                <text:p>0.050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9.941411">
                <text:p>489.941411</text:p>
              </table:table-cell>
              <table:table-cell office:value-type="float" office:value="0.04707">
                <text:p>0.0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2.369415">
                <text:p>492.369415</text:p>
              </table:table-cell>
              <table:table-cell office:value-type="float" office:value="0.043488">
                <text:p>0.04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6.201658">
                <text:p>496.201658</text:p>
              </table:table-cell>
              <table:table-cell office:value-type="float" office:value="0.040219">
                <text:p>0.040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9.504403">
                <text:p>499.504403</text:p>
              </table:table-cell>
              <table:table-cell office:value-type="float" office:value="0.036848">
                <text:p>0.036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3.532258">
                <text:p>503.532258</text:p>
              </table:table-cell>
              <table:table-cell office:value-type="float" office:value="0.033894">
                <text:p>0.03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6.659456">
                <text:p>506.659456</text:p>
              </table:table-cell>
              <table:table-cell office:value-type="float" office:value="0.031197">
                <text:p>0.03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1.138639">
                <text:p>511.138639</text:p>
              </table:table-cell>
              <table:table-cell office:value-type="float" office:value="0.028999">
                <text:p>0.02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3.692316">
                <text:p>513.692316</text:p>
              </table:table-cell>
              <table:table-cell office:value-type="float" office:value="0.027234">
                <text:p>0.02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8.428247">
                <text:p>518.428247</text:p>
              </table:table-cell>
              <table:table-cell office:value-type="float" office:value="0.026049">
                <text:p>0.026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2.115526">
                <text:p>522.115526</text:p>
              </table:table-cell>
              <table:table-cell office:value-type="float" office:value="0.025306">
                <text:p>0.02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4.826999">
                <text:p>524.826999</text:p>
              </table:table-cell>
              <table:table-cell office:value-type="float" office:value="0.025243">
                <text:p>0.025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9.163662">
                <text:p>529.163662</text:p>
              </table:table-cell>
              <table:table-cell office:value-type="float" office:value="0.025685">
                <text:p>0.02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2.670297">
                <text:p>532.670297</text:p>
              </table:table-cell>
              <table:table-cell office:value-type="float" office:value="0.026668">
                <text:p>0.02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36.948717">
                <text:p>536.948717</text:p>
              </table:table-cell>
              <table:table-cell office:value-type="float" office:value="0.028147">
                <text:p>0.028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0.578204">
                <text:p>540.578204</text:p>
              </table:table-cell>
              <table:table-cell office:value-type="float" office:value="0.03026">
                <text:p>0.03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4.468312">
                <text:p>544.468312</text:p>
              </table:table-cell>
              <table:table-cell office:value-type="float" office:value="0.032739">
                <text:p>0.032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8.26027">
                <text:p>548.26027</text:p>
              </table:table-cell>
              <table:table-cell office:value-type="float" office:value="0.035624">
                <text:p>0.035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1.640004">
                <text:p>551.640004</text:p>
              </table:table-cell>
              <table:table-cell office:value-type="float" office:value="0.03877">
                <text:p>0.03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5.142362">
                <text:p>555.142362</text:p>
              </table:table-cell>
              <table:table-cell office:value-type="float" office:value="0.042195">
                <text:p>0.04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9.52001">
                <text:p>559.52001</text:p>
              </table:table-cell>
              <table:table-cell office:value-type="float" office:value="0.045811">
                <text:p>0.045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62.954917">
                <text:p>562.954917</text:p>
              </table:table-cell>
              <table:table-cell office:value-type="float" office:value="0.049151">
                <text:p>0.04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6.293519">
                <text:p>566.293519</text:p>
              </table:table-cell>
              <table:table-cell office:value-type="float" office:value="0.052452">
                <text:p>0.05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69.844374">
                <text:p>569.844374</text:p>
              </table:table-cell>
              <table:table-cell office:value-type="float" office:value="0.055737">
                <text:p>0.055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4.028718">
                <text:p>574.028718</text:p>
              </table:table-cell>
              <table:table-cell office:value-type="float" office:value="0.058694">
                <text:p>0.058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77.37391">
                <text:p>577.37391</text:p>
              </table:table-cell>
              <table:table-cell office:value-type="float" office:value="0.061474">
                <text:p>0.06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1.221899">
                <text:p>581.221899</text:p>
              </table:table-cell>
              <table:table-cell office:value-type="float" office:value="0.063831">
                <text:p>0.06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85.330498">
                <text:p>585.330498</text:p>
              </table:table-cell>
              <table:table-cell office:value-type="float" office:value="0.065894">
                <text:p>0.065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88.706689">
                <text:p>588.706689</text:p>
              </table:table-cell>
              <table:table-cell office:value-type="float" office:value="0.067607">
                <text:p>0.067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2.152347">
                <text:p>592.152347</text:p>
              </table:table-cell>
              <table:table-cell office:value-type="float" office:value="0.06893">
                <text:p>0.06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5.809704">
                <text:p>595.809704</text:p>
              </table:table-cell>
              <table:table-cell office:value-type="float" office:value="0.069835">
                <text:p>0.069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0.905564">
                <text:p>600.905564</text:p>
              </table:table-cell>
              <table:table-cell office:value-type="float" office:value="0.070346">
                <text:p>0.070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04.323858">
                <text:p>604.323858</text:p>
              </table:table-cell>
              <table:table-cell office:value-type="float" office:value="0.070354">
                <text:p>0.070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8.73161">
                <text:p>608.73161</text:p>
              </table:table-cell>
              <table:table-cell office:value-type="float" office:value="0.070076">
                <text:p>0.070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1.300816">
                <text:p>611.300816</text:p>
              </table:table-cell>
              <table:table-cell office:value-type="float" office:value="0.069215">
                <text:p>0.069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6.755962">
                <text:p>616.755962</text:p>
              </table:table-cell>
              <table:table-cell office:value-type="float" office:value="0.068111">
                <text:p>0.068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0.058044">
                <text:p>620.058044</text:p>
              </table:table-cell>
              <table:table-cell office:value-type="float" office:value="0.066434">
                <text:p>0.06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2.25143">
                <text:p>622.25143</text:p>
              </table:table-cell>
              <table:table-cell office:value-type="float" office:value="0.064251">
                <text:p>0.06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8.003693">
                <text:p>628.003693</text:p>
              </table:table-cell>
              <table:table-cell office:value-type="float" office:value="0.061866">
                <text:p>0.06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0.126446">
                <text:p>630.126446</text:p>
              </table:table-cell>
              <table:table-cell office:value-type="float" office:value="0.059239">
                <text:p>0.059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3.478299">
                <text:p>633.478299</text:p>
              </table:table-cell>
              <table:table-cell office:value-type="float" office:value="0.056123">
                <text:p>0.056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7.886018">
                <text:p>637.886018</text:p>
              </table:table-cell>
              <table:table-cell office:value-type="float" office:value="0.052642">
                <text:p>0.05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41.529152">
                <text:p>641.529152</text:p>
              </table:table-cell>
              <table:table-cell office:value-type="float" office:value="0.049237">
                <text:p>0.04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46.303595">
                <text:p>646.303595</text:p>
              </table:table-cell>
              <table:table-cell office:value-type="float" office:value="0.045858">
                <text:p>0.04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48.994486">
                <text:p>648.994486</text:p>
              </table:table-cell>
              <table:table-cell office:value-type="float" office:value="0.042421">
                <text:p>0.042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3.487427">
                <text:p>653.487427</text:p>
              </table:table-cell>
              <table:table-cell office:value-type="float" office:value="0.038957">
                <text:p>0.03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57.230604">
                <text:p>657.230604</text:p>
              </table:table-cell>
              <table:table-cell office:value-type="float" office:value="0.035797">
                <text:p>0.035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59.35558">
                <text:p>659.35558</text:p>
              </table:table-cell>
              <table:table-cell office:value-type="float" office:value="0.032953">
                <text:p>0.032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4.90586">
                <text:p>664.90586</text:p>
              </table:table-cell>
              <table:table-cell office:value-type="float" office:value="0.030351">
                <text:p>0.030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7.504269">
                <text:p>667.504269</text:p>
              </table:table-cell>
              <table:table-cell office:value-type="float" office:value="0.028301">
                <text:p>0.028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2.044907">
                <text:p>672.044907</text:p>
              </table:table-cell>
              <table:table-cell office:value-type="float" office:value="0.026795">
                <text:p>0.026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.802163">
                <text:p>675.802163</text:p>
              </table:table-cell>
              <table:table-cell office:value-type="float" office:value="0.025713">
                <text:p>0.025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9.864033">
                <text:p>679.864033</text:p>
              </table:table-cell>
              <table:table-cell office:value-type="float" office:value="0.025177">
                <text:p>0.025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3.989359">
                <text:p>683.989359</text:p>
              </table:table-cell>
              <table:table-cell office:value-type="float" office:value="0.025278">
                <text:p>0.02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6.332454">
                <text:p>686.332454</text:p>
              </table:table-cell>
              <table:table-cell office:value-type="float" office:value="0.025923">
                <text:p>0.025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8.579513">
                <text:p>688.579513</text:p>
              </table:table-cell>
              <table:table-cell office:value-type="float" office:value="0.027147">
                <text:p>0.027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3.295741">
                <text:p>693.295741</text:p>
              </table:table-cell>
              <table:table-cell office:value-type="float" office:value="0.028801">
                <text:p>0.028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6.383365">
                <text:p>696.383365</text:p>
              </table:table-cell>
              <table:table-cell office:value-type="float" office:value="0.030843">
                <text:p>0.030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1.971002">
                <text:p>701.971002</text:p>
              </table:table-cell>
              <table:table-cell office:value-type="float" office:value="0.03339">
                <text:p>0.0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5.353833">
                <text:p>705.353833</text:p>
              </table:table-cell>
              <table:table-cell office:value-type="float" office:value="0.036461">
                <text:p>0.036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8.046074">
                <text:p>708.046074</text:p>
              </table:table-cell>
              <table:table-cell office:value-type="float" office:value="0.039597">
                <text:p>0.039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2.174757">
                <text:p>712.174757</text:p>
              </table:table-cell>
              <table:table-cell office:value-type="float" office:value="0.042788">
                <text:p>0.04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4.392957">
                <text:p>714.392957</text:p>
              </table:table-cell>
              <table:table-cell office:value-type="float" office:value="0.046286">
                <text:p>0.046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8.892433">
                <text:p>718.892433</text:p>
              </table:table-cell>
              <table:table-cell office:value-type="float" office:value="0.049802">
                <text:p>0.049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4.52002">
                <text:p>724.52002</text:p>
              </table:table-cell>
              <table:table-cell office:value-type="float" office:value="0.052912">
                <text:p>0.05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5.643849">
                <text:p>725.643849</text:p>
              </table:table-cell>
              <table:table-cell office:value-type="float" office:value="0.056071">
                <text:p>0.056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0.120523">
                <text:p>730.120523</text:p>
              </table:table-cell>
              <table:table-cell office:value-type="float" office:value="0.058943">
                <text:p>0.058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3.588846">
                <text:p>733.588846</text:p>
              </table:table-cell>
              <table:table-cell office:value-type="float" office:value="0.06169">
                <text:p>0.06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8.199896">
                <text:p>738.199896</text:p>
              </table:table-cell>
              <table:table-cell office:value-type="float" office:value="0.063933">
                <text:p>0.063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1.60526">
                <text:p>741.60526</text:p>
              </table:table-cell>
              <table:table-cell office:value-type="float" office:value="0.065774">
                <text:p>0.065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46.05918">
                <text:p>746.05918</text:p>
              </table:table-cell>
              <table:table-cell office:value-type="float" office:value="0.067329">
                <text:p>0.067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9.190309">
                <text:p>749.190309</text:p>
              </table:table-cell>
              <table:table-cell office:value-type="float" office:value="0.068621">
                <text:p>0.068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3.702449">
                <text:p>753.702449</text:p>
              </table:table-cell>
              <table:table-cell office:value-type="float" office:value="0.069372">
                <text:p>0.06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7.305432">
                <text:p>757.305432</text:p>
              </table:table-cell>
              <table:table-cell office:value-type="float" office:value="0.069845">
                <text:p>0.06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0.765911">
                <text:p>760.765911</text:p>
              </table:table-cell>
              <table:table-cell office:value-type="float" office:value="0.069816">
                <text:p>0.06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5.820724">
                <text:p>765.820724</text:p>
              </table:table-cell>
              <table:table-cell office:value-type="float" office:value="0.06936">
                <text:p>0.06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8.245981">
                <text:p>768.245981</text:p>
              </table:table-cell>
              <table:table-cell office:value-type="float" office:value="0.068479">
                <text:p>0.068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1.965481">
                <text:p>771.965481</text:p>
              </table:table-cell>
              <table:table-cell office:value-type="float" office:value="0.067204">
                <text:p>0.067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76.07586">
                <text:p>776.07586</text:p>
              </table:table-cell>
              <table:table-cell office:value-type="float" office:value="0.065486">
                <text:p>0.065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8.497618">
                <text:p>778.497618</text:p>
              </table:table-cell>
              <table:table-cell office:value-type="float" office:value="0.063382">
                <text:p>0.06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3.943224">
                <text:p>783.943224</text:p>
              </table:table-cell>
              <table:table-cell office:value-type="float" office:value="0.060705">
                <text:p>0.06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7.341217">
                <text:p>787.341217</text:p>
              </table:table-cell>
              <table:table-cell office:value-type="float" office:value="0.057979">
                <text:p>0.057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92.921741">
                <text:p>792.921741</text:p>
              </table:table-cell>
              <table:table-cell office:value-type="float" office:value="0.054875">
                <text:p>0.05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95.401329">
                <text:p>795.401329</text:p>
              </table:table-cell>
              <table:table-cell office:value-type="float" office:value="0.051484">
                <text:p>0.05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98.615479">
                <text:p>798.615479</text:p>
              </table:table-cell>
              <table:table-cell office:value-type="float" office:value="0.047999">
                <text:p>0.04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3.03353">
                <text:p>803.03353</text:p>
              </table:table-cell>
              <table:table-cell office:value-type="float" office:value="0.044464">
                <text:p>0.044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6.501049">
                <text:p>806.501049</text:p>
              </table:table-cell>
              <table:table-cell office:value-type="float" office:value="0.041015">
                <text:p>0.04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9.817993">
                <text:p>809.817993</text:p>
              </table:table-cell>
              <table:table-cell office:value-type="float" office:value="0.037702">
                <text:p>0.03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5.388924">
                <text:p>815.388924</text:p>
              </table:table-cell>
              <table:table-cell office:value-type="float" office:value="0.034578">
                <text:p>0.03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7.635175">
                <text:p>817.635175</text:p>
              </table:table-cell>
              <table:table-cell office:value-type="float" office:value="0.031756">
                <text:p>0.03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2.126675">
                <text:p>822.126675</text:p>
              </table:table-cell>
              <table:table-cell office:value-type="float" office:value="0.029486">
                <text:p>0.029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23.71686">
                <text:p>823.71686</text:p>
              </table:table-cell>
              <table:table-cell office:value-type="float" office:value="0.027621">
                <text:p>0.027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7.777149">
                <text:p>827.777149</text:p>
              </table:table-cell>
              <table:table-cell office:value-type="float" office:value="0.02621">
                <text:p>0.02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2.303906">
                <text:p>832.303906</text:p>
              </table:table-cell>
              <table:table-cell office:value-type="float" office:value="0.025312">
                <text:p>0.02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4.994711">
                <text:p>834.994711</text:p>
              </table:table-cell>
              <table:table-cell office:value-type="float" office:value="0.025059">
                <text:p>0.025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0.111018">
                <text:p>840.111018</text:p>
              </table:table-cell>
              <table:table-cell office:value-type="float" office:value="0.025394">
                <text:p>0.025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43.4826">
                <text:p>843.4826</text:p>
              </table:table-cell>
              <table:table-cell office:value-type="float" office:value="0.026184">
                <text:p>0.02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47.113533">
                <text:p>847.113533</text:p>
              </table:table-cell>
              <table:table-cell office:value-type="float" office:value="0.027522">
                <text:p>0.027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49.263915">
                <text:p>849.263915</text:p>
              </table:table-cell>
              <table:table-cell office:value-type="float" office:value="0.029383">
                <text:p>0.02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54.895496">
                <text:p>854.895496</text:p>
              </table:table-cell>
              <table:table-cell office:value-type="float" office:value="0.031791">
                <text:p>0.031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8.03947">
                <text:p>858.03947</text:p>
              </table:table-cell>
              <table:table-cell office:value-type="float" office:value="0.034552">
                <text:p>0.03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62.529418">
                <text:p>862.529418</text:p>
              </table:table-cell>
              <table:table-cell office:value-type="float" office:value="0.03743">
                <text:p>0.03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5.940201">
                <text:p>865.940201</text:p>
              </table:table-cell>
              <table:table-cell office:value-type="float" office:value="0.040797">
                <text:p>0.040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69.304054">
                <text:p>869.304054</text:p>
              </table:table-cell>
              <table:table-cell office:value-type="float" office:value="0.044285">
                <text:p>0.04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3.762145">
                <text:p>873.762145</text:p>
              </table:table-cell>
              <table:table-cell office:value-type="float" office:value="0.047773">
                <text:p>0.047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8.239392">
                <text:p>878.239392</text:p>
              </table:table-cell>
              <table:table-cell office:value-type="float" office:value="0.051138">
                <text:p>0.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81.615206">
                <text:p>881.615206</text:p>
              </table:table-cell>
              <table:table-cell office:value-type="float" office:value="0.054305">
                <text:p>0.054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3.895719">
                <text:p>883.895719</text:p>
              </table:table-cell>
              <table:table-cell office:value-type="float" office:value="0.057512">
                <text:p>0.057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9.461201">
                <text:p>889.461201</text:p>
              </table:table-cell>
              <table:table-cell office:value-type="float" office:value="0.060324">
                <text:p>0.060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.804595">
                <text:p>891.804595</text:p>
              </table:table-cell>
              <table:table-cell office:value-type="float" office:value="0.06264">
                <text:p>0.06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5.295381">
                <text:p>895.295381</text:p>
              </table:table-cell>
              <table:table-cell office:value-type="float" office:value="0.064913">
                <text:p>0.06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9.647741">
                <text:p>899.647741</text:p>
              </table:table-cell>
              <table:table-cell office:value-type="float" office:value="0.066867">
                <text:p>0.066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2.983371">
                <text:p>902.983371</text:p>
              </table:table-cell>
              <table:table-cell office:value-type="float" office:value="0.068367">
                <text:p>0.068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6.374574">
                <text:p>906.374574</text:p>
              </table:table-cell>
              <table:table-cell office:value-type="float" office:value="0.069364">
                <text:p>0.069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9.879388">
                <text:p>909.879388</text:p>
              </table:table-cell>
              <table:table-cell office:value-type="float" office:value="0.070162">
                <text:p>0.070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14.185165">
                <text:p>914.185165</text:p>
              </table:table-cell>
              <table:table-cell office:value-type="float" office:value="0.070463">
                <text:p>0.07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17.550917">
                <text:p>917.550917</text:p>
              </table:table-cell>
              <table:table-cell office:value-type="float" office:value="0.070352">
                <text:p>0.070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21.032907">
                <text:p>921.032907</text:p>
              </table:table-cell>
              <table:table-cell office:value-type="float" office:value="0.069683">
                <text:p>0.069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24.342167">
                <text:p>924.342167</text:p>
              </table:table-cell>
              <table:table-cell office:value-type="float" office:value="0.068729">
                <text:p>0.06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28.765177">
                <text:p>928.765177</text:p>
              </table:table-cell>
              <table:table-cell office:value-type="float" office:value="0.067393">
                <text:p>0.067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33.261775">
                <text:p>933.261775</text:p>
              </table:table-cell>
              <table:table-cell office:value-type="float" office:value="0.065531">
                <text:p>0.065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6.632698">
                <text:p>936.632698</text:p>
              </table:table-cell>
              <table:table-cell office:value-type="float" office:value="0.063331">
                <text:p>0.063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.894114">
                <text:p>940.894114</text:p>
              </table:table-cell>
              <table:table-cell office:value-type="float" office:value="0.060799">
                <text:p>0.060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44.520127">
                <text:p>944.520127</text:p>
              </table:table-cell>
              <table:table-cell office:value-type="float" office:value="0.057835">
                <text:p>0.057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47.909049">
                <text:p>947.909049</text:p>
              </table:table-cell>
              <table:table-cell office:value-type="float" office:value="0.054578">
                <text:p>0.054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52.348715">
                <text:p>952.348715</text:p>
              </table:table-cell>
              <table:table-cell office:value-type="float" office:value="0.051116">
                <text:p>0.05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6.822166">
                <text:p>956.822166</text:p>
              </table:table-cell>
              <table:table-cell office:value-type="float" office:value="0.047553">
                <text:p>0.04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59.156552">
                <text:p>959.156552</text:p>
              </table:table-cell>
              <table:table-cell office:value-type="float" office:value="0.043914">
                <text:p>0.043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63.622613">
                <text:p>963.622613</text:p>
              </table:table-cell>
              <table:table-cell office:value-type="float" office:value="0.040282">
                <text:p>0.040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7.229633">
                <text:p>967.229633</text:p>
              </table:table-cell>
              <table:table-cell office:value-type="float" office:value="0.036963">
                <text:p>0.036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0.340881">
                <text:p>970.340881</text:p>
              </table:table-cell>
              <table:table-cell office:value-type="float" office:value="0.033877">
                <text:p>0.033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74.887209">
                <text:p>974.887209</text:p>
              </table:table-cell>
              <table:table-cell office:value-type="float" office:value="0.031174">
                <text:p>0.03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78.549058">
                <text:p>978.549058</text:p>
              </table:table-cell>
              <table:table-cell office:value-type="float" office:value="0.028976">
                <text:p>0.02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2.768154">
                <text:p>982.768154</text:p>
              </table:table-cell>
              <table:table-cell office:value-type="float" office:value="0.027262">
                <text:p>0.027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86.156877">
                <text:p>986.156877</text:p>
              </table:table-cell>
              <table:table-cell office:value-type="float" office:value="0.026121">
                <text:p>0.026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0.524719">
                <text:p>990.524719</text:p>
              </table:table-cell>
              <table:table-cell office:value-type="float" office:value="0.025431">
                <text:p>0.025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5.015196">
                <text:p>995.015196</text:p>
              </table:table-cell>
              <table:table-cell office:value-type="float" office:value="0.025323">
                <text:p>0.02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8.334266">
                <text:p>998.334266</text:p>
              </table:table-cell>
              <table:table-cell office:value-type="float" office:value="0.025735">
                <text:p>0.025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.684487">
                <text:p>1000.684487</text:p>
              </table:table-cell>
              <table:table-cell office:value-type="float" office:value="0.026805">
                <text:p>0.026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5.14108">
                <text:p>1005.14108</text:p>
              </table:table-cell>
              <table:table-cell office:value-type="float" office:value="0.028294">
                <text:p>0.028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8.554837">
                <text:p>1008.554837</text:p>
              </table:table-cell>
              <table:table-cell office:value-type="float" office:value="0.030271">
                <text:p>0.030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3.030367">
                <text:p>1013.030367</text:p>
              </table:table-cell>
              <table:table-cell office:value-type="float" office:value="0.032701">
                <text:p>0.03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6.35805">
                <text:p>1016.35805</text:p>
              </table:table-cell>
              <table:table-cell office:value-type="float" office:value="0.035498">
                <text:p>0.03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8.765043">
                <text:p>1018.765043</text:p>
              </table:table-cell>
              <table:table-cell office:value-type="float" office:value="0.038596">
                <text:p>0.038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24.245857">
                <text:p>1024.245857</text:p>
              </table:table-cell>
              <table:table-cell office:value-type="float" office:value="0.041846">
                <text:p>0.04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7.61805">
                <text:p>1027.61805</text:p>
              </table:table-cell>
              <table:table-cell office:value-type="float" office:value="0.045407">
                <text:p>0.045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31.01644">
                <text:p>1031.01644</text:p>
              </table:table-cell>
              <table:table-cell office:value-type="float" office:value="0.048854">
                <text:p>0.048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34.392603">
                <text:p>1034.392603</text:p>
              </table:table-cell>
              <table:table-cell office:value-type="float" office:value="0.052311">
                <text:p>0.052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38.881067">
                <text:p>1038.881067</text:p>
              </table:table-cell>
              <table:table-cell office:value-type="float" office:value="0.055554">
                <text:p>0.055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42.2414">
                <text:p>1042.2414</text:p>
              </table:table-cell>
              <table:table-cell office:value-type="float" office:value="0.058495">
                <text:p>0.05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45.59728">
                <text:p>1045.59728</text:p>
              </table:table-cell>
              <table:table-cell office:value-type="float" office:value="0.061105">
                <text:p>0.06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48.998367">
                <text:p>1048.998367</text:p>
              </table:table-cell>
              <table:table-cell office:value-type="float" office:value="0.063732">
                <text:p>0.063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53.478957">
                <text:p>1053.478957</text:p>
              </table:table-cell>
              <table:table-cell office:value-type="float" office:value="0.065661">
                <text:p>0.06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56.969877">
                <text:p>1056.969877</text:p>
              </table:table-cell>
              <table:table-cell office:value-type="float" office:value="0.067394">
                <text:p>0.067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1.34398">
                <text:p>1061.34398</text:p>
              </table:table-cell>
              <table:table-cell office:value-type="float" office:value="0.068613">
                <text:p>0.068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3.70813">
                <text:p>1063.70813</text:p>
              </table:table-cell>
              <table:table-cell office:value-type="float" office:value="0.069402">
                <text:p>0.06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2.04949">
                <text:p>1062.04949</text:p>
              </table:table-cell>
              <table:table-cell office:value-type="float" office:value="0.068757">
                <text:p>0.06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58.056767">
                <text:p>1058.056767</text:p>
              </table:table-cell>
              <table:table-cell office:value-type="float" office:value="0.067683">
                <text:p>0.067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54.63483">
                <text:p>1054.63483</text:p>
              </table:table-cell>
              <table:table-cell office:value-type="float" office:value="0.066388">
                <text:p>0.066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51.209887">
                <text:p>1051.209887</text:p>
              </table:table-cell>
              <table:table-cell office:value-type="float" office:value="0.064482">
                <text:p>0.06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7.844473">
                <text:p>1047.844473</text:p>
              </table:table-cell>
              <table:table-cell office:value-type="float" office:value="0.062257">
                <text:p>0.06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43.357943">
                <text:p>1043.357943</text:p>
              </table:table-cell>
              <table:table-cell office:value-type="float" office:value="0.059657">
                <text:p>0.05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39.98298">
                <text:p>1039.98298</text:p>
              </table:table-cell>
              <table:table-cell office:value-type="float" office:value="0.056924">
                <text:p>0.056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6.621127">
                <text:p>1036.621127</text:p>
              </table:table-cell>
              <table:table-cell office:value-type="float" office:value="0.053766">
                <text:p>0.0537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